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30.71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5.906cm"/>
    </style:style>
    <style:style style:name="co6" style:family="table-column">
      <style:table-column-properties fo:break-before="auto" style:column-width="0.931cm"/>
    </style:style>
    <style:style style:name="co7" style:family="table-column">
      <style:table-column-properties fo:break-before="auto" style:column-width="29.774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6.077cm"/>
    </style:style>
    <style:style style:name="co10" style:family="table-column">
      <style:table-column-properties fo:break-before="auto" style:column-width="4.36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5.046cm"/>
    </style:style>
    <style:style style:name="co13" style:family="table-column">
      <style:table-column-properties fo:break-before="auto" style:column-width="26.25cm"/>
    </style:style>
    <style:style style:name="co14" style:family="table-column">
      <style:table-column-properties fo:break-before="auto" style:column-width="6.198cm"/>
    </style:style>
    <style:style style:name="co15" style:family="table-column">
      <style:table-column-properties fo:break-before="auto" style:column-width="20.091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8.712cm"/>
    </style:style>
    <style:style style:name="co19" style:family="table-column">
      <style:table-column-properties fo:break-before="auto" style:column-width="0.907cm"/>
    </style:style>
    <style:style style:name="co20" style:family="table-column">
      <style:table-column-properties fo:break-before="auto" style:column-width="18.648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8.102cm"/>
    </style:style>
    <style:style style:name="co23" style:family="table-column">
      <style:table-column-properties fo:break-before="auto" style:column-width="2.108cm"/>
    </style:style>
    <style:style style:name="co24" style:family="table-column">
      <style:table-column-properties fo:break-before="auto" style:column-width="5.161cm"/>
    </style:style>
    <style:style style:name="co25" style:family="table-column">
      <style:table-column-properties fo:break-before="auto" style:column-width="9.296cm"/>
    </style:style>
    <style:style style:name="co26" style:family="table-column">
      <style:table-column-properties fo:break-before="auto" style:column-width="13.042cm"/>
    </style:style>
    <style:style style:name="co27" style:family="table-column">
      <style:table-column-properties fo:break-before="auto" style:column-width="8.38cm"/>
    </style:style>
    <style:style style:name="co28" style:family="table-column">
      <style:table-column-properties fo:break-before="auto" style:column-width="1.692cm"/>
    </style:style>
    <style:style style:name="co29" style:family="table-column">
      <style:table-column-properties fo:break-before="auto" style:column-width="14.596cm"/>
    </style:style>
    <style:style style:name="co30" style:family="table-column">
      <style:table-column-properties fo:break-before="auto" style:column-width="14.48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1.526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1.879cm" fo:break-before="auto" style:use-optimal-row-height="fals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926cm" fo:break-before="auto" style:use-optimal-row-height="false"/>
    </style:style>
    <style:style style:name="ro17" style:family="table-row">
      <style:table-row-properties style:row-height="1.535cm" fo:break-before="auto" style:use-optimal-row-height="false"/>
    </style:style>
    <style:style style:name="ro18" style:family="table-row">
      <style:table-row-properties style:row-height="1.508cm" fo:break-before="auto" style:use-optimal-row-height="false"/>
    </style:style>
    <style:style style:name="ro19" style:family="table-row">
      <style:table-row-properties style:row-height="1.64cm" fo:break-before="auto" style:use-optimal-row-height="false"/>
    </style:style>
    <style:style style:name="ro20" style:family="table-row">
      <style:table-row-properties style:row-height="1.005cm" fo:break-before="auto" style:use-optimal-row-height="false"/>
    </style:style>
    <style:style style:name="ro21" style:family="table-row">
      <style:table-row-properties style:row-height="1.446cm" fo:break-before="auto" style:use-optimal-row-height="false"/>
    </style:style>
    <style:style style:name="ro22" style:family="table-row">
      <style:table-row-properties style:row-height="1.296cm" fo:break-before="auto" style:use-optimal-row-height="false"/>
    </style:style>
    <style:style style:name="ro23" style:family="table-row">
      <style:table-row-properties style:row-height="1.614cm" fo:break-before="auto" style:use-optimal-row-height="false"/>
    </style:style>
    <style:style style:name="ro24" style:family="table-row">
      <style:table-row-properties style:row-height="1.27cm" fo:break-before="auto" style:use-optimal-row-height="false"/>
    </style:style>
    <style:style style:name="ro25" style:family="table-row">
      <style:table-row-properties style:row-height="1.236cm" fo:break-before="auto" style:use-optimal-row-height="false"/>
    </style:style>
    <style:style style:name="ro26" style:family="table-row">
      <style:table-row-properties style:row-height="1.104cm" fo:break-before="auto" style:use-optimal-row-height="false"/>
    </style:style>
    <style:style style:name="ro27" style:family="table-row">
      <style:table-row-properties style:row-height="1.131cm" fo:break-before="auto" style:use-optimal-row-height="false"/>
    </style:style>
    <style:style style:name="ro28" style:family="table-row">
      <style:table-row-properties style:row-height="1.138cm" fo:break-before="auto" style:use-optimal-row-height="false"/>
    </style:style>
    <style:style style:name="ro29" style:family="table-row">
      <style:table-row-properties style:row-height="0.794cm" fo:break-before="auto" style:use-optimal-row-height="false"/>
    </style:style>
    <style:style style:name="ro30" style:family="table-row">
      <style:table-row-properties style:row-height="1.085cm" fo:break-before="auto" style:use-optimal-row-height="false"/>
    </style:style>
    <style:style style:name="ro31" style:family="table-row">
      <style:table-row-properties style:row-height="1.349cm" fo:break-before="auto" style:use-optimal-row-height="false"/>
    </style:style>
    <style:style style:name="ro32" style:family="table-row">
      <style:table-row-properties style:row-height="2.08cm" fo:break-before="auto" style:use-optimal-row-height="false"/>
    </style:style>
    <style:style style:name="ro33" style:family="table-row">
      <style:table-row-properties style:row-height="1.184cm" fo:break-before="auto" style:use-optimal-row-height="false"/>
    </style:style>
    <style:style style:name="ro34" style:family="table-row">
      <style:table-row-properties style:row-height="0.947cm" fo:break-before="auto" style:use-optimal-row-height="false"/>
    </style:style>
    <style:style style:name="ro35" style:family="table-row">
      <style:table-row-properties style:row-height="0.847cm" fo:break-before="auto" style:use-optimal-row-height="false"/>
    </style:style>
    <style:style style:name="ro36" style:family="table-row">
      <style:table-row-properties style:row-height="0.979cm" fo:break-before="auto" style:use-optimal-row-height="false"/>
    </style:style>
    <style:style style:name="ro37" style:family="table-row">
      <style:table-row-properties style:row-height="1.217cm" fo:break-before="auto" style:use-optimal-row-height="false"/>
    </style:style>
    <style:style style:name="ro38" style:family="table-row">
      <style:table-row-properties style:row-height="1.032cm" fo:break-before="auto" style:use-optimal-row-height="false"/>
    </style:style>
    <style:style style:name="ro39" style:family="table-row">
      <style:table-row-properties style:row-height="0.582cm" fo:break-before="auto" style:use-optimal-row-height="false"/>
    </style:style>
    <style:style style:name="ro40" style:family="table-row">
      <style:table-row-properties style:row-height="1.369cm" fo:break-before="auto" style:use-optimal-row-height="false"/>
    </style:style>
    <style:style style:name="ro41" style:family="table-row">
      <style:table-row-properties style:row-height="1.263cm" fo:break-before="auto" style:use-optimal-row-height="false"/>
    </style:style>
    <style:style style:name="ro42" style:family="table-row">
      <style:table-row-properties style:row-height="0.894cm" fo:break-before="auto" style:use-optimal-row-height="false"/>
    </style:style>
    <style:style style:name="ro43" style:family="table-row">
      <style:table-row-properties style:row-height="0.868cm" fo:break-before="auto" style:use-optimal-row-height="false"/>
    </style:style>
    <style:style style:name="ro44" style:family="table-row">
      <style:table-row-properties style:row-height="0.9cm" fo:break-before="auto" style:use-optimal-row-height="false"/>
    </style:style>
    <style:style style:name="ro45" style:family="table-row">
      <style:table-row-properties style:row-height="0.82cm" fo:break-before="auto" style:use-optimal-row-height="false"/>
    </style:style>
    <style:style style:name="ro46" style:family="table-row">
      <style:table-row-properties style:row-height="1.111cm" fo:break-before="auto" style:use-optimal-row-height="false"/>
    </style:style>
    <style:style style:name="ro47" style:family="table-row">
      <style:table-row-properties style:row-height="1.289cm" fo:break-before="auto" style:use-optimal-row-height="false"/>
    </style:style>
    <style:style style:name="ro48" style:family="table-row">
      <style:table-row-properties style:row-height="0.661cm" fo:break-before="auto" style:use-optimal-row-height="false"/>
    </style:style>
    <style:style style:name="ro49" style:family="table-row">
      <style:table-row-properties style:row-height="0.873cm" fo:break-before="auto" style:use-optimal-row-height="false"/>
    </style:style>
    <style:style style:name="ro50" style:family="table-row">
      <style:table-row-properties style:row-height="0.767cm" fo:break-before="auto" style:use-optimal-row-height="false"/>
    </style:style>
    <style:style style:name="ro51" style:family="table-row">
      <style:table-row-properties style:row-height="0.609cm" fo:break-before="auto" style:use-optimal-row-height="false"/>
    </style:style>
    <style:style style:name="ro52" style:family="table-row">
      <style:table-row-properties style:row-height="1.323cm" fo:break-before="auto" style:use-optimal-row-height="false"/>
    </style:style>
    <style:style style:name="ro53" style:family="table-row">
      <style:table-row-properties style:row-height="1.429cm" fo:break-before="auto" style:use-optimal-row-height="false"/>
    </style:style>
    <style:style style:name="ro54" style:family="table-row">
      <style:table-row-properties style:row-height="1.711cm" fo:break-before="auto" style:use-optimal-row-height="false"/>
    </style:style>
    <style:style style:name="ro55" style:family="table-row">
      <style:table-row-properties style:row-height="1.376cm" fo:break-before="auto" style:use-optimal-row-height="false"/>
    </style:style>
    <style:style style:name="ro56" style:family="table-row">
      <style:table-row-properties style:row-height="0.947cm" fo:break-before="auto" style:use-optimal-row-height="true"/>
    </style:style>
    <style:style style:name="ro57" style:family="table-row">
      <style:table-row-properties style:row-height="1.762cm" fo:break-before="auto" style:use-optimal-row-height="false"/>
    </style:style>
    <style:style style:name="ro58" style:family="table-row">
      <style:table-row-properties style:row-height="1.894cm" fo:break-before="auto" style:use-optimal-row-height="false"/>
    </style:style>
    <style:style style:name="ro59" style:family="table-row">
      <style:table-row-properties style:row-height="1.164cm" fo:break-before="auto" style:use-optimal-row-height="false"/>
    </style:style>
    <style:style style:name="ro60" style:family="table-row">
      <style:table-row-properties style:row-height="1.667cm" fo:break-before="auto" style:use-optimal-row-height="false"/>
    </style:style>
    <style:style style:name="ro61" style:family="table-row">
      <style:table-row-properties style:row-height="1.316cm" fo:break-before="auto" style:use-optimal-row-height="false"/>
    </style:style>
    <style:style style:name="ro62" style:family="table-row">
      <style:table-row-properties style:row-height="1.579cm" fo:break-before="auto" style:use-optimal-row-height="false"/>
    </style:style>
    <style:style style:name="ro63" style:family="table-row">
      <style:table-row-properties style:row-height="1.402cm" fo:break-before="auto" style:use-optimal-row-height="false"/>
    </style:style>
    <style:style style:name="ro64" style:family="table-row">
      <style:table-row-properties style:row-height="1.191cm" fo:break-before="auto" style:use-optimal-row-height="false"/>
    </style:style>
    <style:style style:name="ro65" style:family="table-row">
      <style:table-row-properties style:row-height="1.455cm" fo:break-before="auto" style:use-optimal-row-height="false"/>
    </style:style>
    <style:style style:name="ro66" style:family="table-row">
      <style:table-row-properties style:row-height="1.244cm" fo:break-before="auto" style:use-optimal-row-height="false"/>
    </style:style>
    <style:style style:name="ro67" style:family="table-row">
      <style:table-row-properties style:row-height="1.773cm" fo:break-before="auto" style:use-optimal-row-height="false"/>
    </style:style>
    <style:style style:name="ro68" style:family="table-row">
      <style:table-row-properties style:row-height="1.482cm" fo:break-before="auto" style:use-optimal-row-height="false"/>
    </style:style>
    <style:style style:name="ro69" style:family="table-row">
      <style:table-row-properties style:row-height="2.143cm" fo:break-before="auto" style:use-optimal-row-height="false"/>
    </style:style>
    <style:style style:name="ro70" style:family="table-row">
      <style:table-row-properties style:row-height="2.434cm" fo:break-before="auto" style:use-optimal-row-height="false"/>
    </style:style>
    <style:style style:name="ro71" style:family="table-row">
      <style:table-row-properties style:row-height="2.461cm" fo:break-before="auto" style:use-optimal-row-height="false"/>
    </style:style>
    <style:style style:name="ro72" style:family="table-row">
      <style:table-row-properties style:row-height="2.605cm" fo:break-before="auto" style:use-optimal-row-height="false"/>
    </style:style>
    <style:style style:name="ro73" style:family="table-row">
      <style:table-row-properties style:row-height="0.815cm" fo:break-before="auto" style:use-optimal-row-height="false"/>
    </style:style>
    <style:style style:name="ro74" style:family="table-row">
      <style:table-row-properties style:row-height="0.762cm" fo:break-before="auto" style:use-optimal-row-height="false"/>
    </style:style>
    <style:style style:name="ro75" style:family="table-row">
      <style:table-row-properties style:row-height="0.658cm" fo:break-before="auto" style:use-optimal-row-height="false"/>
    </style:style>
    <style:style style:name="ro76" style:family="table-row">
      <style:table-row-properties style:row-height="1.053cm" fo:break-before="auto" style:use-optimal-row-height="false"/>
    </style:style>
    <style:style style:name="ro77" style:family="table-row">
      <style:table-row-properties style:row-height="0.841cm" fo:break-before="auto" style:use-optimal-row-height="false"/>
    </style:style>
    <style:style style:name="ro78" style:family="table-row">
      <style:table-row-properties style:row-height="0.974cm" fo:break-before="auto" style:use-optimal-row-height="false"/>
    </style:style>
    <style:style style:name="ro79" style:family="table-row">
      <style:table-row-properties style:row-height="0.684cm" fo:break-before="auto" style:use-optimal-row-height="false"/>
    </style:style>
    <style:style style:name="ta1" style:family="table" style:master-page-name="PageStyle_5f_Часть_20_1._20_Чек-лист_20_на_20_вёрстку">
      <style:table-properties table:display="true" style:writing-mode="lr-tb"/>
    </style:style>
    <style:style style:name="ta2" style:family="table" style:master-page-name="PageStyle_5f_Часть_20_1._20_Чек-лист_20_Способ_20_оплаты">
      <style:table-properties table:display="true" style:writing-mode="lr-tb"/>
    </style:style>
    <style:style style:name="ta3" style:family="table" style:master-page-name="PageStyle_5f_Часть_20_2._20_Чек-лист_20_на_20_Аэротакси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ffe5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ffe5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cc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38761d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ea4335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f8f8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cc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38761d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3f3f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Normal">
      <style:table-cell-properties fo:background-color="#ffe5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7b7b7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ackground-color="#4a86e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ffe5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38761d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b7b7b7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ext-properties fo:color="#00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ffe599" style:diagonal-bl-tr="none" style:diagonal-tl-br="none" fo:border="0.035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Excel_20_Built-in_20_Normal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#ffe5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ea43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e5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ea4335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ext-properties fo:color="#000000"/>
    </style:style>
    <style:style style:name="ce78" style:family="table-cell" style:parent-style-name="Excel_20_Built-in_20_Normal" style:data-style-name="N8100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Excel_20_Built-in_20_Normal" style:data-style-name="N8100">
      <style:table-cell-properties fo:background-color="#ffe599" style:diagonal-bl-tr="none" style:diagonal-tl-br="none" fo:border="0.035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 style:data-style-name="N8100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Excel_20_Built-in_20_Normal" style:data-style-name="N8100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Excel_20_Built-in_20_Normal">
      <style:table-cell-properties fo:background-color="#f1c232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7" style:family="table-cell" style:parent-style-name="Excel_20_Built-in_20_Normal">
      <style:text-properties fo:color="#ea4335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ea43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>
      <style:table-cell-properties fo:background-color="#b7b7b7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00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ea43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Normal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Excel_20_Built-in_20_Normal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20_Built-in_20_Normal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Excel_20_Built-in_20_Normal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Excel_20_Built-in_20_Normal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ea4335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Excel_20_Built-in_20_Normal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Excel_20_Built-in_20_Normal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Excel_20_Built-in_20_Normal">
      <style:table-cell-properties fo:background-color="#cccccc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1" style:family="table-cell" style:parent-style-name="Excel_20_Built-in_20_Normal">
      <style:table-cell-properties fo:background-color="#b7b7b7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2" style:family="table-cell" style:parent-style-name="Excel_20_Built-in_20_Normal">
      <style:table-cell-properties fo:background-color="#00ff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4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Excel_20_Built-in_20_Normal">
      <style:table-cell-properties fo:border-bottom="0.035cm solid #000000" fo:background-color="#ff99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Excel_20_Built-in_20_Normal">
      <style:table-cell-properties fo:border-bottom="0.035cm solid #000000" fo:background-color="#ff99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2" style:family="table-cell" style:parent-style-name="Excel_20_Built-in_20_Normal">
      <style:table-cell-properties fo:border-bottom="0.035cm solid #000000" fo:background-color="#ff99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38761d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Excel_20_Built-in_20_Normal">
      <style:table-cell-properties fo:border-bottom="0.035cm solid #000000" fo:background-color="#ff99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Excel_20_Built-in_20_Normal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6aa84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Excel_20_Built-in_20_Normal">
      <style:table-cell-properties fo:background-color="#ff990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Excel_20_Built-in_20_Normal">
      <style:table-cell-properties fo:background-color="#ff99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5" style:family="text">
      <style:text-properties fo:color="#ea4335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7" style:family="text">
      <style:text-properties fo:color="#99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'Чек-лист на вёрстку'.C5"/>
        <table:content-validation table:name="val2" table:condition="of:cell-content-is-in-list(&quot;PASSED&quot;;&quot;FAILED&quot;)" table:allow-empty-cell="true" table:display-list="unsorted" table:base-cell-address="'Чек-лист на вёрстку'.D5"/>
      </table:content-validations>
      <table:table table:name="Чек-лист на вёрстку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 table:number-columns-spanned="5" table:number-rows-spanned="1">
            <text:p>Чек-лист и результаты выполнения тестов: тестирование вёрстки</text:p>
          </table:table-cell>
          <table:covered-table-cell table:number-columns-repeated="4"/>
          <table:table-cell table:style-name="ce26" table:number-columns-repeated="4"/>
          <table:table-cell table:style-name="ce33"/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7"/>
          <table:table-cell table:style-name="ce33"/>
          <table:table-cell table:number-columns-repeated="1014"/>
        </table:table-row>
        <table:table-row table:style-name="ro2">
          <table:table-cell table:style-name="ce2" office:value-type="string">
            <text:p>№</text:p>
          </table:table-cell>
          <table:table-cell table:style-name="ce2" office:value-type="string">
            <text:p>Описание проверки</text:p>
          </table:table-cell>
          <table:table-cell table:style-name="ce18" office:value-type="string">
            <text:p>Яндекс.Браузер 800x600 ОС - WIN 10</text:p>
          </table:table-cell>
          <table:table-cell table:style-name="ce18" office:value-type="string">
            <text:p>Firefox, 1920x1080 ОС - WIN 10</text:p>
          </table:table-cell>
          <table:table-cell table:style-name="ce2" office:value-type="string">
            <text:p>Ссылка на баг-репорт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Тип курсора меняется при наведение с карты на форму бронирования</text:p>
          </table:table-cell>
          <table:table-cell table:style-name="ce19" office:value-type="string">
            <text:p>FAILED</text:p>
          </table:table-cell>
          <table:table-cell table:style-name="ce20" office:value-type="string">
            <text:p>PASSED</text:p>
          </table:table-cell>
          <table:table-cell table:style-name="ce21" office:value-type="string">
            <text:p><text:a xlink:href="https://tracker.yandex.ru/BUG-870106">https://tracker.yandex.ru/BUG-870106</text:a>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Клик по карте вне любых иконок не вызывает изменения верстки</text:p>
          </table:table-cell>
          <table:table-cell table:number-columns-repeated="2" table:style-name="ce20" office:value-type="string">
            <text:p>PASSED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Клик по области бронирования вне карты не вызывает изменения верстки</text:p>
          </table:table-cell>
          <table:table-cell table:style-name="ce19" office:value-type="string">
            <text:p>FAILED</text:p>
          </table:table-cell>
          <table:table-cell table:style-name="ce20" office:value-type="string">
            <text:p>PASSED</text:p>
          </table:table-cell>
          <table:table-cell table:style-name="ce23" office:value-type="string">
            <text:p><text:a xlink:href="https://tracker.yandex.ru/BUG-870161">https://tracker.yandex.ru/BUG-870161 </text:a></text:p>
          </table:table-cell>
          <table:table-cell table:style-name="ce27"/>
          <table:table-cell table:number-columns-repeated="101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Полоса прокрутки</text:p>
          </table:table-cell>
          <table:table-cell table:style-name="ce20" table:number-columns-repeated="2"/>
          <table:table-cell table:style-name="ce22"/>
          <table:table-cell table:style-name="ce27"/>
          <table:table-cell table:number-columns-repeated="101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>
            <text:p>Полоса прокрутки есть при раскрытии формы бронирования, если она не помещается на экране</text:p>
          </table:table-cell>
          <table:table-cell table:number-columns-repeated="2" table:style-name="ce20" office:value-type="string">
            <text:p>PASSED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6" office:value-type="string">
            <text:p>Можно двигаться по полосе прокрутки мышью, кнопками Page up и Page down, Home и End</text:p>
          </table:table-cell>
          <table:table-cell table:style-name="ce19" office:value-type="string">
            <text:p>FAILED</text:p>
          </table:table-cell>
          <table:table-cell table:style-name="ce20" office:value-type="string">
            <text:p>PASSED</text:p>
          </table:table-cell>
          <table:table-cell table:style-name="ce22" office:value-type="string">
            <text:p><text:a xlink:href="https://tracker.yandex.ru/BUG-870198">https://tracker.yandex.ru/BUG-870198 </text:a>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Полоса прокрутки формы бронирования одинаковая по размеру и цвету</text:p>
          </table:table-cell>
          <table:table-cell table:number-columns-repeated="2" table:style-name="ce20" office:value-type="string">
            <text:p>PASSE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8" office:value-type="string">
            <text:p>Блок выбора тарифа каршеринга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string">
            <text:p>Нажатие на блок выбора тарифа меняет блок с информацией о тарифе</text:p>
          </table:table-cell>
          <table:table-cell table:number-columns-repeated="2" table:style-name="ce20" office:value-type="string">
            <text:p>PASSE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Нажатие на блок выбора тарифа меняет фоновую подсветку</text:p>
          </table:table-cell>
          <table:table-cell table:number-columns-repeated="2" table:style-name="ce20" office:value-type="string">
            <text:p>PASSED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9" office:value-type="string">
            <text:p>Фоновая подсветка имеет серый цвет и заключена в ячейку с округлыми полям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9" office:value-type="string">
            <text:p>Шрифт названия тарифа и цены в активном состоянии черн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/>
          <table:table-cell table:style-name="ce19"/>
          <table:table-cell table:style-name="ce20"/>
          <table:table-cell table:number-columns-repeated="1016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Шрифт названия тарифа и цены в неактивном состоянии сер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1" office:value-type="string">
            <text:p>Форма Бронирования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9" office:value-type="string">
            <text:p>Форма бронирования заключена в ячейку с округлыми полям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 office:value-type="string">
            <text:p>В форме бронирования название автомобиля "Porsche 911" с большой буквы, черным цветом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9" office:value-type="string">
            <text:p>В форме бронирования орфография и пунктуация соблюдены. - Блеск, мощь, глянец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9" office:value-type="string">
            <text:p>В форме бронирования текст Блеск, мощь, глянец черн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string">
            <text:p>В форме бронирования текст Блеск, мощь, глянец начинается с заглавной буквы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9" office:value-type="string">
            <text:p>В форме бронирования текст Блеск, мощь, глянец выравнено по центру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9" office:value-type="string">
            <text:p>В форме бронирования текст Блеск, мощь, глянец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9" office:value-type="string">
            <text:p>В форме бронирования есть иконка пешехода рядом с указанием в минутах. 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0360">https://tracker.yandex.ru/BUG-870360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12" office:value-type="string">
            <text:p>В форме бронирования есть иконка пешехода серого цвета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0360">https://tracker.yandex.ru/BUG-870360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29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12" office:value-type="string">
            <text:p>В форме бронирования текст "n мин — 10 минут бесплатного ожидания" время "n мин" — не будет отображаться, если пользователь удалит адрес в поле «Откуда»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2680">https://tracker.yandex.ru/BUG-872680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9" office:value-type="string">
            <text:p>В форме бронирования текст "n мин — 10 минут бесплатного ожидания" сер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9" office:value-type="string">
            <text:p>В форме бронирования текст "n мин — 10 минут бесплатного ожидания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9" office:value-type="string">
            <text:p>В форме бронирования текст "n мин — 10 минут бесплатного ожидания" написан маленькими буквами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9" office:value-type="string">
            <text:p>В форме бронирования текст "n мин — 10 минут бесплатного ожидания" выравнен по центру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9" office:value-type="string">
            <text:p>В форме бронирования орфография и пунктуация соблюдены. "n мин — 10 минут бесплатного ожидания"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9" office:value-type="string">
            <text:p>В форме бронирования текст "n мин — 10 минут бесплатного ожидания" нет точек после мин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0420">https://tracker.yandex.ru/BUG-870420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9" office:value-type="string">
            <text:p>В форме бронирования отображается авто соответствующее тарифу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0472">https://tracker.yandex.ru/BUG-870472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9" office:value-type="string">
            <text:p>В форме бронирования текст "светомузыка - напитки для гостей" имеет серый цвет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9" office:value-type="string">
            <text:p>В форме бронирования текст "светомузыка - напитки для гостей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string">
            <text:p>В форме бронирования текст "светомузыка - напитки для гостей" выравнено по центру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9" office:value-type="string">
            <text:p>В форме бронирования текст "светомузыка - напитки для гостей" без заглавных букв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9" office:value-type="string">
            <text:p>В форме бронирования текст ниже картинки с авто написан с маленькой буквы и разделен пробелом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9" office:value-type="string">
            <text:p>В форме бронирования орфография и пунктуация соблюдены. "светомузыка - напитки для гостей"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9" office:value-type="string">
            <text:p>Стрелка возврата в окно начала бронирования нажимается и возвращает форму бронирования в выбор режим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13" office:value-type="string">
            <text:p>Поле ввода данных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10" office:value-type="string">
            <text:p>Поле «Добавить права» находится в рамке со скругленными углам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9" office:value-type="string">
            <text:p>Поле «Добавить права» отцентирован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10" office:value-type="string">
            <text:p>По умолчанию поле «Добавить права» не заполнено.</text:p>
          </table:table-cell>
          <table:table-cell table:style-name="ce20"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10" office:value-type="string">
            <text:p>В поле «Добавить права» цвет плейсхолдера серый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10" office:value-type="string">
            <text:p>В поле «Добавить права» шрифт плейсхолдера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10" office:value-type="string">
            <text:p>В поле «Добавить права» текст плейсхолдера выравнен по левому краю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10" office:value-type="string">
            <text:p>В поле «Добавить права» текст плейсхолдера начинается с большой буквы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10" office:value-type="string">
            <text:p>В поле«Добавить права» по правому краю стрелка 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0711">https://tracker.yandex.ru/BUG-870711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10" office:value-type="string">
            <text:p>В поле «Добавить права» по правому краю стрелка черного цвета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0711">https://tracker.yandex.ru/BUG-870711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10" office:value-type="string">
            <text:p>При нажатии на поле «Добавить права» появляется окно добавления прав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10" office:value-type="string">
            <text:p>После ввода данных в поле «Добавить права» появляется таймер на 30 секунд с последующим сообщением о результате верификации 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0759">https://tracker.yandex.ru/BUG-870759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10" office:value-type="string">
            <text:p>После прохождения верификации поле «Добавить права» подсвечивается зеленым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10" office:value-type="string">
            <text:p>После прохождения верификации поле «Добавить права» у правого края внутри поля появляется зелёная галочка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0724">https://tracker.yandex.ru/BUG-870724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10" office:value-type="string">
            <text:p>После прохождения верификации поле «Добавить права» меняет текст на "Права"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10" office:value-type="string">
            <text:p>После прохождения верификации поле измененный текст "Права" имеет черный цвет текста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10" office:value-type="string">
            <text:p>После прохождения верификации поле измененный текст "Права" начинается с большой буквы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10" office:value-type="string">
            <text:p>После прохождения верификации поле измененный текст "Права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10" office:value-type="string">
            <text:p>После прохождения верификации поле «Добавить права» редактировать данные невозможн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0" office:value-type="string">
            <text:p>Повторное добавление ВУ в поле «Добавить права» невозможн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10" office:value-type="string">
            <text:p>После прохождения верификации поле «Добавить права» не сбрасывается после переключения тариф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10" office:value-type="string">
            <text:p>Если верификация не пройдена, поле подсвечивается красным 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0759">https://tracker.yandex.ru/BUG-870759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10" office:value-type="string">
            <text:p>Если верификация не пройдена, <text:s/>у правого края внутри поля появляется красный крестик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0759">https://tracker.yandex.ru/BUG-870759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10" office:value-type="string">
            <text:p>Если верификация не пройдена, повторное нажать на поле, снова открывает форму «Добавление прав»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0759">https://tracker.yandex.ru/BUG-870759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13" office:value-type="string">
            <text:p>Поле Способ Оплаты 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10" office:value-type="string">
            <text:p>Поле "Способ оплаты" находится в рамке со скругленными углам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10" office:value-type="string">
            <text:p>Поле "Способ оплаты" отцентирован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10" office:value-type="string">
            <text:p>В поле "Способ оплаты" по умолчанию не заполнен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10" office:value-type="string">
            <text:p>В поле "Способ оплаты" цвет плейсхолдера "Способ оплаты" серый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2594">https://tracker.yandex.ru/BUG-872594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68">
            <text:p>68</text:p>
          </table:table-cell>
          <table:table-cell table:style-name="ce10" office:value-type="string">
            <text:p>В поле "Способ оплаты" шрифт плейсхолдера "Способ оплаты"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69">
            <text:p>69</text:p>
          </table:table-cell>
          <table:table-cell table:style-name="ce10" office:value-type="string">
            <text:p>В поле "Способ оплаты" текст плейсхолдера <text:s/>"Способ оплаты" выравнен по левому краю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10" office:value-type="string">
            <text:p>В поле "Способ оплаты" текст плейсхолдера <text:s/>"Способ оплаты" начинается с большой буквы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10" office:value-type="string">
            <text:p>В поле "Способ оплаты" по правому краю стрелка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9" office:value-type="string">
            <text:p>В поле "Способ оплаты" по правому краю стрелка черн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9" office:value-type="string">
            <text:p>В поле "Способ оплаты" по правому краю иконка кредитной карты перед стрелкой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9" office:value-type="string">
            <text:p>В поле "Способ оплаты" по правому краю иконка кредитной карты картинка обратной стороны где номер и код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75">
            <text:p>75</text:p>
          </table:table-cell>
          <table:table-cell table:style-name="ce9" office:value-type="string">
            <text:p>В поле "Способ оплаты" по правому краю рядом с иконкой кредитной карты текст "Добавить"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9" office:value-type="string">
            <text:p>В поле "Способ оплаты" по правому краю рядом с иконкой кредитной карты текст "Добавить" с заглавной буквы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9" office:value-type="string">
            <text:p>В поле "Способ оплаты" по правому краю рядом с иконкой кредитной карты текст "Добавить" сер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8">
            <text:p>78</text:p>
          </table:table-cell>
          <table:table-cell table:style-name="ce9" office:value-type="string">
            <text:p>В поле "Способ оплаты" по правому краю рядом с иконкой кредитной карты текст "Добавить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9" office:value-type="string">
            <text:p>При нажатии на поле "Способ оплаты" появляется окно добавления способа оплаты кредитной картой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9" office:value-type="string">
            <text:p>После прохождения верификации поле <text:s/>"Способ оплаты" текст по правому краю меняется на "Карта"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81">
            <text:p>81</text:p>
          </table:table-cell>
          <table:table-cell table:style-name="ce9" office:value-type="string">
            <text:p>После прохождения верификации в поле "Способ оплаты" по правому краю рядом с иконкой кредитной карты текст "Карта" сер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9" office:value-type="string">
            <text:p>После прохождения верификации в поле "Способ оплаты" по правому краю рядом с иконкой кредитной карты текст "Карта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83">
            <text:p>83</text:p>
          </table:table-cell>
          <table:table-cell table:style-name="ce9" office:value-type="string">
            <text:p>При повторном нажатии на поле "Способ оплаты" появляется окно добавления способа оплаты кредитной картой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13" office:value-type="string">
            <text:p>Панель "Требования к заказу" выпадающий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10" office:value-type="string">
            <text:p>Выпадающий список <text:s/>"Требования к заказу" <text:s/>автоматически раскрывается при выборе тарифа "Роскошный"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9" office:value-type="string">
            <text:p>Текст в выпадающем списке <text:s/>"Требования к заказу" <text:s/>- серый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9" office:value-type="string">
            <text:p>Текст в выпадающем списке <text:s/>"Требования к заказу" <text:s/>-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9" office:value-type="string">
            <text:p>В правом краю выпадающего списка <text:s/>"Требования к заказу" галочка вверх при раскрытии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9" office:value-type="string">
            <text:p>В правом краю выпадающего списка <text:s/>"Требования к заказу" галочка вниз при закрыти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9" office:value-type="string">
            <text:p>Выпадающий список <text:s/>"Требования к заказу" <text:s/>по клику раскрывается \ закрывается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9" office:value-type="string">
            <text:p>Выпадающий список <text:s/>"Требования к заказу" <text:s/>имеет серую подсветку полей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9" office:value-type="string">
            <text:p>Выпадающий список <text:s/>"Требования к заказу" <text:s/>имеет рамку со скругленными углам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9" office:value-type="string">
            <text:p>Элементы выпадающего списка "Требования к заказу" разделены серыми линиям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9" office:value-type="string">
            <text:p>В выпадающем списке <text:s/>"Требования к заказу" текст всех полей выравнен по левому краю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2799">https://tracker.yandex.ru/BUG-872799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9" office:value-type="string">
            <text:p>В выпадающем списке <text:s/>"Требования к заказу" <text:s/>текст всех полей черный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9" office:value-type="string">
            <text:p>Содержимое панели "Светомузыка" имеет цвет текста серый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9" office:value-type="string">
            <text:p>Содержимое панели "Светомузыка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9" office:value-type="string">
            <text:p>Содержимое панели "Светомузыка" имеет переключатель чекбокс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9" office:value-type="string">
            <text:p>Содержимое панели "Светомузыка" имеет переключатель чекбокс имеет действие выбран \ не выбран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9" office:value-type="string">
            <text:p>Во включенном состоянии чекбокс синего цвета.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01">
            <text:p>101</text:p>
          </table:table-cell>
          <table:table-cell table:style-name="ce9" office:value-type="string">
            <text:p>Во выключенном состоянии чекбокс сер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9" office:value-type="string">
            <text:p>Содержимое панели "Развлечься" имеет текст 1. Шампанское для пассажиров радиокнопка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2965">https://tracker.yandex.ru/BUG-872965</text:a></text:p>
          </table:table-cell>
          <table:table-cell table:style-name="ce29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9" office:value-type="string">
            <text:p>Содержимое панели "Развлечься" имеет текст 2. Вино для пассажиров радиокнопка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2965">https://tracker.yandex.ru/BUG-872965</text:a>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9" office:value-type="string">
            <text:p>Содержимое панели "Развлечься" 1. Шампанское для пассажиров радиокнопка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float" office:value="105">
            <text:p>105</text:p>
          </table:table-cell>
          <table:table-cell table:style-name="ce9" office:value-type="string">
            <text:p>Содержимое панели "Развлечься" <text:s/>2. Вино для пассажиров радиокнопка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9" office:value-type="string">
            <text:p>Во включенном состоянии радиокнопка Шампанское для пассажиров синего цвета.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965">https://tracker.yandex.ru/BUG-87296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07">
            <text:p>107</text:p>
          </table:table-cell>
          <table:table-cell table:style-name="ce9" office:value-type="string">
            <text:p>Во выключенном состоянии радиокнопка Шампанское для пассажиров серого цвета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965">https://tracker.yandex.ru/BUG-87296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9" office:value-type="string">
            <text:p>Во включенном состоянии радиокнопка Вино для пассажиров синего цвета.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965">https://tracker.yandex.ru/BUG-87296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9" office:value-type="string">
            <text:p>Во выключенном состоянии радиокнопка Вино для пассажиров серого цвета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965">https://tracker.yandex.ru/BUG-87296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10">
            <text:p>110</text:p>
          </table:table-cell>
          <table:table-cell table:style-name="ce9" office:value-type="string">
            <text:p>Можно выбрать только один вариант в содержимом панели "Развлечься" между текстом Шампанское для пассажиров и Вино для пассажиров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2978">https://tracker.yandex.ru/BUG-872978</text:a>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11">
            <text:p>111</text:p>
          </table:table-cell>
          <table:table-cell table:style-name="ce9" office:value-type="string">
            <text:p>Содержимое панели "Развлечься" 2. Очки для крутоты является счетчиком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9" office:value-type="string">
            <text:p>Ограничения на счётчик для крутоты: от 0 до 3 включительн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13">
            <text:p>113</text:p>
          </table:table-cell>
          <table:table-cell table:style-name="ce9" office:value-type="string">
            <text:p>В начальном положении положении счетчика "0" минус серого цвета, плюс черног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14">
            <text:p>114</text:p>
          </table:table-cell>
          <table:table-cell table:style-name="ce9" office:value-type="string">
            <text:p>В положении, когда можно добавлять \ убавлять количество минус, черного цвета, плюс черног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9" office:value-type="string">
            <text:p>В положении, когда уже нельзя добавлять количество, минус черного цвета, плюс серого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9" office:value-type="string">
            <text:p>Нажатие на счетчике крутоты "+" вызывает увеличение числ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17">
            <text:p>117</text:p>
          </table:table-cell>
          <table:table-cell table:style-name="ce9" office:value-type="string">
            <text:p>Нажатие на счетчике крутоты "-" вызывает уменьшение числ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9" office:value-type="string">
            <text:p>Нажатие рядом и между "+" и "-" на счетчике крутоты не вызывает никакого действия </text:p>
          </table:table-cell>
          <table:table-cell table:style-name="ce19" office:value-type="string">
            <text:p>FAILED</text:p>
          </table:table-cell>
          <table:table-cell table:style-name="ce20" office:value-type="string">
            <text:p>PASSED</text:p>
          </table:table-cell>
          <table:table-cell table:style-name="ce24" office:value-type="string">
            <text:p><text:a xlink:href="https://tracker.yandex.ru/BUG-873006">https://tracker.yandex.ru/BUG-873006</text:a>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9" office:value-type="string">
            <text:p>Сохранение включенного состояния радиконопки Развлечься "Шампанское для пассажиров" при сворачивании панели "Требования к заказу"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5">
          <table:table-cell table:style-name="ce3" office:value-type="float" office:value="120">
            <text:p>120</text:p>
          </table:table-cell>
          <table:table-cell table:style-name="ce14" office:value-type="string">
            <text:p>Сохранение включенного состояния радиконопки Развлечься "Вино для пассажиров" при сворачивании панели "Требования к заказу" </text:p>
          </table:table-cell>
          <table:table-cell table:number-columns-repeated="2" table:style-name="ce20" office:value-type="string">
            <text:p>PASSED</text:p>
          </table:table-cell>
          <table:table-cell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9" office:value-type="string">
            <text:p>Сохранение выключенного состояния радиконопки Развлечься "Шампанское для пассажиров" при сворачивании панели "Требования к заказу"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14" office:value-type="string">
            <text:p>Сохранение выключенного состояния радиконопки Развлечься "Вино для пассажиров" при сворачивании панели "Требования к заказу"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9" office:value-type="string">
            <text:p>Сохранение включенного состояния радиконопки Развлечься "Шампанское для пассажиров" при выборе другого тариф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14" office:value-type="string">
            <text:p>Сохранение включенного состояния радиконопки Развлечься "Вино для пассажиров" при выборе другого тариф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9" office:value-type="string">
            <text:p>Сохранение выключенного состояния радиконопки Развлечься "Шампанское для пассажиров" при выборе другого тариф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14" office:value-type="string">
            <text:p>Сохранение выключенного состояния радиконопки Развлечься "Вино для пассажиров" при выборе другого тариф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15" office:value-type="string">
            <text:p>Кнопка «Забронировать»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9" office:value-type="string">
            <text:p>Кнопка «Забронировать» имеет синий цвет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9" office:value-type="string">
            <text:p>Кнопка «Забронировать» находитя в левом нижнем углу экрана</text:p>
          </table:table-cell>
          <table:table-cell table:style-name="ce19" office:value-type="string">
            <text:p>FAILED</text:p>
          </table:table-cell>
          <table:table-cell table:style-name="ce20" office:value-type="string">
            <text:p>PASSED</text:p>
          </table:table-cell>
          <table:table-cell table:style-name="ce24" office:value-type="string">
            <text:p><text:a xlink:href="https://tracker.yandex.ru/BUG-875081">https://tracker.yandex.ru/BUG-875081</text:a>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9" office:value-type="string">
            <text:p>Кнопка «Забронировать» имеет цвет текста белый <text:s text:c="14"/>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9" office:value-type="string">
            <text:p>Кнопка «Забронировать»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9" office:value-type="string">
            <text:p>Кнопка бронирования не активна, если не заполненны обязательные поля (поле адреса, поле ввода прав, поле способ оплаты)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9" office:value-type="string">
            <text:p>Если все обязательные поля и адреса заполнены, то текст внутри кнопки - Забронировать Маршрут составит .. км и займет .. мин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149">https://tracker.yandex.ru/BUG-873149</text:a>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12" office:value-type="string">
            <text:p>Если все обязательные поля и адреса заполнены клик по кнопке "Забронировать" вызывает окно «Машина забронирована»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6">
          <table:table-cell table:style-name="ce3" office:value-type="float" office:value="135">
            <text:p>135</text:p>
          </table:table-cell>
          <table:table-cell table:style-name="ce12" office:value-type="string">
            <text:p>Если все обязательные поля и адреса заполнены, кроме прав, то текст внутри кнопки «Забронировать» будет - Добавить права и забронировать Маршрут составит .. км и займет .. мин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123">https://tracker.yandex.ru/BUG-873123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12" office:value-type="string">
            <text:p>Если все обязательные поля и адреса заполнены, кроме прав появляется окно «Добавление прав»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205">https://tracker.yandex.ru/BUG-873205</text:a>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7">
          <table:table-cell table:style-name="ce3" office:value-type="float" office:value="137">
            <text:p>137</text:p>
          </table:table-cell>
          <table:table-cell table:style-name="ce12" office:value-type="string">
            <text:p>Если все обязательные <text:s/>поля и адреса заполнены, кроме способа оплаты, то текст внутри кнопки "Забронировать" будет - "Добавить оплату и забронировать Маршрут составит .. км и займет .. мин"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149">https://tracker.yandex.ru/BUG-873149</text:a>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12" office:value-type="string">
            <text:p>Текст внутри кнопки "Забронировать" - "Добавить права и забронировать Маршрут составит .. км и займет .. мин" - белый 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12" office:value-type="string">
            <text:p>Текст внутри кнопки "Забронировать" - "Добавить права и забронировать Маршрут составит .. км и займет .. мин" -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9" office:value-type="string">
            <text:p>Если все обязательные поля и адреса заполнены, кроме способа оплаты, клик по кнопке "Забронировать" вызывает окно «Добавление карты»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225">https://tracker.yandex.ru/BUG-873225</text:a>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9" office:value-type="string">
            <text:p>Если все обязательные <text:s/>поля заполнены, адреса удалены, клик по кнопке "Забронировать" вызывает окно «Машина забронирована»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680">https://tracker.yandex.ru/BUG-872680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9" office:value-type="string">
            <text:p>Если все обязательные <text:s/>поля заполнены, кроме прав клик по кнопке "Забронировать" вызывает окно «Добавление прав»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680">https://tracker.yandex.ru/BUG-872680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9" office:value-type="string">
            <text:p>Если все обязательные поля не заполнены и адреса удалены, то текст внутри кнопки будет "Добавить права и забронировать"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680">https://tracker.yandex.ru/BUG-872680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12" office:value-type="string">
            <text:p>Текст внутри кнопки "Забронировать" - "Добавить права и забронировать" - белый 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12" office:value-type="string">
            <text:p>Текст внутри кнопки "Забронировать" - "Добавить права и забронировать" -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9" office:value-type="string">
            <text:p>Если все обязательные поля не заполнены и адреса удалены клик по кнопке "Забронировать" появляется окно «Добавление прав»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680">https://tracker.yandex.ru/BUG-872680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15" office:value-type="string">
            <text:p>Окно «Машина забронирована»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9" office:value-type="string">
            <text:p>Всплывающее окно "Машина забронирована" имеет заголовок "Машина забронирована"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9" office:value-type="string">
            <text:p>Внутри окна "Машина забронирована" указана текстом марка машины Porsche 911 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344">https://tracker.yandex.ru/BUG-873344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9" office:value-type="string">
            <text:p>Внутри окна "Машина забронирована" текст "Porsche 911" имеет черным цвет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9" office:value-type="string">
            <text:p>Внутри окна "Машина забронирована" текст "Porsche 911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9" office:value-type="string">
            <text:p>Внутри окна "Машина забронирована" государственный номер машины после текста "Porsche 911"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344">https://tracker.yandex.ru/BUG-873344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53">
            <text:p>153</text:p>
          </table:table-cell>
          <table:table-cell table:style-name="ce9" office:value-type="string">
            <text:p>Внутри окна "Машина забронирована" государственный номер машины черным цветом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3344">https://tracker.yandex.ru/BUG-873344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9" office:value-type="string">
            <text:p>Внутри окна "Машина забронирована" иконка машины соответсвенно тарифу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0472">https://tracker.yandex.ru/BUG-870472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55">
            <text:p>155</text:p>
          </table:table-cell>
          <table:table-cell table:style-name="ce9" office:value-type="string">
            <text:p>Внутри окна "Машина забронирована" адрес нахождения машины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56">
            <text:p>156</text:p>
          </table:table-cell>
          <table:table-cell table:style-name="ce9" office:value-type="string">
            <text:p>Внутри окна "Машина забронирована" рядом с адресом нахождения машины точка, как в поле адреса "Откуда" - красного цвета. 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361">https://tracker.yandex.ru/BUG-873361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57">
            <text:p>157</text:p>
          </table:table-cell>
          <table:table-cell table:style-name="ce9" office:value-type="string">
            <text:p>Внутри окна "Машина забронирована" таймер, который отсчитывает время бесплатного ожидания 10 минут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58">
            <text:p>158</text:p>
          </table:table-cell>
          <table:table-cell table:style-name="ce9" office:value-type="string">
            <text:p>Внутри окна "Машина забронирована" начинает отсчитывать время бесплатного ожидания, когда пользователь нажимает кнопку «Забронировать»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59">
            <text:p>159</text:p>
          </table:table-cell>
          <table:table-cell table:style-name="ce9" office:value-type="string">
            <text:p>Внутри окна "Машина забронирована" пока таймер работает, можно бесплатно отменить заказ</text:p>
          </table:table-cell>
          <table:table-cell table:number-columns-repeated="2" table:style-name="ce9" office:value-type="string">
            <text:p>SKIPPED 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9" office:value-type="string">
            <text:p>Внутри окна "Машина забронирована" можно отменить заказ кликнув по кнопке "Отменить" 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385">https://tracker.yandex.ru/BUG-873385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61">
            <text:p>161</text:p>
          </table:table-cell>
          <table:table-cell table:style-name="ce9" office:value-type="string">
            <text:p>Внутри окна "Машина забронирована" после клика по кнопке "Отменить" появляется окно отмены 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3385">https://tracker.yandex.ru/BUG-87338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62">
            <text:p>162</text:p>
          </table:table-cell>
          <table:table-cell table:style-name="ce9" office:value-type="string">
            <text:p>Внутри окна "Машина забронирована" когда время бесплатного ожидания заканчивается, таймер начинает отсчитывать время пользования каршерингом.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376">https://tracker.yandex.ru/BUG-873376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9" office:value-type="string">
            <text:p>Внутри окна "Машина забронирована" Если поля «Откуда» и «Куда» заполнены, отображается точная стоимость поездки.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64">
            <text:p>164</text:p>
          </table:table-cell>
          <table:table-cell table:style-name="ce9" office:value-type="string">
            <text:p>Внутри окна "Машина забронирована" Если поля «Откуда» и «Куда» не заполнены, отображается стоимость поездки за минуту.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2680">https://tracker.yandex.ru/BUG-872680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65">
            <text:p>165</text:p>
          </table:table-cell>
          <table:table-cell table:style-name="ce9" office:value-type="string">
            <text:p>Внутри окна "Машина забронирована" <text:s/>текст "Стоимость поездки"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9" office:value-type="string">
            <text:p>Внутри окна "Машина забронирована" <text:s/>текст "Стоимость поездки" сер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9" office:value-type="string">
            <text:p>Внутри окна "Машина забронирована" <text:s/>текст "Стоимость поездки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9" office:value-type="string">
            <text:p>Внутри окна "Машина забронирована" <text:s/>рядом с текстом "Стоимость поездки" иконка информаци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/>
          <table:table-cell table:number-columns-repeated="1018"/>
        </table:table-row>
        <table:table-row table:style-name="ro1">
          <table:table-cell table:style-name="ce3" office:value-type="float" office:value="169">
            <text:p>169</text:p>
          </table:table-cell>
          <table:table-cell table:style-name="ce9" office:value-type="string">
            <text:p>Внутри окна "Машина забронирована" <text:s/>рядом с текстом "Стоимость поездки" иконка информации не кликабельная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70">
            <text:p>170</text:p>
          </table:table-cell>
          <table:table-cell table:style-name="ce13" office:value-type="string">
            <text:p>Окно отмены бронирования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float" office:value="171">
            <text:p>171</text:p>
          </table:table-cell>
          <table:table-cell table:style-name="ce9" office:value-type="string">
            <text:p>Окно отмены бронирования содержит текст "Вы уверены, что хотите отменить поездку?"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3385">https://tracker.yandex.ru/BUG-87338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9" office:value-type="string">
            <text:p>Окно отмены бронирования вылетает по центру экрана</text:p>
          </table:table-cell>
          <table:table-cell table:number-columns-repeated="2" table:style-name="ce9" office:value-type="string">
            <text:p>SKIPPED 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73">
            <text:p>173</text:p>
          </table:table-cell>
          <table:table-cell table:style-name="ce9" office:value-type="string">
            <text:p>Текст в Окно отмены бронирования - "Вы уверены, что хотите отменить поездку?" имеет черный цвет </text:p>
          </table:table-cell>
          <table:table-cell table:number-columns-repeated="2" table:style-name="ce9" office:value-type="string">
            <text:p>SKIPPED 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74">
            <text:p>174</text:p>
          </table:table-cell>
          <table:table-cell table:style-name="ce9" office:value-type="string">
            <text:p>Текст в Окно отмены бронирования - "Вы уверены, что хотите отменить поездку?" имеет шрифт YS Text</text:p>
          </table:table-cell>
          <table:table-cell table:number-columns-repeated="2" table:style-name="ce9" office:value-type="string">
            <text:p>SKIPPED 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75">
            <text:p>175</text:p>
          </table:table-cell>
          <table:table-cell table:style-name="ce9" office:value-type="string">
            <text:p>Окно отмены бронирования содержит две кнопки "Нет" и "Да"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3385">https://tracker.yandex.ru/BUG-87338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76">
            <text:p>176</text:p>
          </table:table-cell>
          <table:table-cell table:style-name="ce9" office:value-type="string">
            <text:p>Текст в кнопках Окно отмены бронирования - "Нет" и "Да" имеют белый цвет</text:p>
          </table:table-cell>
          <table:table-cell table:number-columns-repeated="2" table:style-name="ce9" office:value-type="string">
            <text:p>SKIPPED 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77">
            <text:p>177</text:p>
          </table:table-cell>
          <table:table-cell table:style-name="ce9" office:value-type="string">
            <text:p>Текст в кнопках Окно отмены бронирования - "Нет" и "Да" имеет шрифт YS Text</text:p>
          </table:table-cell>
          <table:table-cell table:number-columns-repeated="2" table:style-name="ce9" office:value-type="string">
            <text:p>SKIPPED 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9" office:value-type="string">
            <text:p>Кнопка "Нет" у левой границы окна, серого цвета при активации Окна отмены бронирования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3385">https://tracker.yandex.ru/BUG-87338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79">
            <text:p>179</text:p>
          </table:table-cell>
          <table:table-cell table:style-name="ce9" office:value-type="string">
            <text:p>Кнопка "Да" у правой границы окна, синего цвета Окна отмены бронирования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3385">https://tracker.yandex.ru/BUG-87338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0" office:value-type="string">
            <text:p>более детальное описание </text:p>
          </table:table-cell>
          <table:table-cell table:number-columns-repeated="1017"/>
        </table:table-row>
        <table:table-row table:style-name="ro1">
          <table:table-cell table:style-name="ce3" office:value-type="float" office:value="180">
            <text:p>180</text:p>
          </table:table-cell>
          <table:table-cell table:style-name="ce9" office:value-type="string">
            <text:p>Клик по кнопке "Нет" возвращает обратно в окно "Машина Забронирована"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3385">https://tracker.yandex.ru/BUG-87338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81">
            <text:p>181</text:p>
          </table:table-cell>
          <table:table-cell table:style-name="ce9" office:value-type="string">
            <text:p>Клик по кнопке "Да" возвращает обратно в форму "Бронирования" </text:p>
          </table:table-cell>
          <table:table-cell table:number-columns-repeated="2" table:style-name="ce9" office:value-type="string">
            <text:p>SKIPPED </text:p>
          </table:table-cell>
          <table:table-cell table:style-name="ce24" office:value-type="string">
            <text:p><text:a xlink:href="https://tracker.yandex.ru/BUG-873385">https://tracker.yandex.ru/BUG-873385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8"/>
        </table:table-row>
        <table:table-row table:style-name="ro1">
          <table:table-cell table:style-name="ce3" office:value-type="float" office:value="182">
            <text:p>182</text:p>
          </table:table-cell>
          <table:table-cell table:style-name="ce13" office:value-type="string">
            <text:p>Карта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float" office:value="183">
            <text:p>183</text:p>
          </table:table-cell>
          <table:table-cell table:style-name="ce9" office:value-type="string">
            <text:p>Карту можно перемещать тачпадом или удерживая кнопку мыши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84">
            <text:p>184</text:p>
          </table:table-cell>
          <table:table-cell table:style-name="ce9" office:value-type="string">
            <text:p>Масштабировать карту можно кнопками «+» и «-», а также ползунком на карте, скроллом мыши или жестом по тачпаду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85">
            <text:p>185</text:p>
          </table:table-cell>
          <table:table-cell table:style-name="ce9" office:value-type="string">
            <text:p>Маршруты на карте работают только «в режиме чтения» — передвигать или устанавливать маршрутные точки нельзя.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86">
            <text:p>186</text:p>
          </table:table-cell>
          <table:table-cell table:style-name="ce9" office:value-type="string">
            <text:p>Маршруты и иконки на карте не меняют своего местоположения при макимальном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87">
            <text:p>187</text:p>
          </table:table-cell>
          <table:table-cell table:style-name="ce9" office:value-type="string">
            <text:p>Маршруты и иконки на карте не меняют своего местоположения при минимальном увеличении</text:p>
          </table:table-cell>
          <table:table-cell table:style-name="ce20" table:number-columns-repeated="2"/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188">
            <text:p>188</text:p>
          </table:table-cell>
          <table:table-cell table:style-name="ce9" office:value-type="string">
            <text:p>Двойной клик по карте - увеличивет ее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189">
            <text:p>189</text:p>
          </table:table-cell>
          <table:table-cell table:style-name="ce9" office:value-type="string">
            <text:p>На карте иконка ближайшей машины к адресу "Откуда" увеличивается, над ней появляется чёрная плашка с маркой машины.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3414">https://tracker.yandex.ru/BUG-873414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90">
            <text:p>190</text:p>
          </table:table-cell>
          <table:table-cell table:style-name="ce16" office:value-type="string">
            <text:p>На карте кроме иконки ближайшей машины продолжают отоброжаться иконки свободных машин.</text:p>
          </table:table-cell>
          <table:table-cell table:number-columns-repeated="2" table:style-name="ce20" office:value-type="string">
            <text:p>PASSED</text:p>
          </table:table-cell>
          <table:table-cell table:style-name="ce16"/>
          <table:table-cell table:style-name="ce31"/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1">
            <text:p>191</text:p>
          </table:table-cell>
          <table:table-cell table:style-name="ce16" office:value-type="string">
            <text:p>При наведении на иконку свободной машины появляется окно подсказки с тарифом</text:p>
          </table:table-cell>
          <table:table-cell table:style-name="ce19" office:value-type="string">
            <text:p>FAILED</text:p>
          </table:table-cell>
          <table:table-cell table:style-name="ce20" office:value-type="string">
            <text:p>PASSED</text:p>
          </table:table-cell>
          <table:table-cell table:style-name="ce25" office:value-type="string">
            <text:p><text:a xlink:href="https://tracker.yandex.ru/BUG-875236">https://tracker.yandex.ru/BUG-875236</text:a></text:p>
          </table:table-cell>
          <table:table-cell table:style-name="ce31"/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2">
            <text:p>192</text:p>
          </table:table-cell>
          <table:table-cell table:style-name="ce16" office:value-type="string">
            <text:p>Окно подсказки свободной машины всплывает рядом с иконкой</text:p>
          </table:table-cell>
          <table:table-cell table:number-columns-repeated="2" table:style-name="ce20" office:value-type="string">
            <text:p>PASSED</text:p>
          </table:table-cell>
          <table:table-cell table:style-name="ce16"/>
          <table:table-cell table:style-name="ce30" office:value-type="string">
            <text:p>более детальное описание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3">
            <text:p>193</text:p>
          </table:table-cell>
          <table:table-cell table:style-name="ce16" office:value-type="string">
            <text:p>Окно подсказки свободной машины имеет белый фон</text:p>
          </table:table-cell>
          <table:table-cell table:number-columns-repeated="2" table:style-name="ce20" office:value-type="string">
            <text:p>PASSED</text:p>
          </table:table-cell>
          <table:table-cell table:style-name="ce16"/>
          <table:table-cell table:style-name="ce30" office:value-type="string">
            <text:p>более детальное описание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4">
            <text:p>194</text:p>
          </table:table-cell>
          <table:table-cell table:style-name="ce16" office:value-type="string">
            <text:p>В подсказке с тарифом текст черного цвета </text:p>
          </table:table-cell>
          <table:table-cell table:number-columns-repeated="2" table:style-name="ce20" office:value-type="string">
            <text:p>PASSED</text:p>
          </table:table-cell>
          <table:table-cell table:style-name="ce16"/>
          <table:table-cell table:style-name="ce30" office:value-type="string">
            <text:p>более детальное описание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5">
            <text:p>195</text:p>
          </table:table-cell>
          <table:table-cell table:style-name="ce16" office:value-type="string">
            <text:p>В подсказке с тарифом текст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16"/>
          <table:table-cell table:style-name="ce30" office:value-type="string">
            <text:p>более детальное описание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6">
            <text:p>196</text:p>
          </table:table-cell>
          <table:table-cell table:style-name="ce16" office:value-type="string">
            <text:p>При наведении на иконку свободной машины меняется тип курсора</text:p>
          </table:table-cell>
          <table:table-cell table:style-name="ce9" office:value-type="string">
            <text:p>SKIPPED </text:p>
          </table:table-cell>
          <table:table-cell table:style-name="ce20" office:value-type="string">
            <text:p>PASSED</text:p>
          </table:table-cell>
          <table:table-cell table:style-name="ce25" office:value-type="string">
            <text:p><text:a xlink:href="https://tracker.yandex.ru/BUG-870106">https://tracker.yandex.ru/BUG-870106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7">
            <text:p>197</text:p>
          </table:table-cell>
          <table:table-cell table:style-name="ce16" office:value-type="string">
            <text:p>На карте иконки свободных машин отображают и другие тарифы, кроме выбранного Роскошный</text:p>
          </table:table-cell>
          <table:table-cell table:number-columns-repeated="2" table:style-name="ce19" office:value-type="string">
            <text:p>FAILED</text:p>
          </table:table-cell>
          <table:table-cell table:style-name="ce25" office:value-type="string">
            <text:p><text:a xlink:href="https://tracker.yandex.ru/BUG-875260">https://tracker.yandex.ru/BUG-875260</text:a></text:p>
          </table:table-cell>
          <table:table-cell table:style-name="ce31"/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8">
            <text:p>198</text:p>
          </table:table-cell>
          <table:table-cell table:style-name="ce16" office:value-type="string">
            <text:p>Клик по иконки авто позволяет пользователю выбрать другую машину из свободных и забронировать</text:p>
          </table:table-cell>
          <table:table-cell table:number-columns-repeated="2" table:style-name="ce19" office:value-type="string">
            <text:p>FAILED</text:p>
          </table:table-cell>
          <table:table-cell table:style-name="ce25" office:value-type="string">
            <text:p><text:a xlink:href="https://tracker.yandex.ru/BUG-875282">https://tracker.yandex.ru/BUG-875282</text:a></text:p>
          </table:table-cell>
          <table:table-cell table:style-name="ce31"/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199">
            <text:p>199</text:p>
          </table:table-cell>
          <table:table-cell table:style-name="ce17" office:value-type="string">
            <text:p>Когда пользователь нажимает на иконку свободной машины, она увеличивается и над ней появляется черная плашка с маркой авто</text:p>
          </table:table-cell>
          <table:table-cell table:number-columns-repeated="2" table:style-name="ce9" office:value-type="string">
            <text:p>SKIPPED </text:p>
          </table:table-cell>
          <table:table-cell table:style-name="ce25" office:value-type="string">
            <text:p><text:a xlink:href="https://tracker.yandex.ru/BUG-875282">https://tracker.yandex.ru/BUG-875282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16" office:value-type="string">
            <text:p>Черная плашка с маркой авто имеет форму вывода, как в комиксах при разговоре :) <text:s/></text:p>
          </table:table-cell>
          <table:table-cell table:number-columns-repeated="2" table:style-name="ce9" office:value-type="string">
            <text:p>SKIPPED </text:p>
          </table:table-cell>
          <table:table-cell table:style-name="ce16"/>
          <table:table-cell table:style-name="ce30" office:value-type="string">
            <text:p>более детальное описание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201">
            <text:p>201</text:p>
          </table:table-cell>
          <table:table-cell table:style-name="ce16" office:value-type="string">
            <text:p>Черная плашка с маркой авто имеет черный цвет</text:p>
          </table:table-cell>
          <table:table-cell table:number-columns-repeated="2" table:style-name="ce9" office:value-type="string">
            <text:p>SKIPPED </text:p>
          </table:table-cell>
          <table:table-cell table:style-name="ce16"/>
          <table:table-cell table:style-name="ce30" office:value-type="string">
            <text:p>более детальное описание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202">
            <text:p>202</text:p>
          </table:table-cell>
          <table:table-cell table:style-name="ce16" office:value-type="string">
            <text:p>Черная плашка с маркой авто имеет шрифт текста YS Text</text:p>
          </table:table-cell>
          <table:table-cell table:number-columns-repeated="2" table:style-name="ce9" office:value-type="string">
            <text:p>SKIPPED </text:p>
          </table:table-cell>
          <table:table-cell table:style-name="ce16"/>
          <table:table-cell table:style-name="ce30" office:value-type="string">
            <text:p>более детальное описание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203">
            <text:p>203</text:p>
          </table:table-cell>
          <table:table-cell table:style-name="ce16" office:value-type="string">
            <text:p>Когда пользователь нажимает на иконку свободной машины, на левой панели появляется обновлённая информация о машине</text:p>
          </table:table-cell>
          <table:table-cell table:number-columns-repeated="2" table:style-name="ce9" office:value-type="string">
            <text:p>SKIPPED </text:p>
          </table:table-cell>
          <table:table-cell table:style-name="ce25" office:value-type="string">
            <text:p><text:a xlink:href="https://tracker.yandex.ru/BUG-875282">https://tracker.yandex.ru/BUG-875282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204">
            <text:p>204</text:p>
          </table:table-cell>
          <table:table-cell table:style-name="ce16" office:value-type="string">
            <text:p>На карте иконки машин не будут отображаться, если пользователь удалит адрес из поля «Откуда»;</text:p>
          </table:table-cell>
          <table:table-cell table:number-columns-repeated="2" table:style-name="ce19" office:value-type="string">
            <text:p>FAILED</text:p>
          </table:table-cell>
          <table:table-cell table:style-name="ce25" office:value-type="string">
            <text:p><text:a xlink:href="https://tracker.yandex.ru/BUG-874986">https://tracker.yandex.ru/BUG-874986</text:a></text:p>
          </table:table-cell>
          <table:table-cell table:style-name="ce31"/>
          <table:table-cell table:style-name="ce32" table:number-columns-repeated="21"/>
          <table:table-cell table:number-columns-repeated="997"/>
        </table:table-row>
        <table:table-row table:style-name="ro1">
          <table:table-cell table:style-name="ce3" office:value-type="float" office:value="205">
            <text:p>205</text:p>
          </table:table-cell>
          <table:table-cell table:style-name="ce9" office:value-type="string">
            <text:p>При смене тарифа меняются расположение иконок авто на карте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206">
            <text:p>206</text:p>
          </table:table-cell>
          <table:table-cell table:style-name="ce9" office:value-type="string">
            <text:p>Иконки авто на карте имеют разную ориентацию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5306">https://tracker.yandex.ru/BUG-875306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207">
            <text:p>207</text:p>
          </table:table-cell>
          <table:table-cell table:style-name="ce9" office:value-type="string">
            <text:p>Иконки авто имеют форму автомобиля</text:p>
          </table:table-cell>
          <table:table-cell table:style-name="ce20" office:value-type="string">
            <text:p>PASSED</text:p>
          </table:table-cell>
          <table:table-cell table:style-name="ce19" office:value-type="string">
            <text:p>FAILED</text:p>
          </table:table-cell>
          <table:table-cell table:style-name="ce24" office:value-type="string">
            <text:p><text:a xlink:href="https://tracker.yandex.ru/BUG-875315">https://tracker.yandex.ru/BUG-875315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208">
            <text:p>208</text:p>
          </table:table-cell>
          <table:table-cell table:style-name="ce9" office:value-type="string">
            <text:p>Иконки авто имеют синий цвет</text:p>
          </table:table-cell>
          <table:table-cell table:style-name="ce19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209">
            <text:p>209</text:p>
          </table:table-cell>
          <table:table-cell table:style-name="ce9" office:value-type="string">
            <text:p>Иконки авто на карте находятся на дорогах, вдоль дорог, рядом с дорогами, во дворах</text:p>
          </table:table-cell>
          <table:table-cell table:number-columns-repeated="2" table:style-name="ce19" office:value-type="string">
            <text:p>FAILED</text:p>
          </table:table-cell>
          <table:table-cell table:style-name="ce24" office:value-type="string">
            <text:p><text:a xlink:href="https://tracker.yandex.ru/BUG-875322">https://tracker.yandex.ru/BUG-875322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210">
            <text:p>210</text:p>
          </table:table-cell>
          <table:table-cell table:style-name="ce3" office:value-type="string">
            <text:p>Адрес на карте, введенный в панель "Откуда" отображается красной маршрутной точкой с буквой "А"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211">
            <text:p>211</text:p>
          </table:table-cell>
          <table:table-cell table:style-name="ce3" office:value-type="string">
            <text:p>В красной маршрутной точке буква "А" имеет белый цвет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12">
            <text:p>212</text:p>
          </table:table-cell>
          <table:table-cell table:style-name="ce3" office:value-type="string">
            <text:p>В красной маршрутной точке буква "A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13">
            <text:p>213</text:p>
          </table:table-cell>
          <table:table-cell table:style-name="ce3" office:value-type="string">
            <text:p>Адрес на карте, введенный в панель "Куда" отображается красной маршрутной точкой с буквой "В"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214">
            <text:p>214</text:p>
          </table:table-cell>
          <table:table-cell table:style-name="ce3" office:value-type="string">
            <text:p>В красной маршрутной точке буква "B" имеет белый цвет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15">
            <text:p>215</text:p>
          </table:table-cell>
          <table:table-cell table:style-name="ce3" office:value-type="string">
            <text:p>В красной маршрутной точке буква "B" имеет шрифт YS Text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16">
            <text:p>216</text:p>
          </table:table-cell>
          <table:table-cell table:style-name="ce9" office:value-type="string">
            <text:p>Между маршрутными точками "А" и "В" выстроена полоса маршрута</text:p>
          </table:table-cell>
          <table:table-cell table:number-columns-repeated="2" table:style-name="ce20" office:value-type="string">
            <text:p>PASSE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217">
            <text:p>217</text:p>
          </table:table-cell>
          <table:table-cell table:style-name="ce9" office:value-type="string">
            <text:p>Полоса маршрута между маршрутными точками "А" и "В" - фиолетов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18">
            <text:p>218</text:p>
          </table:table-cell>
          <table:table-cell table:style-name="ce9" office:value-type="string">
            <text:p>Между маршрутными точками "А" и "В" выстроена альтернативная полоса маршру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219">
            <text:p>219</text:p>
          </table:table-cell>
          <table:table-cell table:style-name="ce9" office:value-type="string">
            <text:p>Альтернативная полоса маршрута между маршрутными точками "А" и "В" - фиолетового цвета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20">
            <text:p>220</text:p>
          </table:table-cell>
          <table:table-cell table:style-name="ce9" office:value-type="string">
            <text:p>Клик по альтернативному маршруту делает его главным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221">
            <text:p>221</text:p>
          </table:table-cell>
          <table:table-cell table:style-name="ce9" office:value-type="string">
            <text:p>После сменый маршрута новый активный становится фиолетового цвета, предыдущий становится серого цвета <text:s/>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style-name="ce30" office:value-type="string">
            <text:p>более детальное описание </text:p>
          </table:table-cell>
          <table:table-cell table:number-columns-repeated="1018"/>
        </table:table-row>
        <table:table-row table:style-name="ro1">
          <table:table-cell table:style-name="ce3" office:value-type="float" office:value="222">
            <text:p>222</text:p>
          </table:table-cell>
          <table:table-cell table:style-name="ce9" office:value-type="string">
            <text:p>Если сменить вид транспорта или поменять значение в любом поле, маршрут на карте перестроится 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223">
            <text:p>223</text:p>
          </table:table-cell>
          <table:table-cell table:style-name="ce9" office:value-type="string">
            <text:p>Передвигать или устанавливать маршрутные точки нельзя.</text:p>
          </table:table-cell>
          <table:table-cell table:number-columns-repeated="2" table:style-name="ce20" office:value-type="string">
            <text:p>PASSED</text:p>
          </table:table-cell>
          <table:table-cell table:style-name="ce4"/>
          <table:table-cell table:number-columns-repeated="1019"/>
        </table:table-row>
        <table:table-row table:style-name="ro1" table:number-rows-repeated="2">
          <table:table-cell table:style-name="ce3"/>
          <table:table-cell table:style-name="ce12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9"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style-name="ce4" table:number-columns-repeated="5"/>
          <table:table-cell table:number-columns-repeated="1019"/>
        </table:table-row>
        <table:table-row table:style-name="ro1" table:number-rows-repeated="933">
          <table:table-cell/>
          <table:table-cell table:style-name="ce5"/>
          <table:table-cell table:number-columns-repeated="1022"/>
        </table:table-row>
        <table:table-row table:style-name="ro8" table:number-rows-repeated="10474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Чек-лист Способ оплаты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 table:number-columns-spanned="4" table:number-rows-spanned="1">
            <text:p><text:s text:c="2"/></text:p>
          </table:table-cell>
          <table:covered-table-cell table:number-columns-repeated="3"/>
          <table:table-cell table:style-name="ce39" table:number-columns-repeated="5"/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№</text:p>
          </table:table-cell>
          <table:table-cell table:style-name="ce2" office:value-type="string">
            <text:p>Описание проверки</text:p>
          </table:table-cell>
          <table:table-cell table:style-name="ce18" office:value-type="string">
            <text:p>Статус в окружение Firefox, 1920x1080 ОС - WIN 10</text:p>
          </table:table-cell>
          <table:table-cell table:style-name="ce2" office:value-type="string">
            <text:p>Ссылка на баг-репорт</text:p>
          </table:table-cell>
          <table:table-cell table:number-columns-repeated="1020"/>
        </table:table-row>
        <table:table-row table:style-name="ro9">
          <table:table-cell table:style-name="ce3" office:value-type="float" office:value="1">
            <text:p>1</text:p>
          </table:table-cell>
          <table:table-cell table:style-name="ce13" office:value-type="string">
            <text:p>Поле Способ оплаты</text:p>
          </table:table-cell>
          <table:table-cell table:style-name="ce36"/>
          <table:table-cell table:style-name="ce22"/>
          <table:table-cell table:style-name="ce40"/>
          <table:table-cell table:number-columns-repeated="1019"/>
        </table:table-row>
        <table:table-row table:style-name="ro10">
          <table:table-cell table:style-name="ce3" office:value-type="float" office:value="2">
            <text:p>2</text:p>
          </table:table-cell>
          <table:table-cell table:style-name="ce34" office:value-type="string">
            <text:p>В поле Способа оплаты можно добавить неограниченное число карт</text:p>
          </table:table-cell>
          <table:table-cell table:style-name="ce36" office:value-type="string">
            <text:p>FAILED</text:p>
          </table:table-cell>
          <table:table-cell table:style-name="ce22" office:value-type="string">
            <text:p><text:a xlink:href="https://tracker.yandex.ru/BUG-875643">https://tracker.yandex.ru/BUG-875643</text:a></text:p>
          </table:table-cell>
          <table:table-cell table:style-name="ce40"/>
          <table:table-cell table:number-columns-repeated="1019"/>
        </table:table-row>
        <table:table-row table:style-name="ro10">
          <table:table-cell table:style-name="ce3" office:value-type="float" office:value="3">
            <text:p>3</text:p>
          </table:table-cell>
          <table:table-cell table:style-name="ce34" office:value-type="string">
            <text:p>В поле Способа оплаты можно радиокнопкой выбрать активную привязанную карту </text:p>
          </table:table-cell>
          <table:table-cell table:style-name="ce20" office:value-type="string">
            <text:p>PASSED</text:p>
          </table:table-cell>
          <table:table-cell table:style-name="ce22"/>
          <table:table-cell table:style-name="ce40"/>
          <table:table-cell table:number-columns-repeated="1019"/>
        </table:table-row>
        <table:table-row table:style-name="ro11">
          <table:table-cell table:style-name="ce3" office:value-type="float" office:value="4">
            <text:p>4</text:p>
          </table:table-cell>
          <table:table-cell table:style-name="ce34" office:value-type="string">
            <text:p>При нажатии на кнопку "Добавить карту" открывается форма Добавление карты</text:p>
          </table:table-cell>
          <table:table-cell table:style-name="ce20" office:value-type="string">
            <text:p>PASSED</text:p>
          </table:table-cell>
          <table:table-cell table:style-name="ce22"/>
          <table:table-cell table:style-name="ce40"/>
          <table:table-cell table:number-columns-repeated="1019"/>
        </table:table-row>
        <table:table-row table:style-name="ro9">
          <table:table-cell table:style-name="ce3" office:value-type="float" office:value="5">
            <text:p>5</text:p>
          </table:table-cell>
          <table:table-cell table:style-name="ce9" office:value-type="string">
            <text:p>Когда карта добавлена, в окне "Добавление карт" отображаются последние 4 цифры её номера</text:p>
          </table:table-cell>
          <table:table-cell table:style-name="ce19" office:value-type="string">
            <text:p>FAILED</text:p>
          </table:table-cell>
          <table:table-cell table:style-name="ce22" office:value-type="string">
            <text:p><text:a xlink:href="https://tracker.yandex.ru/BUG-875430">https://tracker.yandex.ru/BUG-875430</text:a></text:p>
          </table:table-cell>
          <table:table-cell table:style-name="ce40"/>
          <table:table-cell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0" office:value-type="string">
            <text:p>Нажатие на крестик отмены закрывает окно Способа оплаты</text:p>
          </table:table-cell>
          <table:table-cell table:style-name="ce20" office:value-type="string">
            <text:p>PASSED</text:p>
          </table:table-cell>
          <table:table-cell table:style-name="ce38"/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3" office:value-type="string">
            <text:p>Окно Добавление карты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9"/>
          <table:table-cell table:style-name="ce2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По умолчанию поле Добавление карты не заполнено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0" office:value-type="string">
            <text:p>Нажатие на крестик отмены закрывает окно Способа оплаты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0" office:value-type="string">
            <text:p>Ввод валидных данных в поле Номер карты "1234 0000 4321" и в поле Код карты "56" , кнопка "Привязать" становится активной.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0" office:value-type="string">
            <text:p>Ввод валидных данных в поле Номер карты "1234 0000 4321" и не валидных данных в поле Код карты "567" , кнопка "Привязать" не активна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Ввод не валидных данных в поле Номер карты "1234 0000 4321 2345" и валидных данных в поле Код карты "56", кнопка "Привязать" не активна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0" office:value-type="string">
            <text:p>Ввод не валидных данных в поле Номер карты "1234" и валидных данных в поле Код карты "56", кнопка "Привязать" не активна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0" office:value-type="string">
            <text:p>Ввод валидных данных в поле Номер карты "1234 0000 4321" и не валидных данных в поле Код карты "5" , кнопка "Привязать" не активна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0" office:value-type="string">
            <text:p>Ввод не валидных данных в поле Номер карты "1234 0000 4321 2345" и в поле Код карты "567" , кнопка "Привязать" не активна.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Ввод не валидных данных в поле Номер карты "1234" и в поле Код карты "5" , кнопка "Привязать" не активна.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3"/>
          <table:table-cell table:style-name="ce2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3" office:value-type="string">
            <text:p>Ввод номера карты</text:p>
          </table:table-cell>
          <table:table-cell table:style-name="ce2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9" office:value-type="string">
            <text:p>Плейсхолдер номера карты серого цвета и содержит цифры 1234 0000 4321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9" office:value-type="string">
            <text:p>После ввода валидного номера карты текст в поле становится черным</text:p>
          </table:table-cell>
          <table:table-cell table:style-name="ce19" office:value-type="string">
            <text:p>FAILED</text:p>
          </table:table-cell>
          <table:table-cell table:style-name="ce24" office:value-type="string">
            <text:p><text:a xlink:href="https://tracker.yandex.ru/BUG-875471">https://tracker.yandex.ru/BUG-875471</text:a></text:p>
          </table:table-cell>
          <table:table-cell table:number-columns-repeated="102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9" office:value-type="string">
            <text:p>При вводе невалидных данных в поле Номер под ним появляется предупреждающее сообщение красным цветом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9" office:value-type="string">
            <text:p>Кнопка Привязать становится активна при вводе в поле номера карты 12 цифр с пробелами 1234 5678 9100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4" office:value-type="string">
            <text:p>Кнопка Привязать становится активна при вводе в поле номера карты 12 цифр без пробелов 123456789103</text:p>
          </table:table-cell>
          <table:table-cell table:style-name="ce20" office:value-type="string">
            <text:p>PASSE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4" office:value-type="string">
            <text:p>Ввод числа с проставлением пробелов через каждые четыре символа возможен <text:s/>- 1234 5678 9103</text:p>
          </table:table-cell>
          <table:table-cell table:style-name="ce19"/>
          <table:table-cell table:style-name="ce9"/>
          <table:table-cell table:number-columns-repeated="102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4" office:value-type="string">
            <text:p>Автоматические пробелы, после снятия фокуса в поле номера карты - 123456789103</text:p>
          </table:table-cell>
          <table:table-cell table:style-name="ce19" office:value-type="string">
            <text:p>FAILED</text:p>
          </table:table-cell>
          <table:table-cell table:style-name="ce24" office:value-type="string">
            <text:p><text:a xlink:href="https://tracker.yandex.ru/BUG-875521">https://tracker.yandex.ru/BUG-875521</text:a></text:p>
          </table:table-cell>
          <table:table-cell table:number-columns-repeated="1020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9" office:value-type="string">
            <text:p>Ввод в поле номера карты меньше 12 цифр 1234 5678 986, кнопка "Привязать" неактивна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4" office:value-type="string">
            <text:p>Ввод в поле номера карты больше 12 цифр 1234 1234 1234 5678 5421 невозможен </text:p>
          </table:table-cell>
          <table:table-cell table:style-name="ce19" office:value-type="string">
            <text:p>FAILED</text:p>
          </table:table-cell>
          <table:table-cell table:style-name="ce24" office:value-type="string">
            <text:p><text:a xlink:href="https://tracker.yandex.ru/BUG-875540">https://tracker.yandex.ru/BUG-875540</text:a></text:p>
          </table:table-cell>
          <table:table-cell table:style-name="ce41"/>
          <table:table-cell table:number-columns-repeated="1019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9" office:value-type="string">
            <text:p>Ввод в поле номера карты любых символов, кроме цифр - 12%3 %:12 вапр <text:s/>- невозможен</text:p>
          </table:table-cell>
          <table:table-cell table:style-name="ce19" office:value-type="string">
            <text:p>FAILED</text:p>
          </table:table-cell>
          <table:table-cell table:style-name="ce24" office:value-type="string">
            <text:p><text:a xlink:href="https://tracker.yandex.ru/BUG-881191">https://tracker.yandex.ru/BUG-881191</text:a></text:p>
          </table:table-cell>
          <table:table-cell table:style-name="ce14" office:value-type="string">
            <text:p>Баги недопустимых значений </text:p>
          </table:table-cell>
          <table:table-cell table:number-columns-repeated="1019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4" office:value-type="string">
            <text:p>Ввод числа в поле номера карты 12 цифр 000000000000, можно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4" office:value-type="string">
            <text:p>Ввод числа в поле номера карты 12 цифр 999999999999, можно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4" office:value-type="string">
            <text:p>Ввод числа в поле номера карты 12 цифр 000000000001, можно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4" office:value-type="string">
            <text:p>Ввод числа в поле номера карты 12 цифр 999999999998, можно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0" office:value-type="string">
            <text:p>В поле номера пустой ввод невозможен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10" office:value-type="string">
            <text:p>Ввод в поле номера карты copy &amp; past - 1234 5678 9100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13" office:value-type="string">
            <text:p>Ввод кода <text:s/>(позитивное - активная кнопка Привязать)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9" office:value-type="string">
            <text:p>По умолчанию поле Ввод кода не заполнено</text:p>
          </table:table-cell>
          <table:table-cell table:style-name="ce20" office:value-type="string">
            <text:p>PASSED</text:p>
          </table:table-cell>
          <table:table-cell table:style-name="ce4"/>
          <table:table-cell table:style-name="ce14"/>
          <table:table-cell table:number-columns-repeated="1019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9" office:value-type="string">
            <text:p>Плейсхолдер Ввода кода серого цвета и содержит цифры 12</text:p>
          </table:table-cell>
          <table:table-cell table:style-name="ce20" office:value-type="string">
            <text:p>PASSED</text:p>
          </table:table-cell>
          <table:table-cell table:style-name="ce4"/>
          <table:table-cell table:style-name="ce14"/>
          <table:table-cell table:number-columns-repeated="1019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9" office:value-type="string">
            <text:p>После ввода валидного номера карты текст в поле становится черным</text:p>
          </table:table-cell>
          <table:table-cell table:style-name="ce36" office:value-type="string">
            <text:p>FAILED</text:p>
          </table:table-cell>
          <table:table-cell table:style-name="ce24" office:value-type="string">
            <text:p><text:a xlink:href="https://tracker.yandex.ru/BUG-875471">https://tracker.yandex.ru/BUG-875471</text:a>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9" office:value-type="string">
            <text:p>При вводе невалидных данных в поле Код под ним появляется предупреждающее сообщение красным цветом</text:p>
          </table:table-cell>
          <table:table-cell table:style-name="ce37" office:value-type="string">
            <text:p>PASSED</text:p>
          </table:table-cell>
          <table:table-cell table:style-name="ce4"/>
          <table:table-cell table:style-name="ce14"/>
          <table:table-cell table:number-columns-repeated="1019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9" office:value-type="string">
            <text:p>Ввод в поле кода карты числа от 01 до 99 в поле ввода кода <text:s/>- 56, кнопка "Привязать" становится активной </text:p>
          </table:table-cell>
          <table:table-cell table:style-name="ce37" office:value-type="string">
            <text:p>PASSED</text:p>
          </table:table-cell>
          <table:table-cell table:style-name="ce4"/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9" office:value-type="string">
            <text:p>Ввод в поле кода карты меньше двух цифр "1", кнопка "Привязать" не активна</text:p>
          </table:table-cell>
          <table:table-cell table:style-name="ce37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9" office:value-type="string">
            <text:p>Ввод в поле кода карты больше 2 цифр 123 не возможно</text:p>
          </table:table-cell>
          <table:table-cell table:style-name="ce36" office:value-type="string">
            <text:p>FAILED</text:p>
          </table:table-cell>
          <table:table-cell table:style-name="ce24" office:value-type="string">
            <text:p><text:a xlink:href="https://tracker.yandex.ru/BUG-875612">https://tracker.yandex.ru/BUG-875612</text:a></text:p>
          </table:table-cell>
          <table:table-cell table:number-columns-repeated="1020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9" office:value-type="string">
            <text:p>Ввод числа в поле ввода кода 00 возможно.</text:p>
          </table:table-cell>
          <table:table-cell table:style-name="ce36" office:value-type="string">
            <text:p>FAILED</text:p>
          </table:table-cell>
          <table:table-cell table:style-name="ce24" office:value-type="string">
            <text:p><text:a xlink:href="https://tracker.yandex.ru/BUG-875618">https://tracker.yandex.ru/BUG-875618</text:a></text:p>
          </table:table-cell>
          <table:table-cell table:number-columns-repeated="1020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9" office:value-type="string">
            <text:p>Ввод числа в поле ввода кода 01 возможно.</text:p>
          </table:table-cell>
          <table:table-cell table:style-name="ce37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9" office:value-type="string">
            <text:p>Ввод числа в поле ввода кода 02 возможно.</text:p>
          </table:table-cell>
          <table:table-cell table:style-name="ce37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9" office:value-type="string">
            <text:p>Ввод числа в поле ввода кода 99 возможно.</text:p>
          </table:table-cell>
          <table:table-cell table:style-name="ce37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9" office:value-type="string">
            <text:p>Ввод числа в поле ввода кода 98 возможно.</text:p>
          </table:table-cell>
          <table:table-cell table:style-name="ce37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9" office:value-type="string">
            <text:p>Ввод числа в поле ввода кода 100 невозможно</text:p>
          </table:table-cell>
          <table:table-cell table:style-name="ce9" office:value-type="string">
            <text:p>SKIPPED </text:p>
          </table:table-cell>
          <table:table-cell table:style-name="ce24" office:value-type="string">
            <text:p><text:a xlink:href="https://tracker.yandex.ru/BUG-875612">https://tracker.yandex.ru/BUG-875612</text:a></text:p>
          </table:table-cell>
          <table:table-cell table:style-name="ce14" office:value-type="string">
            <text:p>Данный баг не дает возможность проверить этот пункт </text:p>
          </table:table-cell>
          <table:table-cell table:number-columns-repeated="1019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9" office:value-type="string">
            <text:p>Ввод символов в поле ввода, кроме цифр невозможен - %п</text:p>
          </table:table-cell>
          <table:table-cell table:style-name="ce36" office:value-type="string">
            <text:p>FAILED</text:p>
          </table:table-cell>
          <table:table-cell table:style-name="ce24" office:value-type="string">
            <text:p><text:a xlink:href="https://tracker.yandex.ru/BUG-881220">https://tracker.yandex.ru/BUG-881220</text:a>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5" office:value-type="string">
            <text:p>В поле кода пустой ввод невозможен</text:p>
          </table:table-cell>
          <table:table-cell table:style-name="ce37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9" office:value-type="string">
            <text:p>После введения валидных данных в поля "Номер карты" и "Код" кнопка "Привязать становится активной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9" office:value-type="string">
            <text:p>Нажатие на кнопку "Привязать" окна Добавления карты закрывает это окно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10" office:value-type="string">
            <text:p>Ввод в поле номера карты copy &amp; past - 12</text:p>
          </table:table-cell>
          <table:table-cell table:style-name="ce20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style-name="ce3"/>
          <table:table-cell table:style-name="ce4" table:number-columns-repeated="3"/>
          <table:table-cell table:number-columns-repeated="1020"/>
        </table:table-row>
        <table:table-row table:style-name="ro1" table:number-rows-repeated="3">
          <table:table-cell table:style-name="ce4" table:number-columns-repeated="4"/>
          <table:table-cell table:number-columns-repeated="1020"/>
        </table:table-row>
        <table:table-row table:style-name="ro1" table:number-rows-repeated="954">
          <table:table-cell/>
          <table:table-cell table:style-name="ce5"/>
          <table:table-cell table:number-columns-repeated="1022"/>
        </table:table-row>
        <table:table-row table:style-name="ro8" table:number-rows-repeated="1047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Чек-лист на Аэротакси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13" table:default-cell-style-name="Excel_20_Built-in_20_Normal"/>
        <table:table-column table:style-name="co8" table:default-cell-style-name="Excel_20_Built-in_20_Normal"/>
        <table:table-column table:style-name="co14" table:default-cell-style-name="Excel_20_Built-in_20_Normal"/>
        <table:table-column table:style-name="co10" table:default-cell-style-name="Excel_20_Built-in_20_Normal"/>
        <table:table-column table:style-name="co3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 table:number-columns-spanned="4" table:number-rows-spanned="1">
            <text:p>Чек-лист и результаты выполнения тестов: тестирование нового вида транспорта Аэротакси</text:p>
          </table:table-cell>
          <table:covered-table-cell table:number-columns-repeated="3"/>
          <table:table-cell table:style-name="ce39"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№</text:p>
          </table:table-cell>
          <table:table-cell table:style-name="ce2" office:value-type="string">
            <text:p>Описание проверки</text:p>
          </table:table-cell>
          <table:table-cell table:style-name="ce18" office:value-type="string">
            <text:p>Статус. Окружение Яндекс.Браузер 1920x1080 ОС - WIN 10</text:p>
          </table:table-cell>
          <table:table-cell table:style-name="ce2" office:value-type="string">
            <text:p>Ссылка на баг-репорт</text:p>
          </table:table-cell>
          <table:table-cell table:number-columns-repeated="102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Если добавить новый вид транспорта в ответ сервера, он появляется в интерфейсе.</text:p>
          </table:table-cell>
          <table:table-cell table:style-name="ce37" office:value-type="string">
            <text:p>PASSED</text:p>
          </table:table-cell>
          <table:table-cell table:style-name="ce3"/>
          <table:table-cell table:style-name="ce33"/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Значок нового вида транспорта отображается в разделе видов транспорта, интерфейс не разъезжается.</text:p>
          </table:table-cell>
          <table:table-cell table:style-name="ce37" office:value-type="string">
            <text:p>PASSED</text:p>
          </table:table-cell>
          <table:table-cell table:style-name="ce3"/>
          <table:table-cell table:style-name="ce28"/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Значок нового вида транспорта переходит в выключенное состояние при смене режима со «Свой» на любой другой.</text:p>
          </table:table-cell>
          <table:table-cell table:style-name="ce37" office:value-type="string">
            <text:p>PASSE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Значок нового вида транспорта переходит в выбранное состояние при клике на него в режиме «Свой».</text:p>
          </table:table-cell>
          <table:table-cell table:style-name="ce37" office:value-type="string">
            <text:p>PASSE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Производится подсчёт стоимости поездки, если все поля заполнены корректно и выбран новый вид транспорта.</text:p>
          </table:table-cell>
          <table:table-cell table:style-name="ce37" office:value-type="string">
            <text:p>PASSED</text:p>
          </table:table-cell>
          <table:table-cell table:style-name="ce3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 office:value-type="string">
            <text:p>В результатах подсчёта отображается название нового вида транспорта, которое пришло с сервера.</text:p>
          </table:table-cell>
          <table:table-cell table:style-name="ce19" office:value-type="string">
            <text:p>FAILED</text:p>
          </table:table-cell>
          <table:table-cell table:style-name="ce24" office:value-type="string">
            <text:p><text:a xlink:href="https://tracker.yandex.ru/BUG-877809">https://tracker.yandex.ru/BUG-877809</text:a></text:p>
          </table:table-cell>
          <table:table-cell table:number-columns-repeated="1020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9" office:value-type="string">
            <text:p>В результатах подсчёта отображается стоимость и время поездки на выбранном новом виде транспорта.</text:p>
          </table:table-cell>
          <table:table-cell table:style-name="ce37" office:value-type="string">
            <text:p>PASSED</text:p>
          </table:table-cell>
          <table:table-cell table:style-name="ce4"/>
          <table:table-cell table:number-columns-repeated="1020"/>
        </table:table-row>
        <table:table-row table:style-name="ro1" table:number-rows-repeated="978">
          <table:table-cell table:number-columns-repeated="1024"/>
        </table:table-row>
        <table:table-row table:style-name="ro8" table:number-rows-repeated="10475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Чек лист функциональности экрана Статус заказа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3" table:default-cell-style-name="Excel_20_Built-in_20_Normal"/>
        <table:table-column table:style-name="co18" table:default-cell-style-name="Excel_20_Built-in_20_Normal"/>
        <table:table-column table:style-name="co3" table:number-columns-repeated="1017" table:default-cell-style-name="Excel_20_Built-in_20_Normal"/>
        <table:table-row table:style-name="ro12">
          <table:table-cell table:style-name="ce42"/>
          <table:table-cell table:style-name="ce42" office:value-type="string">
            <text:p>Чек-лист по требованиям к функциональности экрана «Статус заказа»</text:p>
          </table:table-cell>
          <table:table-cell table:style-name="ce42" table:number-columns-repeated="5"/>
          <table:table-cell table:style-name="ce59"/>
          <table:table-cell table:style-name="ce45" table:number-columns-repeated="20"/>
          <table:table-cell table:number-columns-repeated="996"/>
        </table:table-row>
        <table:table-row table:style-name="ro13">
          <table:table-cell table:style-name="ce43" office:value-type="string">
            <text:p>№</text:p>
          </table:table-cell>
          <table:table-cell table:style-name="ce43" office:value-type="string">
            <text:p>Описание проверки</text:p>
          </table:table-cell>
          <table:table-cell table:style-name="ce52" office:value-type="string">
            <text:p>Win 10, Google Chrome 107.0.5304.88</text:p>
            <text:p>1920х1080</text:p>
          </table:table-cell>
          <table:table-cell table:style-name="ce52" office:value-type="string">
            <text:p>Win 10, Яндекс.Браузер 22.11.0.2419</text:p>
            <text:p>1280х720</text:p>
          </table:table-cell>
          <table:table-cell table:style-name="ce52" office:value-type="string">
            <text:p>Win 10, Google Chrome 107.0.5304.88</text:p>
            <text:p>1280х720</text:p>
          </table:table-cell>
          <table:table-cell table:style-name="ce52" office:value-type="string">
            <text:p>Win 10, Яндекс.Браузер 22.11.0.2419</text:p>
            <text:p>1920х1080</text:p>
          </table:table-cell>
          <table:table-cell table:style-name="ce43" office:value-type="string">
            <text:p>Ссылка на баг-репорт</text:p>
          </table:table-cell>
          <table:table-cell table:style-name="ce59"/>
          <table:table-cell table:style-name="ce45" table:number-columns-repeated="20"/>
          <table:table-cell table:number-columns-repeated="996"/>
        </table:table-row>
        <table:table-row table:style-name="ro1">
          <table:table-cell table:style-name="ce44"/>
          <table:table-cell table:style-name="ce46" office:value-type="string">
            <text:p>Общий вид верстки</text:p>
          </table:table-cell>
          <table:table-cell table:style-name="ce53" table:number-columns-repeated="4"/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4">
          <table:table-cell table:style-name="ce44" office:value-type="float" office:value="1">
            <text:p>1</text:p>
          </table:table-cell>
          <table:table-cell table:style-name="ce47" office:value-type="string">
            <text:p>Логотип Яндекс Самокат учебный тренажер расположена в левом верхнем углу экран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2">
            <text:p>2</text:p>
          </table:table-cell>
          <table:table-cell table:style-name="ce47" office:value-type="string">
            <text:p>Логотип Яндекс. Самокат расположен в верхнем углу экран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3">
            <text:p>3</text:p>
          </table:table-cell>
          <table:table-cell table:style-name="ce47" office:value-type="string">
            <text:p>Текст логотипа Яндекс Самокат черн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4">
            <text:p>4</text:p>
          </table:table-cell>
          <table:table-cell table:style-name="ce47" office:value-type="string">
            <text:p>В логотипе Яндекс Самокат текст "Яндекс" - "жирный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5">
          <table:table-cell table:style-name="ce44" office:value-type="float" office:value="5">
            <text:p>5</text:p>
          </table:table-cell>
          <table:table-cell table:style-name="ce47" office:value-type="string">
            <text:p>Рядом с текстом Яндекс Самокат в виде математической степени текст "учебный тренажер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6">
            <text:p>6</text:p>
          </table:table-cell>
          <table:table-cell table:style-name="ce47" office:value-type="string">
            <text:p>Текст "учебный тренажер" - сер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7">
            <text:p>7</text:p>
          </table:table-cell>
          <table:table-cell table:style-name="ce47" office:value-type="string">
            <text:p>В правом верхнем углу экрана расположена кнопка "Статус заказа"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">
          <table:table-cell table:style-name="ce44" office:value-type="float" office:value="8">
            <text:p>8</text:p>
          </table:table-cell>
          <table:table-cell table:style-name="ce47" office:value-type="string">
            <text:p>Кнопка "Статус заказа" внутри основного белого фон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">
          <table:table-cell table:style-name="ce44" office:value-type="float" office:value="9">
            <text:p>9</text:p>
          </table:table-cell>
          <table:table-cell table:style-name="ce47" office:value-type="string">
            <text:p>Текст кнопки "Статус заказа" черн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/>
          <table:table-cell table:style-name="ce47" office:value-type="string">
            <text:p>Нажатие на кнопку "Статус заказа" <text:s/>выводит поле ввода "Номер заказа"</text:p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108761">https://tracker.yandex.ru/BUG-1108761</text:a></text:p>
          </table:table-cell>
          <table:table-cell table:style-name="ce45" office:value-type="string">
            <text:p>BUG-1108761</text:p>
          </table:table-cell>
          <table:table-cell table:style-name="ce45" table:number-columns-repeated="20"/>
          <table:table-cell table:number-columns-repeated="996"/>
        </table:table-row>
        <table:table-row table:style-name="ro1">
          <table:table-cell table:style-name="ce44" office:value-type="float" office:value="10">
            <text:p>10</text:p>
          </table:table-cell>
          <table:table-cell table:style-name="ce47" office:value-type="string">
            <text:p>Слева от кнопки "Статус заказа" находится кнопка "Заказать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1">
            <text:p>11</text:p>
          </table:table-cell>
          <table:table-cell table:style-name="ce47" office:value-type="string">
            <text:p>Кнопка "Заказать" черн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2">
            <text:p>12</text:p>
          </table:table-cell>
          <table:table-cell table:style-name="ce47" office:value-type="string">
            <text:p>Текст кнопки "Заказать" бел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/>
          <table:table-cell table:style-name="ce46" office:value-type="string">
            <text:p>Поле ввода номера заказа </text:p>
          </table:table-cell>
          <table:table-cell table:style-name="ce44" table:number-columns-repeated="5"/>
          <table:table-cell table:style-name="ce45" table:number-columns-repeated="21"/>
          <table:table-cell table:number-columns-repeated="996"/>
        </table:table-row>
        <table:table-row table:style-name="ro16">
          <table:table-cell table:style-name="ce44" office:value-type="float" office:value="13">
            <text:p>13</text:p>
          </table:table-cell>
          <table:table-cell table:style-name="ce44" office:value-type="string">
            <text:p>Отображение номера заказа в поле поиска заказа, после его введения в статус заказа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4">
            <text:p>14</text:p>
          </table:table-cell>
          <table:table-cell table:style-name="ce44" office:value-type="string">
            <text:p>Поле поиска заказа имеет рамку черн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5">
            <text:p>15</text:p>
          </table:table-cell>
          <table:table-cell table:style-name="ce44" office:value-type="string">
            <text:p>Поле поиска заказа имеет рамку со скргуленными углами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6">
            <text:p>16</text:p>
          </table:table-cell>
          <table:table-cell table:style-name="ce44" office:value-type="string">
            <text:p>Номер в поле поиска заказа <text:s/>имеет черный цвет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7">
            <text:p>17</text:p>
          </table:table-cell>
          <table:table-cell table:style-name="ce44" office:value-type="string">
            <text:p>Кнопка "Посмотреть" рядом с полем поиска заказа черн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8">
            <text:p>18</text:p>
          </table:table-cell>
          <table:table-cell table:style-name="ce44" office:value-type="string">
            <text:p>Внутри кнопки "Посмотреть" текст бел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9">
            <text:p>19</text:p>
          </table:table-cell>
          <table:table-cell table:style-name="ce44" office:value-type="string">
            <text:p>Кнопка "Посмотреть" имеет рамку со скргуленными углами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6">
          <table:table-cell table:style-name="ce44" office:value-type="float" office:value="20">
            <text:p>20</text:p>
          </table:table-cell>
          <table:table-cell table:style-name="ce44" office:value-type="string">
            <text:p><text:span text:style-name="T1">При нажатии на кнопку "Посмотреть" после ввода номера ранее созданого заказа </text:span><text:span text:style-name="T2">12345</text:span><text:span text:style-name="T1">, страница обновляется и показывается информация по новому заказу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7">
          <table:table-cell table:style-name="ce44" office:value-type="float" office:value="21">
            <text:p>21</text:p>
          </table:table-cell>
          <table:table-cell table:style-name="ce44" office:value-type="string">
            <text:p><text:span text:style-name="T1">При нажатии на кнопку "Посмотреть" после ввода номера несуществующего заказа, появляется окно с сообщением "Такого заказа нет Точно верный номер?" </text:span><text:span text:style-name="T2">Проверка 12394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3"/>
          <table:table-cell table:style-name="ce45" office:value-type="string">
            <text:p><text:s/></text:p>
          </table:table-cell>
          <table:table-cell table:style-name="ce45" table:number-columns-repeated="17"/>
          <table:table-cell table:number-columns-repeated="996"/>
        </table:table-row>
        <table:table-row table:style-name="ro18">
          <table:table-cell table:style-name="ce44" office:value-type="float" office:value="22">
            <text:p>22</text:p>
          </table:table-cell>
          <table:table-cell table:style-name="ce44" office:value-type="string">
            <text:p><text:span text:style-name="T1">При нажатии на кнопку "Посмотреть" после ввода букв в поле заказа, появляется окно с сообщением "Такого заказа нет Точно верный номер?" <text:s/></text:span><text:span text:style-name="T2">Проверка: Ваывпа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9">
          <table:table-cell table:style-name="ce44" office:value-type="float" office:value="23">
            <text:p>23</text:p>
          </table:table-cell>
          <table:table-cell table:style-name="ce44" office:value-type="string">
            <text:p><text:span text:style-name="T1">При нажатии на кнопку "Посмотреть" после ввода спецсимволов в поле заказа, появляется окно с сообщением "Такого заказа нет Точно верный номер?" <text:s/></text:span><text:span text:style-name="T2">Проверка: ;%?%: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0">
          <table:table-cell table:style-name="ce44" office:value-type="float" office:value="24">
            <text:p>24</text:p>
          </table:table-cell>
          <table:table-cell table:style-name="ce47" office:value-type="string">
            <text:p>В окне "Такого заказа нет Точно верный номер?" под полем на всю страницу картинка со сломанным самокатом в центре экран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25">
            <text:p>25</text:p>
          </table:table-cell>
          <table:table-cell table:style-name="ce48" office:value-type="string">
            <text:p>Цвет текста "Такого заказа нет Точно верный номер?" черный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/>
          <table:table-cell table:style-name="ce46" office:value-type="string">
            <text:p>Верстка "Для кого самокат" и "Про аренду"</text:p>
          </table:table-cell>
          <table:table-cell table:style-name="ce44" table:number-columns-repeated="5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26">
            <text:p>26</text:p>
          </table:table-cell>
          <table:table-cell table:style-name="ce44" office:value-type="string">
            <text:p>Размер надписи "Для кого самокат" соответствует <text:s/>368 х 43 px</text:p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107789">https://tracker.yandex.ru/BUG-1107789</text:a></text:p>
          </table:table-cell>
          <table:table-cell table:style-name="ce45" office:value-type="string">
            <text:p>BUG-1107789</text:p>
          </table:table-cell>
          <table:table-cell table:style-name="ce45" table:number-columns-repeated="20"/>
          <table:table-cell table:number-columns-repeated="996"/>
        </table:table-row>
        <table:table-row table:style-name="ro21">
          <table:table-cell table:style-name="ce44" office:value-type="float" office:value="27">
            <text:p>27</text:p>
          </table:table-cell>
          <table:table-cell table:style-name="ce44" office:value-type="string">
            <text:p>Если заказ просрочен его статус и подпись подсвечиваются красным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2">
          <table:table-cell table:style-name="ce44" office:value-type="float" office:value="28">
            <text:p>28</text:p>
          </table:table-cell>
          <table:table-cell table:style-name="ce44" office:value-type="string">
            <text:p>Размер поля для заполнения имени = 718 х 48 px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8" office:value-type="string">
            <text:p><text:a xlink:href="https://tracker.yandex.ru/BUG-1107743">https://tracker.yandex.ru/BUG-1107743</text:a></text:p>
          </table:table-cell>
          <table:table-cell table:style-name="ce45" office:value-type="string">
            <text:p>BUG-1107743</text:p>
          </table:table-cell>
          <table:table-cell table:style-name="ce45" table:number-columns-repeated="20"/>
          <table:table-cell table:number-columns-repeated="996"/>
        </table:table-row>
        <table:table-row table:style-name="ro23">
          <table:table-cell table:style-name="ce44" office:value-type="float" office:value="29">
            <text:p>29</text:p>
          </table:table-cell>
          <table:table-cell table:style-name="ce44" office:value-type="string">
            <text:p>Размер поля для заполнения фамилии = 718 х 48 px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107743">https://tracker.yandex.ru/BUG-1107743</text:a></text:p>
          </table:table-cell>
          <table:table-cell table:style-name="ce45" table:number-columns-repeated="21"/>
          <table:table-cell table:number-columns-repeated="996"/>
        </table:table-row>
        <table:table-row table:style-name="ro23">
          <table:table-cell table:style-name="ce44" office:value-type="float" office:value="30">
            <text:p>30</text:p>
          </table:table-cell>
          <table:table-cell table:style-name="ce44" office:value-type="string">
            <text:p>Размер поля для заполнения станции метро = <text:s/>718 х 48 px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107743">https://tracker.yandex.ru/BUG-1107743</text:a></text:p>
          </table:table-cell>
          <table:table-cell table:style-name="ce45" office:value-type="string">
            <text:p>BUG-1107743</text:p>
          </table:table-cell>
          <table:table-cell table:style-name="ce45" table:number-columns-repeated="20"/>
          <table:table-cell table:number-columns-repeated="996"/>
        </table:table-row>
        <table:table-row table:style-name="ro23">
          <table:table-cell table:style-name="ce44" office:value-type="float" office:value="31">
            <text:p>31</text:p>
          </table:table-cell>
          <table:table-cell table:style-name="ce44" office:value-type="string">
            <text:p>Размер поля для заполнения телефона = 718 х 48 px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107743">https://tracker.yandex.ru/BUG-1107743</text:a></text:p>
          </table:table-cell>
          <table:table-cell table:style-name="ce45" office:value-type="string">
            <text:p>BUG-1107743</text:p>
          </table:table-cell>
          <table:table-cell table:style-name="ce45" table:number-columns-repeated="20"/>
          <table:table-cell table:number-columns-repeated="996"/>
        </table:table-row>
        <table:table-row table:style-name="ro23">
          <table:table-cell table:style-name="ce44" office:value-type="float" office:value="32">
            <text:p>32</text:p>
          </table:table-cell>
          <table:table-cell table:style-name="ce44" office:value-type="string">
            <text:p>Цвет текста в плейсхолдерах "Имя", "Фамилия", "Адрес: куда привезти самокат", "Станция метро" и "Телефон: на него позвонит курьер" = <text:s/>#AFB4B7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4">
          <table:table-cell table:style-name="ce44" office:value-type="float" office:value="33">
            <text:p>33</text:p>
          </table:table-cell>
          <table:table-cell table:style-name="ce44" office:value-type="string">
            <text:p>Шрифт текста в плейсхолдерах "Имя", "Фамилия", "Адрес: куда привезти самокат", "Станция метро" и "Телефон: на него позвонит курьер" = 'Yandex Sans Text'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5">
          <table:table-cell table:style-name="ce44" office:value-type="float" office:value="34">
            <text:p>34</text:p>
          </table:table-cell>
          <table:table-cell table:style-name="ce44" office:value-type="string">
            <text:p>Размер кнопки "Дальше" 250 х 60 рх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6">
          <table:table-cell table:style-name="ce44" office:value-type="float" office:value="35">
            <text:p>35</text:p>
          </table:table-cell>
          <table:table-cell table:style-name="ce44" office:value-type="string">
            <text:p>Цвет <text:s/>кнопки "Дальше" чёрный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7">
          <table:table-cell table:style-name="ce44" office:value-type="float" office:value="36">
            <text:p>36</text:p>
          </table:table-cell>
          <table:table-cell table:style-name="ce44" office:value-type="string">
            <text:p>Шрифт надписи "Дальше" 'Yandex Sans Text'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2">
          <table:table-cell table:style-name="ce44" office:value-type="float" office:value="37">
            <text:p>37</text:p>
          </table:table-cell>
          <table:table-cell table:style-name="ce44" office:value-type="string">
            <text:p>Текст кнопки на кнопки "Дальше" на соответствующей кнопке "Дальше"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8" office:value-type="string">
            <text:p><text:a xlink:href="https://tracker.yandex.ru/BUG-1107813">https://tracker.yandex.ru/BUG-1107813</text:a></text:p>
          </table:table-cell>
          <table:table-cell table:style-name="ce45" office:value-type="string">
            <text:p>BUG-1107813</text:p>
          </table:table-cell>
          <table:table-cell table:style-name="ce45" table:number-columns-repeated="20"/>
          <table:table-cell table:number-columns-repeated="996"/>
        </table:table-row>
        <table:table-row table:style-name="ro28">
          <table:table-cell table:style-name="ce44" office:value-type="float" office:value="38">
            <text:p>38</text:p>
          </table:table-cell>
          <table:table-cell table:style-name="ce44" office:value-type="string">
            <text:p>Цвет заполненных данных в полях "Имя", "Фамилия", "Адрес: куда привезти самокат", "Станция метро" и "Телефон: на него позвонит курьер" = черный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9">
          <table:table-cell table:style-name="ce44" office:value-type="float" office:value="39">
            <text:p>39</text:p>
          </table:table-cell>
          <table:table-cell table:style-name="ce47" office:value-type="string">
            <text:p>Размер надписи "Про аренду" 248х43 рх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8" office:value-type="string">
            <text:p><text:a xlink:href="https://tracker.yandex.ru/BUG-1107834">https://tracker.yandex.ru/BUG-1107834</text:a></text:p>
          </table:table-cell>
          <table:table-cell table:style-name="ce45" office:value-type="string">
            <text:p>BUG-1107834</text:p>
          </table:table-cell>
          <table:table-cell table:style-name="ce45" table:number-columns-repeated="20"/>
          <table:table-cell table:number-columns-repeated="996"/>
        </table:table-row>
        <table:table-row table:style-name="ro30">
          <table:table-cell table:style-name="ce44" office:value-type="float" office:value="40">
            <text:p>40</text:p>
          </table:table-cell>
          <table:table-cell table:style-name="ce47" office:value-type="string">
            <text:p>Размер поля для заполнения "Когда привезти самокат" = <text:s/>718х48 рх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8" office:value-type="string">
            <text:p><text:a xlink:href="https://tracker.yandex.ru/BUG-1107743">https://tracker.yandex.ru/BUG-1107743</text:a></text:p>
          </table:table-cell>
          <table:table-cell table:style-name="ce45" office:value-type="string">
            <text:p>BUG-1107743</text:p>
          </table:table-cell>
          <table:table-cell table:style-name="ce45" table:number-columns-repeated="20"/>
          <table:table-cell table:number-columns-repeated="996"/>
        </table:table-row>
        <table:table-row table:style-name="ro31">
          <table:table-cell table:style-name="ce44" office:value-type="float" office:value="41">
            <text:p>41</text:p>
          </table:table-cell>
          <table:table-cell table:style-name="ce47" office:value-type="string">
            <text:p>Размер поля для заполнения "Срок аренды" = <text:s/>718х48 рх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107743">https://tracker.yandex.ru/BUG-1107743</text:a></text:p>
          </table:table-cell>
          <table:table-cell table:style-name="ce45" office:value-type="string">
            <text:p>BUG-1107743</text:p>
          </table:table-cell>
          <table:table-cell table:style-name="ce45" table:number-columns-repeated="20"/>
          <table:table-cell table:number-columns-repeated="996"/>
        </table:table-row>
        <table:table-row table:style-name="ro32">
          <table:table-cell table:style-name="ce44" office:value-type="float" office:value="42">
            <text:p>42</text:p>
          </table:table-cell>
          <table:table-cell table:style-name="ce47" office:value-type="string">
            <text:p>Размер поля для заполнения "Комментарий для курьера" = 718х48 рх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107743">https://tracker.yandex.ru/BUG-1107743</text:a></text:p>
          </table:table-cell>
          <table:table-cell table:style-name="ce45" office:value-type="string">
            <text:p>BUG-1107743</text:p>
          </table:table-cell>
          <table:table-cell table:style-name="ce45" table:number-columns-repeated="20"/>
          <table:table-cell table:number-columns-repeated="996"/>
        </table:table-row>
        <table:table-row table:style-name="ro33">
          <table:table-cell table:style-name="ce44" office:value-type="float" office:value="43">
            <text:p>43</text:p>
          </table:table-cell>
          <table:table-cell table:style-name="ce47" office:value-type="string">
            <text:p>Размер поля чек-бокса 718х108 рх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8" office:value-type="string">
            <text:p><text:a xlink:href="https://tracker.yandex.ru/BUG-1107848">https://tracker.yandex.ru/BUG-1107848</text:a></text:p>
          </table:table-cell>
          <table:table-cell table:style-name="ce45" office:value-type="string">
            <text:p>BUG-1107848</text:p>
          </table:table-cell>
          <table:table-cell table:style-name="ce45" table:number-columns-repeated="20"/>
          <table:table-cell table:number-columns-repeated="996"/>
        </table:table-row>
        <table:table-row table:style-name="ro27">
          <table:table-cell table:style-name="ce44" office:value-type="float" office:value="44">
            <text:p>44</text:p>
          </table:table-cell>
          <table:table-cell table:style-name="ce47" office:value-type="string">
            <text:p>Размер кнопки "Назад" 250х60 px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4">
          <table:table-cell table:style-name="ce44" office:value-type="float" office:value="45">
            <text:p>45</text:p>
          </table:table-cell>
          <table:table-cell table:style-name="ce47" office:value-type="string">
            <text:p>Размер кнопки "Заказать" 250х60 px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">
          <table:table-cell table:style-name="ce44" office:value-type="float" office:value="46">
            <text:p>46</text:p>
          </table:table-cell>
          <table:table-cell table:style-name="ce47" office:value-type="string">
            <text:p>Цвет плейсхолдера в поле "Про аренду" <text:s/>серый 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5">
          <table:table-cell table:style-name="ce44" office:value-type="float" office:value="47">
            <text:p>47</text:p>
          </table:table-cell>
          <table:table-cell table:style-name="ce47" office:value-type="string">
            <text:p>Цвет текста заполненных данных в поле "Про аренду" чёрный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48">
            <text:p>48</text:p>
          </table:table-cell>
          <table:table-cell table:style-name="ce48" office:value-type="string">
            <text:p>Клик на кнопку "Заказать" вызывает окно "Заказ оформлен"</text:p>
          </table:table-cell>
          <table:table-cell table:style-name="ce55" office:value-type="string">
            <text:p>FAILED </text:p>
          </table:table-cell>
          <table:table-cell table:style-name="ce54" office:value-type="string">
            <text:p>PASSED</text:p>
          </table:table-cell>
          <table:table-cell table:style-name="ce55" office:value-type="string">
            <text:p>FAILED </text:p>
          </table:table-cell>
          <table:table-cell table:style-name="ce54" office:value-type="string">
            <text:p>PASSED</text:p>
          </table:table-cell>
          <table:table-cell table:style-name="ce58" office:value-type="string">
            <text:p><text:a xlink:href="https://tracker.yandex.ru/BUG-1107901">https://tracker.yandex.ru/BUG-1107901</text:a></text:p>
          </table:table-cell>
          <table:table-cell table:style-name="ce45" office:value-type="string">
            <text:p>BUG-1107901</text:p>
          </table:table-cell>
          <table:table-cell table:style-name="ce45" table:number-columns-repeated="20"/>
          <table:table-cell table:number-columns-repeated="996"/>
        </table:table-row>
        <table:table-row table:style-name="ro15">
          <table:table-cell table:style-name="ce44" office:value-type="float" office:value="49">
            <text:p>49</text:p>
          </table:table-cell>
          <table:table-cell table:style-name="ce47" office:value-type="string">
            <text:p>Размер поля "Заказ оформлен" 908х399 px</text:p>
            <text:p/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7" office:value-type="string">
            <text:p><text:a xlink:href="https://tracker.yandex.ru/BUG-1107901">Из-за бага https://tracker.yandex.ru/BUG-1107901</text:a></text:p>
          </table:table-cell>
          <table:table-cell table:style-name="ce45" office:value-type="string">
            <text:p>BUG-1107901</text:p>
          </table:table-cell>
          <table:table-cell table:style-name="ce45" table:number-columns-repeated="20"/>
          <table:table-cell table:number-columns-repeated="996"/>
        </table:table-row>
        <table:table-row table:style-name="ro36">
          <table:table-cell table:style-name="ce44" office:value-type="float" office:value="50">
            <text:p>50</text:p>
          </table:table-cell>
          <table:table-cell table:style-name="ce47" office:value-type="string">
            <text:p>Текст внутри окна «Номер заказа NNNNN. Запишите его: пригодится, чтобы отслеживать</text:p>
            <text:p>статус»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7" office:value-type="string">
            <text:p><text:a xlink:href="https://tracker.yandex.ru/BUG-1107901">Из-за бага https://tracker.yandex.ru/BUG-1107901</text:a></text:p>
          </table:table-cell>
          <table:table-cell table:style-name="ce45" office:value-type="string">
            <text:p>BUG-1107901</text:p>
          </table:table-cell>
          <table:table-cell table:style-name="ce45" table:number-columns-repeated="20"/>
          <table:table-cell table:number-columns-repeated="996"/>
        </table:table-row>
        <table:table-row table:style-name="ro37">
          <table:table-cell table:style-name="ce44" office:value-type="float" office:value="51">
            <text:p>51</text:p>
          </table:table-cell>
          <table:table-cell table:style-name="ce48" office:value-type="string">
            <text:p>Текст внутри окна «Номер заказа NNNNN. Запишите его: пригодится, чтобы отслеживать</text:p>
            <text:p>статус» имеет черный цвет <text:s/>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7" office:value-type="string">
            <text:p><text:a xlink:href="https://tracker.yandex.ru/BUG-1107901">Из-за бага https://tracker.yandex.ru/BUG-1107901</text:a></text:p>
          </table:table-cell>
          <table:table-cell table:style-name="ce45" office:value-type="string">
            <text:p>BUG-1107901</text:p>
          </table:table-cell>
          <table:table-cell table:style-name="ce45" table:number-columns-repeated="20"/>
          <table:table-cell table:number-columns-repeated="996"/>
        </table:table-row>
        <table:table-row table:style-name="ro38">
          <table:table-cell table:style-name="ce44" office:value-type="float" office:value="52">
            <text:p>52</text:p>
          </table:table-cell>
          <table:table-cell table:style-name="ce47" office:value-type="string">
            <text:p>Внутри окна кнопка "Посмотреть статус" <text:s/>черного цвета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7" office:value-type="string">
            <text:p><text:a xlink:href="https://tracker.yandex.ru/BUG-1107901">Из-за бага https://tracker.yandex.ru/BUG-1107901</text:a></text:p>
          </table:table-cell>
          <table:table-cell table:style-name="ce45" office:value-type="string">
            <text:p>BUG-1107901</text:p>
          </table:table-cell>
          <table:table-cell table:style-name="ce45" table:number-columns-repeated="20"/>
          <table:table-cell table:number-columns-repeated="996"/>
        </table:table-row>
        <table:table-row table:style-name="ro15">
          <table:table-cell table:style-name="ce44" office:value-type="float" office:value="53">
            <text:p>53</text:p>
          </table:table-cell>
          <table:table-cell table:style-name="ce47" office:value-type="string">
            <text:p>Текст кнопки "Посмотреть статус" <text:s/>белого цвета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7" office:value-type="string">
            <text:p><text:a xlink:href="https://tracker.yandex.ru/BUG-1107901">Из-за бага https://tracker.yandex.ru/BUG-1107901</text:a></text:p>
          </table:table-cell>
          <table:table-cell table:style-name="ce45" office:value-type="string">
            <text:p>BUG-1107901</text:p>
          </table:table-cell>
          <table:table-cell table:style-name="ce45" table:number-columns-repeated="20"/>
          <table:table-cell table:number-columns-repeated="996"/>
        </table:table-row>
        <table:table-row table:style-name="ro20">
          <table:table-cell table:style-name="ce44" office:value-type="float" office:value="54">
            <text:p>54</text:p>
          </table:table-cell>
          <table:table-cell table:style-name="ce47" office:value-type="string">
            <text:p>Размер кнопки "Посмотреть статус" 250 х 60 px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6" office:value-type="string">
            <text:p>SKIPPED </text:p>
          </table:table-cell>
          <table:table-cell table:style-name="ce54" office:value-type="string">
            <text:p>PASSED</text:p>
          </table:table-cell>
          <table:table-cell table:style-name="ce57" office:value-type="string">
            <text:p><text:a xlink:href="https://tracker.yandex.ru/BUG-1107901">Из-за бага https://tracker.yandex.ru/BUG-1107901</text:a></text:p>
          </table:table-cell>
          <table:table-cell table:style-name="ce45" office:value-type="string">
            <text:p>BUG-1107901</text:p>
          </table:table-cell>
          <table:table-cell table:style-name="ce45" table:number-columns-repeated="20"/>
          <table:table-cell table:number-columns-repeated="996"/>
        </table:table-row>
        <table:table-row table:style-name="ro1">
          <table:table-cell table:style-name="ce44"/>
          <table:table-cell table:style-name="ce46" office:value-type="string">
            <text:p>Отображение полей с данными по заказу </text:p>
          </table:table-cell>
          <table:table-cell table:style-name="ce44" table:number-columns-repeated="5"/>
          <table:table-cell table:style-name="ce45" table:number-columns-repeated="21"/>
          <table:table-cell table:number-columns-repeated="996"/>
        </table:table-row>
        <table:table-row table:style-name="ro39">
          <table:table-cell table:style-name="ce44" office:value-type="float" office:value="55">
            <text:p>55</text:p>
          </table:table-cell>
          <table:table-cell table:style-name="ce48" office:value-type="string">
            <text:p>Поля с введенными данными расположены в левой части окн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9">
          <table:table-cell table:style-name="ce44" office:value-type="float" office:value="56">
            <text:p>56</text:p>
          </table:table-cell>
          <table:table-cell table:style-name="ce48" office:value-type="string">
            <text:p>Поля с цепочками статусов расположены в правой части окна</text:p>
          </table:table-cell>
          <table:table-cell table:style-name="ce54" office:value-type="string">
            <text:p>PASSED</text:p>
          </table:table-cell>
          <table:table-cell table:style-name="ce55" office:value-type="string">
            <text:p>FAILED </text:p>
          </table:table-cell>
          <table:table-cell table:style-name="ce54" office:value-type="string">
            <text:p>PASSED</text:p>
          </table:table-cell>
          <table:table-cell table:style-name="ce55" office:value-type="string">
            <text:p>FAILED </text:p>
          </table:table-cell>
          <table:table-cell table:style-name="ce58" office:value-type="string">
            <text:p><text:a xlink:href="https://tracker.yandex.ru/BUG-1108827">https://tracker.yandex.ru/BUG-1108827</text:a></text:p>
          </table:table-cell>
          <table:table-cell table:style-name="ce45" office:value-type="string">
            <text:p>BUG-1108827</text:p>
          </table:table-cell>
          <table:table-cell table:style-name="ce60" table:number-columns-repeated="20"/>
          <table:table-cell table:style-name="ce61"/>
          <table:table-cell table:number-columns-repeated="995"/>
        </table:table-row>
        <table:table-row table:style-name="ro40">
          <table:table-cell table:style-name="ce44" office:value-type="float" office:value="57">
            <text:p>57</text:p>
          </table:table-cell>
          <table:table-cell table:style-name="ce44" office:value-type="string">
            <text:p>Размер поля с номером заказа 808х60 рх</text:p>
            <text:p/>
          </table:table-cell>
          <table:table-cell table:number-columns-repeated="4" table:style-name="ce55" office:value-type="string">
            <text:p>FAILED </text:p>
          </table:table-cell>
          <table:table-cell table:style-name="ce58" office:value-type="string">
            <text:p><text:a xlink:href="https://tracker.yandex.ru/BUG-1107935">https://tracker.yandex.ru/BUG-1107935</text:a></text:p>
          </table:table-cell>
          <table:table-cell table:style-name="ce45" office:value-type="string">
            <text:p>BUG-1107935</text:p>
          </table:table-cell>
          <table:table-cell table:style-name="ce45" table:number-columns-repeated="20"/>
          <table:table-cell table:number-columns-repeated="996"/>
        </table:table-row>
        <table:table-row table:style-name="ro40">
          <table:table-cell table:style-name="ce44" office:value-type="float" office:value="58">
            <text:p>58</text:p>
          </table:table-cell>
          <table:table-cell table:style-name="ce44" office:value-type="string">
            <text:p>Размер поля с информацией о заказе 394х374 px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1">
          <table:table-cell table:style-name="ce44" office:value-type="float" office:value="59">
            <text:p>59</text:p>
          </table:table-cell>
          <table:table-cell table:style-name="ce44" office:value-type="string">
            <text:p>Текст в поле информации о заказе - Yandex Sans Text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2">
          <table:table-cell table:style-name="ce44" office:value-type="float" office:value="60">
            <text:p>60</text:p>
          </table:table-cell>
          <table:table-cell table:style-name="ce44" office:value-type="string">
            <text:p>Размер кнопки "Отменить заказ" <text:s/>250х60 px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3">
          <table:table-cell table:style-name="ce44" office:value-type="float" office:value="61">
            <text:p>61</text:p>
          </table:table-cell>
          <table:table-cell table:style-name="ce44" office:value-type="string">
            <text:p>Размер поля со статусами заказа составляет 512х495 рх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62">
            <text:p>62</text:p>
          </table:table-cell>
          <table:table-cell table:style-name="ce44" office:value-type="string">
            <text:p>Поле "Имя" серого цвета, введенные ранее данные черного цвета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0">
          <table:table-cell table:style-name="ce44" office:value-type="float" office:value="63">
            <text:p>63</text:p>
          </table:table-cell>
          <table:table-cell table:style-name="ce44" office:value-type="string">
            <text:p>Поле "Имя" имеет текст - Имя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0">
          <table:table-cell table:style-name="ce44" office:value-type="float" office:value="64">
            <text:p>64</text:p>
          </table:table-cell>
          <table:table-cell table:style-name="ce44" office:value-type="string">
            <text:p><text:span text:style-name="T1">В поле "Имя" отображается данные, которые были введены при заказе. </text:span><text:span text:style-name="T2">Проверка "Спайдермен"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0">
          <table:table-cell table:style-name="ce44" office:value-type="float" office:value="65">
            <text:p>65</text:p>
          </table:table-cell>
          <table:table-cell table:style-name="ce44" office:value-type="string">
            <text:p><text:span text:style-name="T1">Если в поле "Имя" текст длинный, он переносится на вторую строчку. </text:span><text:span text:style-name="T2">Проверка Имяофигетькакоекосмическоепросточумавообще</text:span></text:p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098121">https://tracker.yandex.ru/BUG-1098121</text:a></text:p>
          </table:table-cell>
          <table:table-cell table:style-name="ce45" office:value-type="string">
            <text:p>BUG-1098121</text:p>
          </table:table-cell>
          <table:table-cell table:style-name="ce45" table:number-columns-repeated="20"/>
          <table:table-cell table:number-columns-repeated="996"/>
        </table:table-row>
        <table:table-row table:style-name="ro1">
          <table:table-cell table:style-name="ce44" office:value-type="float" office:value="66">
            <text:p>66</text:p>
          </table:table-cell>
          <table:table-cell table:style-name="ce44" office:value-type="string">
            <text:p>Поле "Фамилия" серого цвета, введенные ранее данные черного цвета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5">
          <table:table-cell table:style-name="ce44" office:value-type="float" office:value="67">
            <text:p>67</text:p>
          </table:table-cell>
          <table:table-cell table:style-name="ce44" office:value-type="string">
            <text:p>Поле "Фамилия" имеет текст - Фамилия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5">
          <table:table-cell table:style-name="ce44" office:value-type="float" office:value="68">
            <text:p>68</text:p>
          </table:table-cell>
          <table:table-cell table:style-name="ce44" office:value-type="string">
            <text:p><text:span text:style-name="T1">В поле "Фамилия" отображается данные, которые были введены при заказе. </text:span><text:span text:style-name="T2">Проверка "Паутинов"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5">
          <table:table-cell table:style-name="ce44" office:value-type="float" office:value="69">
            <text:p>69</text:p>
          </table:table-cell>
          <table:table-cell table:style-name="ce44" office:value-type="string">
            <text:p><text:span text:style-name="T1">Если в поле "Фамилия" текст длинный, он переносится на вторую строчку. </text:span><text:span text:style-name="T2">Проверка Фамилияофигетькакаякосмическаяпросточумавообщкжесть</text:span></text:p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098129">https://tracker.yandex.ru/BUG-1098129</text:a></text:p>
          </table:table-cell>
          <table:table-cell table:style-name="ce45" office:value-type="string">
            <text:p>BUG-1098129</text:p>
          </table:table-cell>
          <table:table-cell table:style-name="ce45" table:number-columns-repeated="20"/>
          <table:table-cell table:number-columns-repeated="996"/>
        </table:table-row>
        <table:table-row table:style-name="ro1">
          <table:table-cell table:style-name="ce44" office:value-type="float" office:value="70">
            <text:p>70</text:p>
          </table:table-cell>
          <table:table-cell table:style-name="ce44" office:value-type="string">
            <text:p>Поле "Адрес" серого цвета, введенные ранее данные черного цвета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71">
            <text:p>71</text:p>
          </table:table-cell>
          <table:table-cell table:style-name="ce44" office:value-type="string">
            <text:p>Поле "Адрес" имеет текст - Адрес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72">
            <text:p>72</text:p>
          </table:table-cell>
          <table:table-cell table:style-name="ce44" office:value-type="string">
            <text:p><text:span text:style-name="T1">В поле "Фамилия" отображается данные, которые были введены при заказе.</text:span><text:span text:style-name="T2"> Проверка "пр. Футурамы, 66-33"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5">
          <table:table-cell table:style-name="ce44" office:value-type="float" office:value="73">
            <text:p>73</text:p>
          </table:table-cell>
          <table:table-cell table:style-name="ce44" office:value-type="string">
            <text:p><text:span text:style-name="T1">В поле "Адрес" формат написания адреса верный. </text:span><text:span text:style-name="T2">Проверка пр. Футурамы, 66-33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0">
          <table:table-cell table:style-name="ce44" office:value-type="float" office:value="74">
            <text:p>74</text:p>
          </table:table-cell>
          <table:table-cell table:style-name="ce12" office:value-type="string">
            <text:p><text:span text:style-name="T3">Если в поле "Адрес" текст длинный, он переносится на вторую строчку. </text:span><text:span text:style-name="T4">Проверка Адресофигетькакойдлиныйипутанный 94 -21-666 Проезд в ад, номер Б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75">
            <text:p>75</text:p>
          </table:table-cell>
          <table:table-cell table:style-name="ce9" office:value-type="string">
            <text:p>Поле "Станция метро" серого цвета, введенные ранее данные черн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6">
          <table:table-cell table:style-name="ce44" office:value-type="float" office:value="76">
            <text:p>76</text:p>
          </table:table-cell>
          <table:table-cell table:style-name="ce44" office:value-type="string">
            <text:p>Поле "Станция метро" имеет текст - Станция метро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6">
          <table:table-cell table:style-name="ce44" office:value-type="float" office:value="77">
            <text:p>77</text:p>
          </table:table-cell>
          <table:table-cell table:style-name="ce44" office:value-type="string">
            <text:p><text:span text:style-name="T1">В поле "Станция метро" отображается данные, которые были введены при заказе. </text:span><text:span text:style-name="T2">Проверка "Сокольники"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6">
          <table:table-cell table:style-name="ce44" office:value-type="float" office:value="78">
            <text:p>78</text:p>
          </table:table-cell>
          <table:table-cell table:style-name="ce44" office:value-type="string">
            <text:p>Рядом с станцией метро, отображается точка с цветом линии метро, выбранной станции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79">
            <text:p>79</text:p>
          </table:table-cell>
          <table:table-cell table:style-name="ce44" office:value-type="string">
            <text:p>Поле "Телефон" серого цвета, введенные ранее данные черного цвета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2">
          <table:table-cell table:style-name="ce44" office:value-type="float" office:value="80">
            <text:p>80</text:p>
          </table:table-cell>
          <table:table-cell table:style-name="ce44" office:value-type="string">
            <text:p>Поле "Телефон" имеет текст - Телефон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2">
          <table:table-cell table:style-name="ce44" office:value-type="float" office:value="81">
            <text:p>81</text:p>
          </table:table-cell>
          <table:table-cell table:style-name="ce44" office:value-type="string">
            <text:p><text:span text:style-name="T1">В поле "Телефон" отображается данные, которые были введены при заказе. </text:span><text:span text:style-name="T2">Проверка +7 738 74 94 45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82">
            <text:p>82</text:p>
          </table:table-cell>
          <table:table-cell table:style-name="ce44" office:value-type="string">
            <text:p><text:span text:style-name="T1">Отображение телефона в формате </text:span><text:span text:style-name="T2">Проверка +7 738 74 94 45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0">
          <table:table-cell table:style-name="ce44" office:value-type="float" office:value="83">
            <text:p>83</text:p>
          </table:table-cell>
          <table:table-cell table:style-name="ce44" office:value-type="string">
            <text:p>Поле "Когда привезем" серого цвета, введенные ранее данные черн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6">
          <table:table-cell table:style-name="ce44" office:value-type="float" office:value="84">
            <text:p>84</text:p>
          </table:table-cell>
          <table:table-cell table:style-name="ce44" office:value-type="string">
            <text:p>Поле "Когда привезем" имеет текст - Когда привезем</text:p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108057">https://tracker.yandex.ru/BUG-1108057</text:a></text:p>
          </table:table-cell>
          <table:table-cell table:style-name="ce45" office:value-type="string">
            <text:p>BUG-1108057</text:p>
          </table:table-cell>
          <table:table-cell table:style-name="ce45" table:number-columns-repeated="20"/>
          <table:table-cell table:number-columns-repeated="996"/>
        </table:table-row>
        <table:table-row table:style-name="ro46">
          <table:table-cell table:style-name="ce44" office:value-type="float" office:value="85">
            <text:p>85</text:p>
          </table:table-cell>
          <table:table-cell table:style-name="ce44" office:value-type="string">
            <text:p><text:span text:style-name="T1">В поле "Когда привезем" отображается данные, которые были введены при заказе. </text:span><text:span text:style-name="T2">Проверка 13 ноября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6">
          <table:table-cell table:style-name="ce44" office:value-type="float" office:value="86">
            <text:p>86</text:p>
          </table:table-cell>
          <table:table-cell table:style-name="ce44" office:value-type="string">
            <text:p><text:span text:style-name="T1">В поле "Когда привезем" введенные данные в формате число \ месяц. </text:span><text:span text:style-name="T2">Проверка 13 ноября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87">
            <text:p>87</text:p>
          </table:table-cell>
          <table:table-cell table:style-name="ce44" office:value-type="string">
            <text:p>Поле "Срок аренды" серого цвета, введенные ранее данные черн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2">
          <table:table-cell table:style-name="ce44" office:value-type="float" office:value="88">
            <text:p>88</text:p>
          </table:table-cell>
          <table:table-cell table:style-name="ce44" office:value-type="string">
            <text:p><text:span text:style-name="T1">В поле "Срок аренды" отображается данные, которые были введены при заказе. </text:span><text:span text:style-name="T2">Проверка "трое суток"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2">
          <table:table-cell table:style-name="ce44" office:value-type="float" office:value="89">
            <text:p>89</text:p>
          </table:table-cell>
          <table:table-cell table:style-name="ce44" office:value-type="string">
            <text:p><text:span text:style-name="T1">В поле "Срок аренды" введенные данные в отображаются текстом с маленькой буквы "****** суток" </text:span><text:span text:style-name="T2">Проверка трое суток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90">
            <text:p>90</text:p>
          </table:table-cell>
          <table:table-cell table:style-name="ce44" office:value-type="string">
            <text:p>Поле "Цвет" серого цвета, введенные ранее данные черн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6">
          <table:table-cell table:style-name="ce44" office:value-type="float" office:value="91">
            <text:p>91</text:p>
          </table:table-cell>
          <table:table-cell table:style-name="ce44" office:value-type="string">
            <text:p><text:span text:style-name="T1">В поле "Цвет" отображается данные, которые были введены при заказе. </text:span><text:span text:style-name="T2">Проверка "черный жемчуг"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6">
          <table:table-cell table:style-name="ce44" office:value-type="float" office:value="92">
            <text:p>92</text:p>
          </table:table-cell>
          <table:table-cell table:style-name="ce44" office:value-type="string">
            <text:p><text:span text:style-name="T1">В поле "Цвет" введенные данные в отображаются текстом с маленькой буквы </text:span><text:span text:style-name="T2">Проверка черный жемчуг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93">
            <text:p>93</text:p>
          </table:table-cell>
          <table:table-cell table:style-name="ce44" office:value-type="string">
            <text:p>Поле "Комментарий" серого цвета, введенные ранее данные черн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2">
          <table:table-cell table:style-name="ce44" office:value-type="float" office:value="94">
            <text:p>94</text:p>
          </table:table-cell>
          <table:table-cell table:style-name="ce44" office:value-type="string">
            <text:p><text:span text:style-name="T1">В поле "Комментарий" отображается данные, которые были введены при заказе. </text:span><text:span text:style-name="T2">Проверка "Привезти резче, мои падаваны!"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2">
          <table:table-cell table:style-name="ce44" office:value-type="float" office:value="95">
            <text:p>95</text:p>
          </table:table-cell>
          <table:table-cell table:style-name="ce44" office:value-type="string">
            <text:p><text:span text:style-name="T1">В поле "Комментарий" введенные данные отображаются текстом, который был написан при заполнении заказа </text:span><text:span text:style-name="T2">Проверка Привезти резче, мои падаваны! 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2">
          <table:table-cell table:style-name="ce44" office:value-type="float" office:value="96">
            <text:p>96</text:p>
          </table:table-cell>
          <table:table-cell table:style-name="ce44" office:value-type="string">
            <text:p><text:span text:style-name="T1">Если в поле "Комментарий" текст длинный, он переносится на вторую строчку. </text:span><text:span text:style-name="T2">Проверка Суперсамокат для Человека паука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/>
          <table:table-cell table:style-name="ce46" office:value-type="string">
            <text:p>Отмена заказа</text:p>
          </table:table-cell>
          <table:table-cell table:style-name="ce44" table:number-columns-repeated="2"/>
          <table:table-cell table:number-columns-repeated="2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97">
            <text:p>97</text:p>
          </table:table-cell>
          <table:table-cell table:style-name="ce49" office:value-type="string">
            <text:p>Размер окна отмены заказа 900х399 рх</text:p>
          </table:table-cell>
          <table:table-cell table:number-columns-repeated="2" table:style-name="ce55" office:value-type="string">
            <text:p>FAILED </text:p>
          </table:table-cell>
          <table:table-cell table:style-name="ce54" table:number-columns-repeated="2"/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7">
          <table:table-cell table:style-name="ce44" office:value-type="float" office:value="98">
            <text:p>98</text:p>
          </table:table-cell>
          <table:table-cell table:style-name="ce44" office:value-type="string">
            <text:p>Кнопка "назад" в окне отмены заказа 250х60 рх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1">
          <table:table-cell table:style-name="ce44" office:value-type="float" office:value="99">
            <text:p>99</text:p>
          </table:table-cell>
          <table:table-cell table:style-name="ce44" office:value-type="string">
            <text:p>Кнопка "отменить" в окне отмены заказа 250х60 рх</text:p>
            <text:p/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00">
            <text:p>100</text:p>
          </table:table-cell>
          <table:table-cell table:style-name="ce44" office:value-type="string">
            <text:p>При нажатии кнопки "Отмена заказа" вылетает всплывающее окно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8">
          <table:table-cell table:style-name="ce44" office:value-type="float" office:value="101">
            <text:p>101</text:p>
          </table:table-cell>
          <table:table-cell table:style-name="ce44" office:value-type="string">
            <text:p>Всплывающее окно распологается по центру экран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02">
            <text:p>102</text:p>
          </table:table-cell>
          <table:table-cell table:style-name="ce44" office:value-type="string">
            <text:p>Всплывающее окно содержит текст "Хотите отменить заказ?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03">
            <text:p>103</text:p>
          </table:table-cell>
          <table:table-cell table:style-name="ce44" office:value-type="string">
            <text:p>В всплывающем окне текст "Хотите отменить заказ?" черного цвета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04">
            <text:p>104</text:p>
          </table:table-cell>
          <table:table-cell table:style-name="ce44" office:value-type="string">
            <text:p>Всплывающее окно имеет цвет фона белый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05">
            <text:p>105</text:p>
          </table:table-cell>
          <table:table-cell table:style-name="ce44" office:value-type="string">
            <text:p>Всплывающее окно содержит кнопку "Отменить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06">
            <text:p>106</text:p>
          </table:table-cell>
          <table:table-cell table:style-name="ce44" office:value-type="string">
            <text:p>Кнопка отменить в всплывающем окне белая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07">
            <text:p>107</text:p>
          </table:table-cell>
          <table:table-cell table:style-name="ce44" office:value-type="string">
            <text:p>Текст в кнопке "Отменить" черного цвета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08">
            <text:p>108</text:p>
          </table:table-cell>
          <table:table-cell table:style-name="ce44" office:value-type="string">
            <text:p>Рамка кнопки "Отменить" <text:s/>имеет округлые углы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109">
            <text:p>109</text:p>
          </table:table-cell>
          <table:table-cell table:style-name="ce44" office:value-type="string">
            <text:p>Нажатие на кнопку "Отменить" открывает всплывающиее окно "Заказ отменён. Возвращайтесь, мы вседа вас ждём :)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5">
          <table:table-cell table:style-name="ce44" office:value-type="float" office:value="110">
            <text:p>110</text:p>
          </table:table-cell>
          <table:table-cell table:style-name="ce44" office:value-type="string">
            <text:p>Всплывающее окно <text:s/>"Заказ отменён. Возвращайтесь, мы вседа вас ждём :)" распологается по центру экрана</text:p>
          </table:table-cell>
          <table:table-cell table:style-name="ce54" office:value-type="string">
            <text:p>PASSED</text:p>
          </table:table-cell>
          <table:table-cell table:number-columns-repeated="2" table:style-name="ce55" office:value-type="string">
            <text:p>FAILED </text:p>
          </table:table-cell>
          <table:table-cell table:style-name="ce54" office:value-type="string">
            <text:p>PASSED</text:p>
          </table:table-cell>
          <table:table-cell table:style-name="ce58" office:value-type="string">
            <text:p><text:a xlink:href="https://tracker.yandex.ru/BUG-1097996">https://tracker.yandex.ru/BUG-1097996</text:a></text:p>
          </table:table-cell>
          <table:table-cell table:style-name="ce45" office:value-type="string">
            <text:p>BUG-1097996</text:p>
          </table:table-cell>
          <table:table-cell table:style-name="ce45" table:number-columns-repeated="20"/>
          <table:table-cell table:number-columns-repeated="996"/>
        </table:table-row>
        <table:table-row table:style-name="ro35">
          <table:table-cell table:style-name="ce44" office:value-type="float" office:value="111">
            <text:p>111</text:p>
          </table:table-cell>
          <table:table-cell table:style-name="ce44" office:value-type="string">
            <text:p>В всплывающем окне "Заказ отменён. Возвращайтесь, мы вседа вас ждём :)" есть кнопка "Хорошо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12">
            <text:p>112</text:p>
          </table:table-cell>
          <table:table-cell table:style-name="ce44" office:value-type="string">
            <text:p>Кнопка "Хорошо" в окне отмены заказа черного цвета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13">
            <text:p>113</text:p>
          </table:table-cell>
          <table:table-cell table:style-name="ce44" office:value-type="string">
            <text:p>Цвет текста в кнопке "Хорошо" в окне отмены заказа белого цвет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14">
            <text:p>114</text:p>
          </table:table-cell>
          <table:table-cell table:style-name="ce44" office:value-type="string">
            <text:p>Нажатие на кнопку "Хорошо" открывает главную страницу лэндинг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8">
          <table:table-cell table:style-name="ce44" office:value-type="float" office:value="115">
            <text:p>115</text:p>
          </table:table-cell>
          <table:table-cell table:style-name="ce44" office:value-type="string">
            <text:p>Отмененный заказ удаляется из системы, просмотреть его пользователь больше не может.</text:p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098040">https://tracker.yandex.ru/BUG-1098040</text:a></text:p>
          </table:table-cell>
          <table:table-cell table:style-name="ce45" office:value-type="string">
            <text:p>BUG-1098040</text:p>
          </table:table-cell>
          <table:table-cell table:style-name="ce45" table:number-columns-repeated="20"/>
          <table:table-cell table:number-columns-repeated="996"/>
        </table:table-row>
        <table:table-row table:style-name="ro1">
          <table:table-cell table:style-name="ce44" office:value-type="float" office:value="116">
            <text:p>116</text:p>
          </table:table-cell>
          <table:table-cell table:style-name="ce44" office:value-type="string">
            <text:p>Всплывающее окно содержит кнопку "Назад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17">
            <text:p>117</text:p>
          </table:table-cell>
          <table:table-cell table:style-name="ce44" office:value-type="string">
            <text:p>Кнопка назад в всплывающем окне черная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18">
            <text:p>118</text:p>
          </table:table-cell>
          <table:table-cell table:style-name="ce44" office:value-type="string">
            <text:p>Текст в кнопке "Назад" белого цвета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19">
            <text:p>119</text:p>
          </table:table-cell>
          <table:table-cell table:style-name="ce44" office:value-type="string">
            <text:p>Рамка кнопки "Назад" <text:s/>имеет округлые углы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9">
          <table:table-cell table:style-name="ce44" office:value-type="float" office:value="120">
            <text:p>120</text:p>
          </table:table-cell>
          <table:table-cell table:style-name="ce44" office:value-type="string">
            <text:p>Нажатие на кнопку "Назад" закрывает окно отмены заказа и возвращает страницу статуса заказа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21">
            <text:p>121</text:p>
          </table:table-cell>
          <table:table-cell table:style-name="ce48" office:value-type="string">
            <text:p>Кнопка отменить перестает быть активной, когда курьер принял заказ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/>
          <table:table-cell table:style-name="ce46" office:value-type="string">
            <text:p>Цепочка статусов заказа</text:p>
          </table:table-cell>
          <table:table-cell table:style-name="ce44" table:number-columns-repeated="5"/>
          <table:table-cell table:style-name="ce45" table:number-columns-repeated="21"/>
          <table:table-cell table:number-columns-repeated="996"/>
        </table:table-row>
        <table:table-row table:style-name="ro39">
          <table:table-cell table:style-name="ce44"/>
          <table:table-cell table:style-name="ce50" office:value-type="string">
            <text:p>Статус №1 Самокат на склад</text:p>
          </table:table-cell>
          <table:table-cell table:style-name="ce54" table:number-columns-repeated="4"/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22">
            <text:p>122</text:p>
          </table:table-cell>
          <table:table-cell table:style-name="ce44" office:value-type="string">
            <text:p>Текущий статус заказа на экране "Статус заказа" выделен черным цветом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">
          <table:table-cell table:style-name="ce44" office:value-type="float" office:value="123">
            <text:p>123</text:p>
          </table:table-cell>
          <table:table-cell table:style-name="ce44" office:value-type="string">
            <text:p>Последующие статусы заказа на экране "Статус заказа" выделен серым цветом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24">
            <text:p>124</text:p>
          </table:table-cell>
          <table:table-cell table:style-name="ce44" office:value-type="string">
            <text:p>Когда активный статус заказа "Самокат на складе", остальные статусы неактивные.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125">
            <text:p>125</text:p>
          </table:table-cell>
          <table:table-cell table:style-name="ce44" office:value-type="string">
            <text:p>Когда активный статус заказа "Самокат на складе" ему присвоена цифра 1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8">
          <table:table-cell table:style-name="ce44" office:value-type="float" office:value="126">
            <text:p>126</text:p>
          </table:table-cell>
          <table:table-cell table:style-name="ce44" office:value-type="string">
            <text:p>Когда активный статус заказа "Самокат на складе" цвет текста становится черным</text:p>
          </table:table-cell>
          <table:table-cell table:number-columns-repeated="4" table:style-name="ce56" office:value-type="string">
            <text:p>SKIPPED </text:p>
          </table:table-cell>
          <table:table-cell table:style-name="ce57" office:value-type="string">
            <text:p><text:a xlink:href="https://tracker.yandex.ru/BUG-1098359">из-за бага - https://tracker.yandex.ru/BUG-1098359</text:a></text:p>
          </table:table-cell>
          <table:table-cell table:style-name="ce45" office:value-type="string">
            <text:p>BUG-1098359</text:p>
          </table:table-cell>
          <table:table-cell table:style-name="ce45" table:number-columns-repeated="20"/>
          <table:table-cell table:number-columns-repeated="996"/>
        </table:table-row>
        <table:table-row table:style-name="ro36">
          <table:table-cell table:style-name="ce44" office:value-type="float" office:value="127">
            <text:p>127</text:p>
          </table:table-cell>
          <table:table-cell table:style-name="ce44" office:value-type="string">
            <text:p>Когда активный статус заказа "Самокат на складе" цвет текста остальныйх статусов сер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28">
            <text:p>128</text:p>
          </table:table-cell>
          <table:table-cell table:style-name="ce44" office:value-type="string">
            <text:p>Статус "Самокат на складе" становится активным, когда пользователь сделает заказ</text:p>
          </table:table-cell>
          <table:table-cell table:number-columns-repeated="4" table:style-name="ce55" office:value-type="string">
            <text:p>FAILED </text:p>
          </table:table-cell>
          <table:table-cell table:style-name="ce58" office:value-type="string">
            <text:p><text:a xlink:href="https://tracker.yandex.ru/BUG-1098359">https://tracker.yandex.ru/BUG-1098359</text:a></text:p>
          </table:table-cell>
          <table:table-cell table:style-name="ce45" office:value-type="string">
            <text:p>BUG-1098359</text:p>
          </table:table-cell>
          <table:table-cell table:style-name="ce45" table:number-columns-repeated="20"/>
          <table:table-cell table:number-columns-repeated="996"/>
        </table:table-row>
        <table:table-row table:style-name="ro1">
          <table:table-cell table:style-name="ce44" office:value-type="float" office:value="129">
            <text:p>129</text:p>
          </table:table-cell>
          <table:table-cell table:style-name="ce44" office:value-type="string">
            <text:p>Подпись в статусе "Самокат на складе" должна быть "Скоро курьер заберет его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30">
            <text:p>130</text:p>
          </table:table-cell>
          <table:table-cell table:style-name="ce44" office:value-type="string">
            <text:p>Когда активный статус заказа "Самокат на складе" кнопка "Отменить" работает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8">
          <table:table-cell table:style-name="ce44"/>
          <table:table-cell table:style-name="ce50" office:value-type="string">
            <text:p>Статус №2 Курьер едет к вам</text:p>
          </table:table-cell>
          <table:table-cell table:style-name="ce54" table:number-columns-repeated="4"/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7">
          <table:table-cell table:style-name="ce44" office:value-type="float" office:value="130">
            <text:p>130</text:p>
          </table:table-cell>
          <table:table-cell table:style-name="ce44" office:value-type="string">
            <text:p>Статус "Курьер едет к вам" становится активным тогда, когда курьер подтвердил его у себя в приложении, что он принял заказ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8">
          <table:table-cell table:style-name="ce44" office:value-type="float" office:value="131">
            <text:p>131</text:p>
          </table:table-cell>
          <table:table-cell table:style-name="ce44" office:value-type="string">
            <text:p>После подтверждения курьером, статус меняет название на "Курьер "Имя" едет к вам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132">
            <text:p>132</text:p>
          </table:table-cell>
          <table:table-cell table:style-name="ce44" office:value-type="string">
            <text:p><text:span text:style-name="T1">Если имя в статусе заказа "Курьер едет к вам" очень длинное, текст переносится на вторую строчку. Проверка </text:span><text:span text:style-name="T2">Иванвасиличьменяетпрофессию</text:span></text:p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098442">https://tracker.yandex.ru/BUG-1098442</text:a></text:p>
          </table:table-cell>
          <table:table-cell table:style-name="ce45" office:value-type="string">
            <text:p>BUG-1098442</text:p>
          </table:table-cell>
          <table:table-cell table:style-name="ce45" table:number-columns-repeated="20"/>
          <table:table-cell table:number-columns-repeated="996"/>
        </table:table-row>
        <table:table-row table:style-name="ro44">
          <table:table-cell table:style-name="ce44" office:value-type="float" office:value="133">
            <text:p>133</text:p>
          </table:table-cell>
          <table:table-cell table:style-name="ce44" office:value-type="string">
            <text:p>Когда активный статус заказа "Курьер едет к вам", статус "Самокат на складе" отмечен галочкой, остальные статусы неактивные.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50">
          <table:table-cell table:style-name="ce44" office:value-type="float" office:value="134">
            <text:p>134</text:p>
          </table:table-cell>
          <table:table-cell table:style-name="ce44" office:value-type="string">
            <text:p>Когда активный статус заказа "Курьер едет к вам", цвет текста остальных статусов сер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50">
          <table:table-cell table:style-name="ce44" office:value-type="float" office:value="135">
            <text:p>135</text:p>
          </table:table-cell>
          <table:table-cell table:style-name="ce44" office:value-type="string">
            <text:p>Когда активный статус заказа "Курьер едет к вам" ему присвоена цифра 2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36">
            <text:p>136</text:p>
          </table:table-cell>
          <table:table-cell table:style-name="ce44" office:value-type="string">
            <text:p>Когда активный статус заказа "Курьер едет к вам" цвет текста становится черным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37">
            <text:p>137</text:p>
          </table:table-cell>
          <table:table-cell table:style-name="ce44" office:value-type="string">
            <text:p>Подпись в статусе "Курьер едет к вам" должна быть "Номер для связи: 0101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138">
            <text:p>138</text:p>
          </table:table-cell>
          <table:table-cell table:style-name="ce12" office:value-type="string">
            <text:p><text:span text:style-name="T3">Статус "Курьер едет к вам" меняется на "Курьер задерживается", если заказ не выполнен до 23.59 в день заказа. </text:span><text:span text:style-name="T4">Проверка - подставляем вместо текущего дня, следующий</text:span></text:p>
          </table:table-cell>
          <table:table-cell table:number-columns-repeated="4" table:style-name="ce54" office:value-type="string">
            <text:p>PASSED</text:p>
          </table:table-cell>
          <table:table-cell table:style-name="ce4"/>
          <table:table-cell table:number-columns-repeated="1017"/>
        </table:table-row>
        <table:table-row table:style-name="ro20">
          <table:table-cell table:style-name="ce44" office:value-type="float" office:value="139">
            <text:p>139</text:p>
          </table:table-cell>
          <table:table-cell table:style-name="ce44" office:value-type="string">
            <text:p>Появляется подпись "Не успеем привезти самокат вовремя. Чтобы уточнить статус заказа позвоните в поддержку: 0101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40">
            <text:p>140</text:p>
          </table:table-cell>
          <table:table-cell table:style-name="ce44" office:value-type="string">
            <text:p>Цвет статуса "Курьер задерживается" и подпись меняют цвет на красн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41">
            <text:p>141</text:p>
          </table:table-cell>
          <table:table-cell table:style-name="ce44" office:value-type="string">
            <text:p>Когда активный статус заказа "Курьер едет к вам" кнопка "Отменить" НЕ работает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0">
          <table:table-cell table:style-name="ce44" office:value-type="float" office:value="142">
            <text:p>142</text:p>
          </table:table-cell>
          <table:table-cell table:style-name="ce44" office:value-type="string">
            <text:p>Когда активный статус заказа "Курьер на месте", статусы "Самокат на складе" и "Курьер едет к вам""отмечены галочкой, остальные статусы неактивные. 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5">
          <table:table-cell table:style-name="ce44"/>
          <table:table-cell table:style-name="ce50" office:value-type="string">
            <text:p>Статус №3 Курьер на месте</text:p>
          </table:table-cell>
          <table:table-cell table:style-name="ce54" table:number-columns-repeated="4"/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5">
          <table:table-cell table:style-name="ce44" office:value-type="float" office:value="143">
            <text:p>143</text:p>
          </table:table-cell>
          <table:table-cell table:style-name="ce44" office:value-type="string">
            <text:p>Статус "Курьер на месте" становится активным тогда, когда курьер нажал кнопку "Завершить" у себя в приложении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8">
          <table:table-cell table:style-name="ce44" office:value-type="float" office:value="144">
            <text:p>144</text:p>
          </table:table-cell>
          <table:table-cell table:style-name="ce44" office:value-type="string">
            <text:p>Когда активный статус заказа "Курьер на месте", цвет текста остальных статусов сер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8">
          <table:table-cell table:style-name="ce44" office:value-type="float" office:value="145">
            <text:p>145</text:p>
          </table:table-cell>
          <table:table-cell table:style-name="ce44" office:value-type="string">
            <text:p>Когда активный статус заказа "Курьер на месте" ему присвоена цифра 3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46">
            <text:p>146</text:p>
          </table:table-cell>
          <table:table-cell table:style-name="ce44" office:value-type="string">
            <text:p>Когда активный статус заказа "Курьер на месте" цвет текста становится черным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47">
            <text:p>147</text:p>
          </table:table-cell>
          <table:table-cell table:style-name="ce44" office:value-type="string">
            <text:p>Подпись в статусе "Курьер на месте" должна быть "Заберите самокат и оплатите аренду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48">
            <text:p>148</text:p>
          </table:table-cell>
          <table:table-cell table:style-name="ce44" office:value-type="string">
            <text:p>Когда активный статус заказа "Курьер на месте" кнопка "Отменить" НЕ работает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4">
          <table:table-cell table:style-name="ce44"/>
          <table:table-cell table:style-name="ce50" office:value-type="string">
            <text:p>Статус №4 Ну все, теперь кататься</text:p>
          </table:table-cell>
          <table:table-cell table:style-name="ce54" table:number-columns-repeated="4"/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4">
          <table:table-cell table:style-name="ce44" office:value-type="float" office:value="149">
            <text:p>149</text:p>
          </table:table-cell>
          <table:table-cell table:style-name="ce44" office:value-type="string">
            <text:p>Когда активный статус заказа "Ну все, теперь кататься", статус "Самокат на складе", "Курьер едет к вам" и "Курьер на месте" отмечены галочкой, остальные статусы неактивные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150">
            <text:p>150</text:p>
          </table:table-cell>
          <table:table-cell table:style-name="ce44" office:value-type="string">
            <text:p>Когда активный статус заказа "Ну все, теперь кататься", цвет текста остальных статусов сер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151">
            <text:p>151</text:p>
          </table:table-cell>
          <table:table-cell table:style-name="ce44" office:value-type="string">
            <text:p>Статус "Ну все, теперь кататься" становится активным тогда, когда курьер подтвердил завершение заказа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51">
          <table:table-cell table:style-name="ce44" office:value-type="float" office:value="152">
            <text:p>152</text:p>
          </table:table-cell>
          <table:table-cell table:style-name="ce44" office:value-type="string">
            <text:p>Когда активный статус заказа "Ну все, теперь кататься" ему присвоена цифра 4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53">
            <text:p>153</text:p>
          </table:table-cell>
          <table:table-cell table:style-name="ce44" office:value-type="string">
            <text:p>Когда активный статус заказа "Ну все, теперь кататься" цвет текста становится черн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4">
          <table:table-cell table:style-name="ce44" office:value-type="float" office:value="154">
            <text:p>154</text:p>
          </table:table-cell>
          <table:table-cell table:style-name="ce44" office:value-type="string">
            <text:p>Подпись в статусе "Ну все, теперь кататься" должна быть "Аренда закончится (дата) в (время)"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55">
            <text:p>155</text:p>
          </table:table-cell>
          <table:table-cell table:style-name="ce44" office:value-type="string">
            <text:p>Подпись в статусе "Ну все, теперь кататься" должна быть в формате "09 июня" в "20:00"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>
          <table:table-cell table:style-name="ce44" office:value-type="float" office:value="156">
            <text:p>156</text:p>
          </table:table-cell>
          <table:table-cell table:style-name="ce44" office:value-type="string">
            <text:p>Время аренды проката расчитывается от момента передачи самоката пользователю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0">
          <table:table-cell table:style-name="ce44" office:value-type="float" office:value="157">
            <text:p>157</text:p>
          </table:table-cell>
          <table:table-cell table:style-name="ce44" office:value-type="string">
            <text:p>Если доставили просроченный заказ, отчет времени до конца аренды начинается с момента получения заказа <text:s/></text:p>
          </table:table-cell>
          <table:table-cell table:number-columns-repeated="4" table:style-name="ce56" office:value-type="string">
            <text:p>SKIPPED </text:p>
          </table:table-cell>
          <table:table-cell table:style-name="ce57" office:value-type="string">
            <text:p><text:a xlink:href="https://tracker.yandex.ru/BUG-1098359">из-за бага - https://tracker.yandex.ru/BUG-1098359</text:a></text:p>
          </table:table-cell>
          <table:table-cell table:style-name="ce45" office:value-type="string">
            <text:p>BUG-1098359</text:p>
          </table:table-cell>
          <table:table-cell table:style-name="ce45" table:number-columns-repeated="20"/>
          <table:table-cell table:number-columns-repeated="996"/>
        </table:table-row>
        <table:table-row table:style-name="ro38">
          <table:table-cell table:style-name="ce44"/>
          <table:table-cell table:style-name="ce50" office:value-type="string">
            <text:p>Статус №5 на фронте Время аренды закончилось</text:p>
          </table:table-cell>
          <table:table-cell table:style-name="ce54" table:number-columns-repeated="4"/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8">
          <table:table-cell table:style-name="ce44" office:value-type="float" office:value="158">
            <text:p>158</text:p>
          </table:table-cell>
          <table:table-cell table:style-name="ce44" office:value-type="string">
            <text:p>Статус "Время аренды закончилось" может быть под номером 4 в цепочке статусов, когда заканчивается время аренды, если данные были введены через фронт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8">
          <table:table-cell table:style-name="ce44" office:value-type="float" office:value="159">
            <text:p>159</text:p>
          </table:table-cell>
          <table:table-cell table:style-name="ce44" office:value-type="string">
            <text:p>Статус "Время аренды закончилось" может быть под номером 5 в цепочке статусов, когда заканчивается время аренды, если данные были введены через бэкэнд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38">
          <table:table-cell table:style-name="ce44" office:value-type="float" office:value="160">
            <text:p>160</text:p>
          </table:table-cell>
          <table:table-cell table:style-name="ce44" office:value-type="string">
            <text:p>Статус "Ну все, теперь кататься" меняется на "Время аренды закончилось", когда заканчивается время аренды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45">
          <table:table-cell table:style-name="ce44" office:value-type="float" office:value="161">
            <text:p>161</text:p>
          </table:table-cell>
          <table:table-cell table:style-name="ce44" office:value-type="string">
            <text:p>Статус "Время аренды закончилось" продолжает цепочку статусов</text:p>
          </table:table-cell>
          <table:table-cell table:number-columns-repeated="4" table:style-name="ce55" office:value-type="string">
            <text:p>FAILED </text:p>
          </table:table-cell>
          <table:table-cell table:style-name="ce57" office:value-type="string">
            <text:p><text:a xlink:href="https://tracker.yandex.ru/BUG-1098890">https://tracker.yandex.ru/BUG-1098890</text:a></text:p>
          </table:table-cell>
          <table:table-cell table:style-name="ce45" office:value-type="string">
            <text:p>BUG-1098890</text:p>
          </table:table-cell>
          <table:table-cell table:style-name="ce45" table:number-columns-repeated="20"/>
          <table:table-cell table:number-columns-repeated="996"/>
        </table:table-row>
        <table:table-row table:style-name="ro30">
          <table:table-cell table:style-name="ce44" office:value-type="float" office:value="162">
            <text:p>162</text:p>
          </table:table-cell>
          <table:table-cell table:style-name="ce44" office:value-type="string">
            <text:p>Когда активный статус заказа "Время аренды закончилось" цвет текста становится черн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8">
          <table:table-cell table:style-name="ce44" office:value-type="float" office:value="163">
            <text:p>163</text:p>
          </table:table-cell>
          <table:table-cell table:style-name="ce44" office:value-type="string">
            <text:p>Когда активный статус заказа "Время аренды закончилось", цвет текста остальных статусов серый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5">
          <table:table-cell table:style-name="ce44" office:value-type="float" office:value="164">
            <text:p>164</text:p>
          </table:table-cell>
          <table:table-cell table:style-name="ce44" office:value-type="string">
            <text:p>Подпись в статусе <text:s/>"Время аренды закончилось" должна быть "Скоро курьер заберёт самокат"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52">
          <table:table-cell table:style-name="ce44" office:value-type="float" office:value="165">
            <text:p>165</text:p>
          </table:table-cell>
          <table:table-cell table:style-name="ce44" office:value-type="string">
            <text:p>Когда активный статус заказа "Время аренды кончилось", статус "Самокат на складе", "Курьер едет к вам" и "Курьер на месте" и "Ну все, теперь кататься" отмечены галочкой, остальные статусы неактивные.</text:p>
          </table:table-cell>
          <table:table-cell table:number-columns-repeated="4" table:style-name="ce56" office:value-type="string">
            <text:p>SKIPPED </text:p>
          </table:table-cell>
          <table:table-cell table:style-name="ce58" office:value-type="string">
            <text:p><text:a xlink:href="https://tracker.yandex.ru/BUG-1098890">https://tracker.yandex.ru/BUG-1098890</text:a></text:p>
          </table:table-cell>
          <table:table-cell table:style-name="ce45" office:value-type="string">
            <text:p>BUG-1098890</text:p>
          </table:table-cell>
          <table:table-cell table:style-name="ce45" table:number-columns-repeated="20"/>
          <table:table-cell table:number-columns-repeated="996"/>
        </table:table-row>
        <table:table-row table:style-name="ro44">
          <table:table-cell table:style-name="ce44" office:value-type="float" office:value="166">
            <text:p>166</text:p>
          </table:table-cell>
          <table:table-cell table:style-name="ce44" office:value-type="string">
            <text:p>Когда активный статус заказа "Время аренды кончилось" ему присвоена цифра 5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20">
          <table:table-cell table:style-name="ce44" office:value-type="float" office:value="167">
            <text:p>167</text:p>
          </table:table-cell>
          <table:table-cell table:style-name="ce44" office:value-type="string">
            <text:p>Когда активный статус заказа "Время аренды кончилось" кнопка "Отменить" НЕ работает.</text:p>
          </table:table-cell>
          <table:table-cell table:number-columns-repeated="4" table:style-name="ce54" office:value-type="string">
            <text:p>PASSED</text:p>
          </table:table-cell>
          <table:table-cell table:style-name="ce44"/>
          <table:table-cell table:style-name="ce45" table:number-columns-repeated="21"/>
          <table:table-cell table:number-columns-repeated="996"/>
        </table:table-row>
        <table:table-row table:style-name="ro1" table:number-rows-repeated="160">
          <table:table-cell table:style-name="ce45" table:number-columns-repeated="28"/>
          <table:table-cell table:number-columns-repeated="996"/>
        </table:table-row>
        <table:table-row table:style-name="ro1" table:number-rows-repeated="781">
          <table:table-cell/>
          <table:table-cell table:style-name="ce51"/>
          <table:table-cell table:number-columns-repeated="1022"/>
        </table:table-row>
        <table:table-row table:style-name="ro8" table:number-rows-repeated="10474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Чек лист мобильное приложение" table:style-name="ta4" table:print="false">
        <office:forms form:automatic-focus="false" form:apply-design-mode="false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ce77"/>
        <table:table-column table:style-name="co24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 table:number-columns-spanned="5" table:number-rows-spanned="1">
            <text:p>Чек-лист и результаты выполнения тестов мобильного приложения Яндекс.Метро</text:p>
          </table:table-cell>
          <table:covered-table-cell table:number-columns-repeated="4"/>
          <table:table-cell table:style-name="ce51"/>
          <table:table-cell table:number-columns-repeated="1018"/>
        </table:table-row>
        <table:table-row table:style-name="ro1">
          <table:table-cell table:style-name="ce33"/>
          <table:table-cell table:style-name="ce45"/>
          <table:table-cell table:style-name="ce33" table:number-columns-repeated="2"/>
          <table:table-cell table:style-name="ce78"/>
          <table:table-cell table:style-name="ce51"/>
          <table:table-cell table:number-columns-repeated="1018"/>
        </table:table-row>
        <table:table-row table:style-name="ro1">
          <table:table-cell table:style-name="ce62" office:value-type="string">
            <text:p>№</text:p>
          </table:table-cell>
          <table:table-cell table:style-name="ce65" office:value-type="string">
            <text:p>Описание</text:p>
          </table:table-cell>
          <table:table-cell table:style-name="ce62" office:value-type="string">
            <text:p>Статус</text:p>
          </table:table-cell>
          <table:table-cell table:style-name="ce71" office:value-type="string">
            <text:p>Ссылка на баг-репорт</text:p>
          </table:table-cell>
          <table:table-cell table:style-name="ce79" office:value-type="string">
            <text:p>Требование</text:p>
          </table:table-cell>
          <table:table-cell table:style-name="ce86" office:value-type="string">
            <text:p>Окружение</text:p>
          </table:table-cell>
          <table:table-cell table:number-columns-repeated="1018"/>
        </table:table-row>
        <table:table-row table:style-name="ro1">
          <table:table-cell table:style-name="ce63" office:value-type="string" table:number-columns-spanned="6" table:number-rows-spanned="1">
            <text:p>Отображение в карточке маршрута:</text:p>
          </table:table-cell>
          <table:covered-table-cell table:number-columns-repeated="5"/>
          <table:table-cell table:number-columns-repeated="1018"/>
        </table:table-row>
        <table:table-row table:style-name="ro44">
          <table:table-cell table:style-name="ce64" office:value-type="float" office:value="1">
            <text:p>1</text:p>
          </table:table-cell>
          <table:table-cell table:style-name="ce66" office:value-type="string">
            <text:p>В карточке маршрута отображается кнопка "Детали маршрута"</text:p>
          </table:table-cell>
          <table:table-cell table:style-name="ce64" table:content-validation-name="val1" office:value-type="string">
            <text:p>PASSED</text:p>
          </table:table-cell>
          <table:table-cell table:style-name="ce72"/>
          <table:table-cell table:style-name="ce80" office:value-type="string">
            <text:p>1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31">
          <table:table-cell table:style-name="ce64" office:value-type="float" office:value="2">
            <text:p>2</text:p>
          </table:table-cell>
          <table:table-cell table:style-name="ce44" office:value-type="string">
            <text:p>Кнопка "Детали Маршрута" синего цвета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0" office:value-type="string">
            <text:p>1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3" office:value-type="string" table:number-columns-spanned="6" table:number-rows-spanned="1">
            <text:p>Сброс маршрута:</text:p>
          </table:table-cell>
          <table:covered-table-cell table:number-columns-repeated="5"/>
          <table:table-cell table:number-columns-repeated="1018"/>
        </table:table-row>
        <table:table-row table:style-name="ro31">
          <table:table-cell table:style-name="ce64" office:value-type="float" office:value="3">
            <text:p>3</text:p>
          </table:table-cell>
          <table:table-cell table:style-name="ce44" office:value-type="string">
            <text:p>Если текущее время превышает время окончания маршрута, то временной интервал маршрута обновляется.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50793">https://tracker.yandex.ru/BUG-950793</text:a></text:p>
          </table:table-cell>
          <table:table-cell table:style-name="ce81" office:value-type="string">
            <text:p>1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3" office:value-type="string" table:number-columns-spanned="6" table:number-rows-spanned="1">
            <text:p>Способы выбрать станции:</text:p>
          </table:table-cell>
          <table:covered-table-cell table:number-columns-repeated="5"/>
          <table:table-cell table:number-columns-repeated="1018"/>
        </table:table-row>
        <table:table-row table:style-name="ro53">
          <table:table-cell table:style-name="ce64" office:value-type="float" office:value="4">
            <text:p>4</text:p>
          </table:table-cell>
          <table:table-cell table:style-name="ce44" office:value-type="string">
            <text:p>Выбрать станцию можно тапом на схеме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2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2">
          <table:table-cell table:style-name="ce64" office:value-type="float" office:value="5">
            <text:p>5</text:p>
          </table:table-cell>
          <table:table-cell table:style-name="ce44" office:value-type="string">
            <text:p>Выбрать станцию можно по нажатию на иконку "i" из разных карточек маршрута.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2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4" office:value-type="float" office:value="6">
            <text:p>6</text:p>
          </table:table-cell>
          <table:table-cell table:style-name="ce12" office:value-type="string">
            <text:p>Иконка "I" синего цвета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2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54">
          <table:table-cell table:style-name="ce64" office:value-type="float" office:value="7">
            <text:p>7</text:p>
          </table:table-cell>
          <table:table-cell table:style-name="ce12" office:value-type="string">
            <text:p>Если из поиска выбрать станцию тапом на i и закрыть карточку станции, должен происходить возврат на экран поиска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1361">https://tracker.yandex.ru/BUG-911361</text:a></text:p>
          </table:table-cell>
          <table:table-cell table:style-name="ce81" office:value-type="string">
            <text:p>2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4" office:value-type="float" office:value="8">
            <text:p>8</text:p>
          </table:table-cell>
          <table:table-cell table:style-name="ce12" office:value-type="string">
            <text:p>Выбрать станцию можно найдя ее в поиске и нажать на нее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2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3" office:value-type="string" table:number-columns-spanned="6" table:number-rows-spanned="1">
            <text:p>Действия, после выбора станции:</text:p>
          </table:table-cell>
          <table:covered-table-cell table:number-columns-repeated="5"/>
          <table:table-cell table:number-columns-repeated="1018"/>
        </table:table-row>
        <table:table-row table:style-name="ro28">
          <table:table-cell table:style-name="ce64" office:value-type="float" office:value="9">
            <text:p>9</text:p>
          </table:table-cell>
          <table:table-cell table:style-name="ce44" office:value-type="string">
            <text:p>Когда станция выбрана, точка станции на схеме уменьшается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2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4" office:value-type="float" office:value="10">
            <text:p>10</text:p>
          </table:table-cell>
          <table:table-cell table:style-name="ce12" office:value-type="string">
            <text:p>Если станция выбрана, всегда на точке выбранной станции появляется пин ee цвета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2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55">
          <table:table-cell table:style-name="ce64" office:value-type="float" office:value="11">
            <text:p>11</text:p>
          </table:table-cell>
          <table:table-cell table:style-name="ce47" office:value-type="string">
            <text:p>При выборе закрытой станции появляется специальный пин для закрытой станции</text:p>
          </table:table-cell>
          <table:table-cell table:style-name="ce67" table:content-validation-name="val1" office:value-type="string">
            <text:p>PASSED</text:p>
          </table:table-cell>
          <table:table-cell table:style-name="ce73"/>
          <table:table-cell table:style-name="ce81" office:value-type="string">
            <text:p>2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56">
          <table:table-cell table:style-name="ce64" office:value-type="float" office:value="12">
            <text:p>12</text:p>
          </table:table-cell>
          <table:table-cell table:style-name="ce44" office:value-type="string">
            <text:p>При нажатии на поле "Откуда" раскрывается список, содержащий станции, которые пользователь выбирал ранее</text:p>
          </table:table-cell>
          <table:table-cell table:style-name="ce68" table:content-validation-name="val1" office:value-type="string">
            <text:p>FAILED</text:p>
          </table:table-cell>
          <table:table-cell table:style-name="ce74" office:value-type="string">
            <text:p><text:a xlink:href="https://tracker.yandex.ru/BUG-911598">https://tracker.yandex.ru/BUG-911598</text:a></text:p>
          </table:table-cell>
          <table:table-cell table:style-name="ce81" office:value-type="string">
            <text:p>2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56">
          <table:table-cell table:style-name="ce64" office:value-type="float" office:value="13">
            <text:p>13</text:p>
          </table:table-cell>
          <table:table-cell table:style-name="ce44" office:value-type="string">
            <text:p>При нажатии на поле "Куда" раскрывается список, содержащий станции, которые пользователь выбирал ранее </text:p>
          </table:table-cell>
          <table:table-cell table:style-name="ce68" table:content-validation-name="val1" office:value-type="string">
            <text:p>FAILED</text:p>
          </table:table-cell>
          <table:table-cell table:style-name="ce75" office:value-type="string">
            <text:p><text:a xlink:href="https://tracker.yandex.ru/BUG-911598">https://tracker.yandex.ru/BUG-911598</text:a></text:p>
          </table:table-cell>
          <table:table-cell table:style-name="ce81" office:value-type="string">
            <text:p>2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56">
          <table:table-cell table:style-name="ce64" office:value-type="float" office:value="14">
            <text:p>14</text:p>
          </table:table-cell>
          <table:table-cell table:style-name="ce44" office:value-type="string">
            <text:p>Сохранение раскрывающегося списка с историей ввода в поле "Откуда" после обновления на другую версию приложения</text:p>
          </table:table-cell>
          <table:table-cell table:style-name="ce68" table:content-validation-name="val1" office:value-type="string">
            <text:p>FAILED</text:p>
          </table:table-cell>
          <table:table-cell table:style-name="ce75" office:value-type="string">
            <text:p><text:a xlink:href="https://tracker.yandex.ru/BUG-911040">https://tracker.yandex.ru/BUG-911040</text:a></text:p>
          </table:table-cell>
          <table:table-cell table:style-name="ce81" office:value-type="string">
            <text:p>2.2</text:p>
          </table:table-cell>
          <table:table-cell table:style-name="ce12" office:value-type="string">
            <text:p>Смартфон Xiaomi Mi A2; ОС Android 10</text:p>
          </table:table-cell>
          <table:table-cell table:style-name="ce5" table:number-columns-repeated="20"/>
          <table:table-cell table:number-columns-repeated="998"/>
        </table:table-row>
        <table:table-row table:style-name="ro56">
          <table:table-cell table:style-name="ce64" office:value-type="float" office:value="15">
            <text:p>15</text:p>
          </table:table-cell>
          <table:table-cell table:style-name="ce44" office:value-type="string">
            <text:p>Сохранение раскрывающегося списка с историей ввода в поле "Куда" после обновления на другую версию приложения</text:p>
          </table:table-cell>
          <table:table-cell table:style-name="ce68" table:content-validation-name="val1" office:value-type="string">
            <text:p>FAILED</text:p>
          </table:table-cell>
          <table:table-cell table:style-name="ce75" office:value-type="string">
            <text:p><text:a xlink:href="https://tracker.yandex.ru/BUG-911040">https://tracker.yandex.ru/BUG-911040</text:a></text:p>
          </table:table-cell>
          <table:table-cell table:style-name="ce81" office:value-type="string">
            <text:p>2.2</text:p>
          </table:table-cell>
          <table:table-cell table:style-name="ce12" office:value-type="string">
            <text:p>Смартфон Xiaomi Mi A2; ОС Android 10</text:p>
          </table:table-cell>
          <table:table-cell table:style-name="ce5" table:number-columns-repeated="20"/>
          <table:table-cell table:number-columns-repeated="998"/>
        </table:table-row>
        <table:table-row table:style-name="ro56">
          <table:table-cell table:style-name="ce64" office:value-type="float" office:value="16">
            <text:p>16</text:p>
          </table:table-cell>
          <table:table-cell table:style-name="ce44" office:value-type="string">
            <text:p>Если станция выбрана, всегда шрифт названия станции становится "bold"</text:p>
          </table:table-cell>
          <table:table-cell table:style-name="ce67" table:content-validation-name="val1" office:value-type="string">
            <text:p>PASSED</text:p>
          </table:table-cell>
          <table:table-cell table:style-name="ce70"/>
          <table:table-cell table:style-name="ce81" office:value-type="string">
            <text:p>2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3" office:value-type="string" table:number-columns-spanned="6" table:number-rows-spanned="1">
            <text:p>Детали маршрута:</text:p>
          </table:table-cell>
          <table:covered-table-cell table:number-columns-repeated="5"/>
          <table:table-cell table:number-columns-repeated="1018"/>
        </table:table-row>
        <table:table-row table:style-name="ro53">
          <table:table-cell table:style-name="ce64" office:value-type="float" office:value="17">
            <text:p>17</text:p>
          </table:table-cell>
          <table:table-cell table:style-name="ce44" office:value-type="string">
            <text:p>Детали маршрута в карточке маршрута можно открыть по тапу на кнопку "Детали маршрута" </text:p>
          </table:table-cell>
          <table:table-cell table:style-name="ce67" table:content-validation-name="val1" office:value-type="string">
            <text:p>PASSED</text:p>
          </table:table-cell>
          <table:table-cell table:style-name="ce70"/>
          <table:table-cell table:style-name="ce82" office:value-type="string">
            <text:p>3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31">
          <table:table-cell table:style-name="ce64" office:value-type="float" office:value="18">
            <text:p>18</text:p>
          </table:table-cell>
          <table:table-cell table:style-name="ce44" office:value-type="string">
            <text:p>Детали маршрута в карточке маршрута можно открыть свайпу вверх списка маршрутов в портретной ориентации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2" office:value-type="string">
            <text:p>3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57">
          <table:table-cell table:style-name="ce64" office:value-type="float" office:value="19">
            <text:p>19</text:p>
          </table:table-cell>
          <table:table-cell table:style-name="ce44" office:value-type="string">
            <text:p>Детали маршрута в карточке маршрута нельщзя открыть по свайпу вверх списка маршрутов в горизонтальной ориентации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2" office:value-type="string">
            <text:p>3.1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58">
          <table:table-cell table:style-name="ce64" office:value-type="float" office:value="20">
            <text:p>20</text:p>
          </table:table-cell>
          <table:table-cell table:style-name="ce12" office:value-type="string">
            <text:p>В карточке маршрута при смене ориентации с портретной на ландшафтную отображаются детали маршрута в левой части экрана</text:p>
          </table:table-cell>
          <table:table-cell table:style-name="ce69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2113">https://tracker.yandex.ru/BUG-912113</text:a></text:p>
          </table:table-cell>
          <table:table-cell table:style-name="ce83" office:value-type="string">
            <text:p>3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9">
          <table:table-cell table:style-name="ce64" office:value-type="float" office:value="21">
            <text:p>21</text:p>
          </table:table-cell>
          <table:table-cell table:style-name="ce44" office:value-type="string">
            <text:p>В карточке маршрута при смене ориентации с портретной на ландшафтную отображаемые детали маршрута в левой части экрана выравнены и не имеют смещений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3" office:value-type="string">
            <text:p>3.2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3" office:value-type="string" table:number-columns-spanned="6" table:number-rows-spanned="1">
            <text:p>Уведомления об ошибках: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64" office:value-type="float" office:value="22">
            <text:p>22</text:p>
          </table:table-cell>
          <table:table-cell table:style-name="ce44" office:value-type="string">
            <text:p>При отсутствии интернет-соединения появляется уведомление об ошибке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2218">https://tracker.yandex.ru/BUG-912218</text:a></text:p>
          </table:table-cell>
          <table:table-cell table:style-name="ce83" office:value-type="string">
            <text:p>4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59">
          <table:table-cell table:style-name="ce64" office:value-type="float" office:value="23">
            <text:p>23</text:p>
          </table:table-cell>
          <table:table-cell table:style-name="ce44" office:value-type="string">
            <text:p>После отключения интернет - соединения и его обратном включении уведомление об ошибке не появляется</text:p>
          </table:table-cell>
          <table:table-cell table:style-name="ce67" table:content-validation-name="val1" office:value-type="string">
            <text:p>Skipped</text:p>
          </table:table-cell>
          <table:table-cell table:style-name="ce24" office:value-type="string">
            <text:p><text:a xlink:href="https://tracker.yandex.ru/BUG-912218">https://tracker.yandex.ru/BUG-912218</text:a></text:p>
          </table:table-cell>
          <table:table-cell table:style-name="ce83" office:value-type="string">
            <text:p>4</text:p>
          </table:table-cell>
          <table:table-cell table:style-name="ce12" office:value-type="string">
            <text:p>Смартфон Xiaomi Mi A2; ОС Android 10</text:p>
          </table:table-cell>
          <table:table-cell table:style-name="ce14" office:value-type="string">
            <text:p>Данный баг не позволяет проверить</text:p>
          </table:table-cell>
          <table:table-cell table:number-columns-repeated="1017"/>
        </table:table-row>
        <table:table-row table:style-name="ro1">
          <table:table-cell table:style-name="ce63" office:value-type="string" table:number-columns-spanned="6" table:number-rows-spanned="1">
            <text:p>Альбомная ориентация:</text:p>
          </table:table-cell>
          <table:covered-table-cell table:number-columns-repeated="5"/>
          <table:table-cell table:number-columns-repeated="1018"/>
        </table:table-row>
        <table:table-row table:style-name="ro59">
          <table:table-cell table:style-name="ce64" office:value-type="float" office:value="24">
            <text:p>24</text:p>
          </table:table-cell>
          <table:table-cell table:style-name="ce44" office:value-type="string">
            <text:p>В альбомной ориентации карточки маршрута и станции и поля поиска отображаются в левой части экрана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3" office:value-type="string">
            <text:p>5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60">
          <table:table-cell table:style-name="ce64" office:value-type="float" office:value="25">
            <text:p>25</text:p>
          </table:table-cell>
          <table:table-cell table:style-name="ce44" office:value-type="string">
            <text:p>В альбомной ориентации карточки маршрута и станции и поля поиска отображаются в левой части экрана. Они выравнены и не имеют смещений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3" office:value-type="string">
            <text:p>5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49">
          <table:table-cell table:style-name="ce64" office:value-type="float" office:value="26">
            <text:p>26</text:p>
          </table:table-cell>
          <table:table-cell table:style-name="ce44" office:value-type="string">
            <text:p>При смене ориентации экрана масштаб построенного маршрута не должен увеличиваться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3" office:value-type="string">
            <text:p>5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22">
          <table:table-cell table:style-name="ce64" office:value-type="float" office:value="27">
            <text:p>27</text:p>
          </table:table-cell>
          <table:table-cell table:style-name="ce44" office:value-type="string">
            <text:p>При смене ориентации экрана масштаб построенного маршрута не должен уменьшаться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48598">https://tracker.yandex.ru/BUG-948598</text:a></text:p>
          </table:table-cell>
          <table:table-cell table:style-name="ce83" office:value-type="string">
            <text:p>5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3" office:value-type="string" table:number-columns-spanned="6" table:number-rows-spanned="1">
            <text:p>Лонг - тап:</text:p>
          </table:table-cell>
          <table:covered-table-cell table:number-columns-repeated="5"/>
          <table:table-cell table:number-columns-repeated="1018"/>
        </table:table-row>
        <table:table-row table:style-name="ro22">
          <table:table-cell table:style-name="ce64" office:value-type="float" office:value="28">
            <text:p>28</text:p>
          </table:table-cell>
          <table:table-cell table:style-name="ce44" office:value-type="string">
            <text:p>При нажатии на станцию при помощи лонг-тапа открывается карточка станции с кнопками «Отсюда»/«Сюда».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2433">https://tracker.yandex.ru/BUG-912433</text:a></text:p>
          </table:table-cell>
          <table:table-cell table:style-name="ce83" office:value-type="string">
            <text:p>6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46">
          <table:table-cell table:style-name="ce64" office:value-type="float" office:value="29">
            <text:p>29</text:p>
          </table:table-cell>
          <table:table-cell table:style-name="ce44" office:value-type="string">
            <text:p>Схема не должна смещаться вверх при лонгтапе по станции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2505">https://tracker.yandex.ru/BUG-912505</text:a></text:p>
          </table:table-cell>
          <table:table-cell table:style-name="ce83" office:value-type="string">
            <text:p>6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28">
          <table:table-cell table:style-name="ce64" office:value-type="float" office:value="30">
            <text:p>30</text:p>
          </table:table-cell>
          <table:table-cell table:style-name="ce44" office:value-type="string">
            <text:p>Схема не должна смещаться вниз при лонгтапе по станции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2505">https://tracker.yandex.ru/BUG-912505</text:a></text:p>
          </table:table-cell>
          <table:table-cell table:style-name="ce81" office:value-type="string">
            <text:p>6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28">
          <table:table-cell table:style-name="ce64" office:value-type="float" office:value="31">
            <text:p>31</text:p>
          </table:table-cell>
          <table:table-cell table:style-name="ce44" office:value-type="string">
            <text:p>Схема не должна смещаться влево при лонгтапе по станции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2505">https://tracker.yandex.ru/BUG-912505</text:a></text:p>
          </table:table-cell>
          <table:table-cell table:style-name="ce81" office:value-type="string">
            <text:p>6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28">
          <table:table-cell table:style-name="ce64" office:value-type="float" office:value="32">
            <text:p>32</text:p>
          </table:table-cell>
          <table:table-cell table:style-name="ce44" office:value-type="string">
            <text:p>Схема не должна смещаться вправо при лонгтапе по станции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2505">https://tracker.yandex.ru/BUG-912505</text:a></text:p>
          </table:table-cell>
          <table:table-cell table:style-name="ce81" office:value-type="string">
            <text:p>6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>
          <table:table-cell table:style-name="ce63" office:value-type="string" table:number-columns-spanned="6" table:number-rows-spanned="1">
            <text:p>Скролл схемы при помощи лонг - тапа:</text:p>
          </table:table-cell>
          <table:covered-table-cell table:number-columns-repeated="5"/>
          <table:table-cell table:number-columns-repeated="1018"/>
        </table:table-row>
        <table:table-row table:style-name="ro49">
          <table:table-cell table:style-name="ce64" office:value-type="float" office:value="33">
            <text:p>33</text:p>
          </table:table-cell>
          <table:table-cell table:style-name="ce44" office:value-type="string">
            <text:p>При скролле лонгтапом можно выбрать нужную станцию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37">
          <table:table-cell table:style-name="ce64" office:value-type="float" office:value="34">
            <text:p>34</text:p>
          </table:table-cell>
          <table:table-cell table:style-name="ce44" office:value-type="string">
            <text:p>При скролле лонгтапом выбирая станцию схема остаётся неподвижной</text:p>
          </table:table-cell>
          <table:table-cell table:style-name="ce68" table:content-validation-name="val1" office:value-type="string">
            <text:p>FAILED</text:p>
          </table:table-cell>
          <table:table-cell table:style-name="ce24" office:value-type="string">
            <text:p><text:a xlink:href="https://tracker.yandex.ru/BUG-912505">https://tracker.yandex.ru/BUG-912505</text:a></text:p>
          </table:table-cell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28">
          <table:table-cell table:style-name="ce64" office:value-type="float" office:value="35">
            <text:p>35</text:p>
          </table:table-cell>
          <table:table-cell table:style-name="ce44" office:value-type="string">
            <text:p>При помощи лонг-тапа при попадании на область клика точки станции или её названия, на точку ставится пин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7">
          <table:table-cell table:style-name="ce64" office:value-type="float" office:value="36">
            <text:p>36</text:p>
          </table:table-cell>
          <table:table-cell table:style-name="ce12" office:value-type="string">
            <text:p>При помощи лонг-тапа при попадании на область клика точки станции или её названия точка станции уменьшается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33">
          <table:table-cell table:style-name="ce64" office:value-type="float" office:value="37">
            <text:p>37</text:p>
          </table:table-cell>
          <table:table-cell table:style-name="ce12" office:value-type="string">
            <text:p>При помощи лонг-тапа при попадании на область клика точки станции или её названия, название станции выделяется жирным шрифтом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7">
          <table:table-cell table:style-name="ce64" office:value-type="float" office:value="38">
            <text:p>38</text:p>
          </table:table-cell>
          <table:table-cell table:style-name="ce12" office:value-type="string">
            <text:p>При помощи лонг-тапа при попадании на область клика точки станции или её названия, появляется карточка станции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61">
          <table:table-cell table:style-name="ce64" office:value-type="float" office:value="39">
            <text:p>39</text:p>
          </table:table-cell>
          <table:table-cell table:style-name="ce12" office:value-type="string">
            <text:p>При лонг-тапе, пин на станции пропадает, когда она (станция) не попадает в зону клика</text:p>
          </table:table-cell>
          <table:table-cell table:style-name="ce68" table:content-validation-name="val1" office:value-type="string">
            <text:p>FAILED</text:p>
          </table:table-cell>
          <table:table-cell table:style-name="ce76" office:value-type="string">
            <text:p><text:a xlink:href="https://tracker.yandex.ru/BUG-950854">https://tracker.yandex.ru/BUG-950854</text:a></text:p>
          </table:table-cell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style-name="ce87" table:number-columns-repeated="20"/>
          <table:table-cell table:number-columns-repeated="998"/>
        </table:table-row>
        <table:table-row table:style-name="ro41">
          <table:table-cell table:style-name="ce64" office:value-type="float" office:value="40">
            <text:p>40</text:p>
          </table:table-cell>
          <table:table-cell table:style-name="ce12" office:value-type="string">
            <text:p>При лонг-тапе, выделение станции пропадает, когда она (станция) не попадает в зону клика</text:p>
          </table:table-cell>
          <table:table-cell table:style-name="ce68" table:content-validation-name="val1" office:value-type="string">
            <text:p>FAILED</text:p>
          </table:table-cell>
          <table:table-cell table:style-name="ce76" office:value-type="string">
            <text:p><text:a xlink:href="https://tracker.yandex.ru/BUG-950854">https://tracker.yandex.ru/BUG-950854</text:a></text:p>
          </table:table-cell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style-name="ce87" table:number-columns-repeated="20"/>
          <table:table-cell table:number-columns-repeated="998"/>
        </table:table-row>
        <table:table-row table:style-name="ro62">
          <table:table-cell table:style-name="ce64" office:value-type="float" office:value="41">
            <text:p>41</text:p>
          </table:table-cell>
          <table:table-cell table:style-name="ce12" office:value-type="string">
            <text:p>При помощи лонг-тапа, если скролл движение заканчивается на пустой области, карточка станции закрывается</text:p>
          </table:table-cell>
          <table:table-cell table:style-name="ce67" table:content-validation-name="val1" office:value-type="string">
            <text:p>PASSED</text:p>
          </table:table-cell>
          <table:table-cell table:style-name="ce4"/>
          <table:table-cell table:style-name="ce81" office:value-type="string">
            <text:p>7</text:p>
          </table:table-cell>
          <table:table-cell table:style-name="ce12" office:value-type="string">
            <text:p>Смартфон Xiaomi Mi A2; ОС Android 10</text:p>
          </table:table-cell>
          <table:table-cell table:number-columns-repeated="1018"/>
        </table:table-row>
        <table:table-row table:style-name="ro1" table:number-rows-repeated="10">
          <table:table-cell table:style-name="ce64"/>
          <table:table-cell table:style-name="ce44"/>
          <table:table-cell table:style-name="ce70" table:content-validation-name="val1"/>
          <table:table-cell table:style-name="ce4"/>
          <table:table-cell table:style-name="ce81"/>
          <table:table-cell table:style-name="ce12"/>
          <table:table-cell table:number-columns-repeated="1018"/>
        </table:table-row>
        <table:table-row table:style-name="ro1" table:number-rows-repeated="2">
          <table:table-cell table:style-name="ce64"/>
          <table:table-cell table:style-name="ce44"/>
          <table:table-cell table:style-name="ce70" table:content-validation-name="val1"/>
          <table:table-cell table:style-name="ce4"/>
          <table:table-cell table:style-name="ce81"/>
          <table:table-cell table:style-name="ce51"/>
          <table:table-cell table:number-columns-repeated="1018"/>
        </table:table-row>
        <table:table-row table:style-name="ro1" table:number-rows-repeated="9">
          <table:table-cell table:style-name="ce4"/>
          <table:table-cell table:style-name="ce44"/>
          <table:table-cell table:style-name="ce70" table:content-validation-name="val1"/>
          <table:table-cell table:style-name="ce4"/>
          <table:table-cell table:style-name="ce81"/>
          <table:table-cell table:style-name="ce51"/>
          <table:table-cell table:number-columns-repeated="1018"/>
        </table:table-row>
        <table:table-row table:style-name="ro1" table:number-rows-repeated="35">
          <table:table-cell table:style-name="ce4"/>
          <table:table-cell table:style-name="ce44"/>
          <table:table-cell table:style-name="ce70" table:content-validation-name="val1"/>
          <table:table-cell table:style-name="ce4"/>
          <table:table-cell table:style-name="ce84"/>
          <table:table-cell table:style-name="ce51"/>
          <table:table-cell table:number-columns-repeated="1018"/>
        </table:table-row>
        <table:table-row table:style-name="ro1" table:number-rows-repeated="142">
          <table:table-cell/>
          <table:table-cell table:style-name="ce45"/>
          <table:table-cell table:style-name="ce33" table:content-validation-name="val1"/>
          <table:table-cell/>
          <table:table-cell table:style-name="ce85"/>
          <table:table-cell table:style-name="ce51"/>
          <table:table-cell table:number-columns-repeated="1018"/>
        </table:table-row>
        <table:table-row table:style-name="ro1" table:number-rows-repeated="779">
          <table:table-cell/>
          <table:table-cell table:style-name="ce51"/>
          <table:table-cell table:style-name="ce5" table:content-validation-name="val1"/>
          <table:table-cell/>
          <table:table-cell table:style-name="ce85"/>
          <table:table-cell table:style-name="ce51"/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table:style-name="ce85"/>
          <table:table-cell table:style-name="ce51"/>
          <table:table-cell table:number-columns-repeated="1018"/>
        </table:table-row>
        <table:table-row table:style-name="ro8" table:number-rows-repeated="104754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Чек лист API" table:style-name="ta4" table:print="false">
        <office:forms form:automatic-focus="false" form:apply-design-mode="false"/>
        <table:table-column table:style-name="co19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88" office:value-type="string" table:number-columns-spanned="5" table:number-rows-spanned="1">
            <text:p>Чек-лист и результаты выполнения тестов API Яндекс.Прилавок</text:p>
          </table:table-cell>
          <table:covered-table-cell table:number-columns-repeated="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table-cell table:style-name="ce62" office:value-type="string">
            <text:p>№</text:p>
          </table:table-cell>
          <table:table-cell table:style-name="ce65" office:value-type="string">
            <text:p>Описание</text:p>
          </table:table-cell>
          <table:table-cell table:style-name="ce71" office:value-type="string">
            <text:p>ОР</text:p>
          </table:table-cell>
          <table:table-cell table:style-name="ce62" office:value-type="string">
            <text:p>Статус</text:p>
          </table:table-cell>
          <table:table-cell table:style-name="ce71" office:value-type="string">
            <text:p>Ссылка на баг-репорт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table-cell table:style-name="ce89" office:value-type="string" table:number-columns-spanned="5" table:number-rows-spanned="1">
            <text:p>Работа с наборами</text:p>
          </table:table-cell>
          <table:covered-table-cell table:number-columns-repeated="3" table:style-name="ce100"/>
          <table:covered-table-cell table:style-name="ce110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table-cell table:style-name="ce90" office:value-type="string" table:number-columns-spanned="5" table:number-rows-spanned="1">
            <text:p><text:span text:style-name="T1">Возможность добавлять продукты в набор — ручка POST </text:span><text:span text:style-name="T5">/api/v1/kits/:id/products</text:span></text:p>
          </table:table-cell>
          <table:covered-table-cell table:number-columns-repeated="3" table:style-name="ce100"/>
          <table:covered-table-cell table:style-name="ce110"/>
          <table:table-cell table:style-name="ce113"/>
          <table:table-cell table:style-name="ce121" table:number-columns-repeated="3"/>
          <table:table-cell table:style-name="ce113" table:number-columns-repeated="14"/>
          <table:table-cell table:number-columns-repeated="1001"/>
        </table:table-row>
        <table:table-row table:style-name="ro9">
          <table:table-cell table:style-name="ce64" office:value-type="float" office:value="1" table:number-columns-spanned="1" table:number-rows-spanned="3">
            <text:p>1</text:p>
          </table:table-cell>
          <table:table-cell table:style-name="ce47" office:value-type="string" table:number-columns-spanned="1" table:number-rows-spanned="3">
            <text:p><text:span text:style-name="T1">Добавить продукты в созданный набор можно.</text:span><text:span text:style-name="T2"> Тестовые данные ID - 1, quantity - 1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 добавлен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2" table:number-columns-spanned="1" table:number-rows-spanned="3">
            <text:p>2</text:p>
          </table:table-cell>
          <table:table-cell table:style-name="ce47" office:value-type="string" table:number-columns-spanned="1" table:number-rows-spanned="3">
            <text:p><text:span text:style-name="T1">В ответе появляется ID набора - 7 . </text:span><text:span text:style-name="T2">Тестовая ручка - /api/v1/kits/:7/products 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ID <text:s text:c="2"/>- 7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3" table:number-columns-spanned="1" table:number-rows-spanned="3">
            <text:p>3</text:p>
          </table:table-cell>
          <table:table-cell table:style-name="ce47" office:value-type="string" table:number-columns-spanned="1" table:number-rows-spanned="3">
            <text:p>В ответе после добавления продукта в набор с именем "Набор веса 3000" есть "name" этого набора <text:s/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name набора - Набор веса 300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4" table:number-columns-spanned="1" table:number-rows-spanned="3">
            <text:p>4</text:p>
          </table:table-cell>
          <table:table-cell table:style-name="ce47" office:value-type="string" table:number-columns-spanned="1" table:number-rows-spanned="3">
            <text:p>В ответе после добавления продукта в набор есть его ID "1" 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ID = 1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" table:number-columns-spanned="1" table:number-rows-spanned="3">
            <text:p>5</text:p>
          </table:table-cell>
          <table:table-cell table:style-name="ce47" office:value-type="string" table:number-columns-spanned="1" table:number-rows-spanned="3">
            <text:p>В ответе после добавления продукта в набор есть "name" <text:s/>добавленного продукта - "Икра красная Белое море"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name продукта "Сок Jumex апельсин без сахара"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" table:number-columns-spanned="1" table:number-rows-spanned="3">
            <text:p>6</text:p>
          </table:table-cell>
          <table:table-cell table:style-name="ce47" office:value-type="string" table:number-columns-spanned="1" table:number-rows-spanned="3">
            <text:p>В ответе после добавления продукта в набор есть его price <text:s/>= 149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price продукта = 149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" table:number-columns-spanned="1" table:number-rows-spanned="3">
            <text:p>7</text:p>
          </table:table-cell>
          <table:table-cell table:style-name="ce47" office:value-type="string" table:number-columns-spanned="1" table:number-rows-spanned="3">
            <text:p>В ответе после добавления продукта в набор есть его weight = 473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weight продукта = 473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8" table:number-columns-spanned="1" table:number-rows-spanned="3">
            <text:p>8</text:p>
          </table:table-cell>
          <table:table-cell table:style-name="ce47" office:value-type="string" table:number-columns-spanned="1" table:number-rows-spanned="3">
            <text:p>В ответе после добавления продукта в набор есть его units - "мл"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units продукта "мл"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9" table:number-columns-spanned="1" table:number-rows-spanned="3">
            <text:p>9</text:p>
          </table:table-cell>
          <table:table-cell table:style-name="ce47" office:value-type="string" table:number-columns-spanned="1" table:number-rows-spanned="3">
            <text:p>В ответе после добавления продукта в набор есть его quantity = 1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quanity продукта = 1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" table:number-columns-spanned="1" table:number-rows-spanned="3">
            <text:p>10</text:p>
          </table:table-cell>
          <table:table-cell table:style-name="ce47" office:value-type="string" table:number-columns-spanned="1" table:number-rows-spanned="3">
            <text:p><text:span text:style-name="T1">После добавления продуктов в набор подсчитывается их общее количество в ответе </text:span><text:span text:style-name="T2">Тестовые данные для продуктов ID - 1, quantity - 1; id 6, quantity 1</text:span></text:p>
            <text:p><text:span text:style-name="T1"/></text:p>
            <text:p><text:span text:style-name="T1"/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оличество продуктов "productsCount" в наборе суммируе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1" table:number-columns-spanned="1" table:number-rows-spanned="3">
            <text:p>11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когда ID добавляемого продукта - 0 </text:span><text:span text:style-name="T2">Тестовые данные для продуктов ID - 0 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3791">https://tracker.yandex.ru/BUG-94379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3791">https://tracker.yandex.ru/BUG-94379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Продуктов подходящих под условия ввода не нашлось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2" table:number-columns-spanned="1" table:number-rows-spanned="3">
            <text:p>12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когда quanity добавляемого продукта <text:s/>- 0 </text:span><text:span text:style-name="T2">Тестовые данные для продуктов ID - 1 , quantity - 0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428">https://tracker.yandex.ru/BUG-945428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Продуктов подходящих под условия ввода не нашлось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428">https://tracker.yandex.ru/BUG-945428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" table:number-columns-spanned="1" table:number-rows-spanned="3">
            <text:p>13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когда не заполнено quanity и ID добавляемого продукта </text:span><text:span text:style-name="T2">Тестовые данные для продуктов ID - "пустой ввод" , quantity - "пустой ввод"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4" table:number-columns-spanned="1" table:number-rows-spanned="3">
            <text:p>14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<text:s/>когда значение ID добавляемого продукта спецсимвол <text:s/></text:span><text:span text:style-name="T2">Тестовые данные для продуктов ID - % 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Наборов подходящих под условия ввода не нашлось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5" table:number-columns-spanned="1" table:number-rows-spanned="3">
            <text:p>15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<text:s/>когда значение quanity добавляемого продукта спецсимвол <text:s/></text:span><text:span text:style-name="T2">Тестовые данные для продуктов ID - <text:s/>1 , quantity - %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6" table:number-columns-spanned="1" table:number-rows-spanned="3">
            <text:p>16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<text:s/>когда значение ID добавляемого продукта буква <text:s/></text:span><text:span text:style-name="T2">Тестовые данные для продуктов ID - Б , quantity - 1</text:span></text:p>
          </table:table-cell>
          <table:table-cell table:style-name="ce64" office:value-type="string">
            <text:p>Код и статус ответа 404 Not found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7" table:number-columns-spanned="1" table:number-rows-spanned="3">
            <text:p>17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<text:s/>когда значение quanity добавляемого продукта буква алфавита <text:s/></text:span><text:span text:style-name="T2">Тестовые данные для продуктов ID - 1 , quantity - Б</text:span></text:p>
          </table:table-cell>
          <table:table-cell table:style-name="ce64" office:value-type="string">
            <text:p>Код и статус ответа 404 Not found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8" table:number-columns-spanned="1" table:number-rows-spanned="3">
            <text:p>18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<text:s/>когда значение quanity добавляемого продукта отрицательное число </text:span><text:span text:style-name="T2">Тестовые данные для продуктов ID - 1 , quantity - -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622">https://tracker.yandex.ru/BUG-94562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622">https://tracker.yandex.ru/BUG-94562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622">https://tracker.yandex.ru/BUG-94562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9" table:number-columns-spanned="1" table:number-rows-spanned="3">
            <text:p>19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<text:s/>когда значение ID добавляемого продукта разделяет спецсимвол % </text:span><text:span text:style-name="T2">Тестовые данные для продуктов ID - 1%2 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20" table:number-columns-spanned="1" table:number-rows-spanned="3">
            <text:p>20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<text:s/>когда значение quanity добавляемого продукта разделяет спецсимвол </text:span><text:span text:style-name="T2">Тестовые данные для продуктов ID - 1 , quantity - 1%2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21" table:number-columns-spanned="1" table:number-rows-spanned="3">
            <text:p>21</text:p>
          </table:table-cell>
          <table:table-cell table:style-name="ce47" office:value-type="string" table:number-columns-spanned="1" table:number-rows-spanned="3">
            <text:p><text:span text:style-name="T1">Пользователь может добавить новый продукт в набор. </text:span><text:span text:style-name="T2">Тестовые данные для продуктов ID - 5 , quantity - 1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8">
          <table:covered-table-cell table:number-columns-repeated="2" table:style-name="ce92"/>
          <table:table-cell table:style-name="ce66" office:value-type="string">
            <text:p>В наборе появился продукт с ID 5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22" table:number-columns-spanned="1" table:number-rows-spanned="3">
            <text:p>22</text:p>
          </table:table-cell>
          <table:table-cell table:style-name="ce47" office:value-type="string" table:number-columns-spanned="1" table:number-rows-spanned="3">
            <text:p><text:span text:style-name="T1">Пользователь может изменить количество продукта в наборе. </text:span><text:span text:style-name="T2">Тестовые данные ID - 5, Quantity - 4</text:span></text:p>
            <text:p><text:span text:style-name="T1"/></text:p>
            <text:p><text:span text:style-name="T1"/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8">
          <table:covered-table-cell table:number-columns-repeated="2" table:style-name="ce92"/>
          <table:table-cell table:style-name="ce66" office:value-type="string">
            <text:p>В наборе у продукта ID 5 стало Quantity - 4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93" office:value-type="float" office:value="23" table:number-columns-spanned="1" table:number-rows-spanned="3">
            <text:p>23</text:p>
          </table:table-cell>
          <table:table-cell table:style-name="ce48" office:value-type="string" table:number-columns-spanned="1" table:number-rows-spanned="3">
            <text:p><text:span text:style-name="T1">Продукт в набор не добавляется, <text:s/>когда значение ID добавляемого продукта является объектом </text:span><text:span text:style-name="T2">Тестовые данные для продуктов ID - { 1 }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28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9">
          <table:table-cell table:style-name="ce93" office:value-type="float" office:value="24" table:number-columns-spanned="1" table:number-rows-spanned="3">
            <text:p>24</text:p>
          </table:table-cell>
          <table:table-cell table:style-name="ce48" office:value-type="string" table:number-columns-spanned="1" table:number-rows-spanned="3">
            <text:p><text:span text:style-name="T1">Продукт в набор не добавляется, <text:s/>когда значение quanity добавляемого продукта является объектом </text:span><text:span text:style-name="T2">Тестовые данные для продуктов ID - 1 , quantity - { 1 }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28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9">
          <table:table-cell table:style-name="ce93" office:value-type="float" office:value="25" table:number-columns-spanned="1" table:number-rows-spanned="3">
            <text:p>25</text:p>
          </table:table-cell>
          <table:table-cell table:style-name="ce48" office:value-type="string" table:number-columns-spanned="1" table:number-rows-spanned="3">
            <text:p><text:span text:style-name="T1">Продукт в набор не добавляется, <text:s/>когда значение ID добавляемого продукта является массивом </text:span><text:span text:style-name="T2">Тестовые данные для продуктов ID - [ 1 ]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28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9">
          <table:table-cell table:style-name="ce93" office:value-type="float" office:value="26" table:number-columns-spanned="1" table:number-rows-spanned="3">
            <text:p>26</text:p>
          </table:table-cell>
          <table:table-cell table:style-name="ce48" office:value-type="string" table:number-columns-spanned="1" table:number-rows-spanned="3">
            <text:p><text:span text:style-name="T1">Продукт в набор не добавляется, <text:s/>когда значение quanity добавляемого продукта является массивом </text:span><text:span text:style-name="T2">Тестовые данные для продуктов ID - 1 , quantity - <text:s/>[ 1 ]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28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5">
          <table:table-cell table:style-name="ce93" office:value-type="float" office:value="27" table:number-columns-spanned="1" table:number-rows-spanned="3">
            <text:p>27</text:p>
          </table:table-cell>
          <table:table-cell table:style-name="ce48" office:value-type="string" table:number-columns-spanned="1" table:number-rows-spanned="3">
            <text:p><text:span text:style-name="T1">Продукт в набор не добавляется, <text:s/>когда значение ID добавляемого продукта является null </text:span><text:span text:style-name="T2">Тестовые данные для продуктов ID - null 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106" table:content-validation-name="val2" office:value-type="string">
            <text:p>FAILED</text:p>
          </table:table-cell>
          <table:table-cell table:style-name="ce25" office:value-type="string">
            <text:p><text:a xlink:href="https://tracker.yandex.ru/BUG-945728">https://tracker.yandex.ru/BUG-945728</text:a></text:p>
          </table:table-cell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6" table:content-validation-name="val2" office:value-type="string">
            <text:p>FAILED</text:p>
          </table:table-cell>
          <table:table-cell table:style-name="ce25" office:value-type="string">
            <text:p><text:a xlink:href="https://tracker.yandex.ru/BUG-945728">https://tracker.yandex.ru/BUG-945728</text:a></text:p>
          </table:table-cell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28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106" table:content-validation-name="val2" office:value-type="string">
            <text:p>FAILED</text:p>
          </table:table-cell>
          <table:table-cell table:style-name="ce25" office:value-type="string">
            <text:p><text:a xlink:href="https://tracker.yandex.ru/BUG-945728">https://tracker.yandex.ru/BUG-945728</text:a></text:p>
          </table:table-cell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5">
          <table:table-cell table:style-name="ce93" office:value-type="float" office:value="28" table:number-columns-spanned="1" table:number-rows-spanned="3">
            <text:p>28</text:p>
          </table:table-cell>
          <table:table-cell table:style-name="ce48" office:value-type="string" table:number-columns-spanned="1" table:number-rows-spanned="3">
            <text:p><text:span text:style-name="T1">Продукт в набор не добавляется, <text:s/>когда значение quanity добавляемого продукта является null </text:span><text:span text:style-name="T2">Тестовые данные для продуктов ID - 1 , quantity - <text:s/>null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106" table:content-validation-name="val2" office:value-type="string">
            <text:p>FAILED</text:p>
          </table:table-cell>
          <table:table-cell table:style-name="ce25" office:value-type="string">
            <text:p><text:a xlink:href="https://tracker.yandex.ru/BUG-945735">https://tracker.yandex.ru/BUG-945735</text:a></text:p>
          </table:table-cell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6" table:content-validation-name="val2" office:value-type="string">
            <text:p>FAILED</text:p>
          </table:table-cell>
          <table:table-cell table:style-name="ce25" office:value-type="string">
            <text:p><text:a xlink:href="https://tracker.yandex.ru/BUG-945735">https://tracker.yandex.ru/BUG-945735</text:a></text:p>
          </table:table-cell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28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106" table:content-validation-name="val2" office:value-type="string">
            <text:p>FAILED</text:p>
          </table:table-cell>
          <table:table-cell table:style-name="ce25" office:value-type="string">
            <text:p><text:a xlink:href="https://tracker.yandex.ru/BUG-945735">https://tracker.yandex.ru/BUG-945735</text:a></text:p>
          </table:table-cell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9">
          <table:table-cell table:style-name="ce64" office:value-type="float" office:value="29" table:number-columns-spanned="1" table:number-rows-spanned="3">
            <text:p>29</text:p>
          </table:table-cell>
          <table:table-cell table:style-name="ce47" office:value-type="string" table:number-columns-spanned="1" table:number-rows-spanned="3">
            <text:p><text:span text:style-name="T1">Пользователь может добавить продукт в другой набор </text:span><text:span text:style-name="T2">Тестовые данные ID 5 в url параметре, вместо 1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 добавлен в набор с ID 5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table-cell table:style-name="ce10" office:value-type="float" office:value="30" table:number-columns-spanned="1" table:number-rows-spanned="3">
            <text:p>30</text:p>
          </table:table-cell>
          <table:table-cell table:style-name="ce101" office:value-type="string" table:number-columns-spanned="1" table:number-rows-spanned="3">
            <text:p><text:span text:style-name="T3">Пользователь может добавить от 1 до 30 наименований товаров в набор. </text:span><text:span text:style-name="T4">Тестовые данные по количеству товаров 5 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107" table:content-validation-name="val2" office:value-type="string">
            <text:p>PASSED</text:p>
          </table:table-cell>
          <table:table-cell table:style-name="ce107"/>
          <table:table-cell table:style-name="ce14" table:number-columns-repeated="18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108" table:content-validation-name="val2" office:value-type="string">
            <text:p>PASSED</text:p>
          </table:table-cell>
          <table:table-cell table:style-name="ce108"/>
          <table:table-cell table:style-name="ce14" table:number-columns-repeated="18"/>
          <table:table-cell table:number-columns-repeated="1001"/>
        </table:table-row>
        <table:table-row table:style-name="ro1">
          <table:covered-table-cell table:style-name="ce92"/>
          <table:covered-table-cell table:style-name="ce103"/>
          <table:table-cell table:style-name="ce64" office:value-type="string">
            <text:p>Продукты добавляются</text:p>
          </table:table-cell>
          <table:table-cell table:style-name="ce108" table:content-validation-name="val2" office:value-type="string">
            <text:p>PASSED</text:p>
          </table:table-cell>
          <table:table-cell table:style-name="ce108"/>
          <table:table-cell table:style-name="ce14" table:number-columns-repeated="18"/>
          <table:table-cell table:number-columns-repeated="1001"/>
        </table:table-row>
        <table:table-row table:style-name="ro9">
          <table:table-cell table:style-name="ce64" office:value-type="float" office:value="31" table:number-columns-spanned="1" table:number-rows-spanned="3">
            <text:p>31</text:p>
          </table:table-cell>
          <table:table-cell table:style-name="ce101" office:value-type="string" table:number-columns-spanned="1" table:number-rows-spanned="3">
            <text:p><text:span text:style-name="T3">Пользователь может добавить от 1 до 30 наименований товаров в набор. </text:span><text:span text:style-name="T4">Тестовые данные по количеству товаров ГЗ - 29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64"/>
          <table:table-cell table:style-name="ce51" table:number-columns-repeated="2"/>
          <table:table-cell table:number-columns-repeated="1015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2"/>
          <table:covered-table-cell table:style-name="ce103"/>
          <table:table-cell table:style-name="ce64" office:value-type="string">
            <text:p>Продукты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32" table:number-columns-spanned="1" table:number-rows-spanned="3">
            <text:p>32</text:p>
          </table:table-cell>
          <table:table-cell table:style-name="ce101" office:value-type="string" table:number-columns-spanned="1" table:number-rows-spanned="3">
            <text:p><text:span text:style-name="T3">Пользователь может добавить от 1 до 30 наименований товаров в набор. </text:span><text:span text:style-name="T4">Тестовые данные по количеству товаров ГЗ</text:span><text:span text:style-name="T3"> - 2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2"/>
          <table:covered-table-cell table:style-name="ce103"/>
          <table:table-cell table:style-name="ce64" office:value-type="string">
            <text:p>Продукты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33" table:number-columns-spanned="1" table:number-rows-spanned="3">
            <text:p>33</text:p>
          </table:table-cell>
          <table:table-cell table:style-name="ce101" office:value-type="string" table:number-columns-spanned="1" table:number-rows-spanned="3">
            <text:p><text:span text:style-name="T3">Пользователь может добавить от 1 до 30 наименований товаров в набор. </text:span><text:span text:style-name="T4">Тестовые данные по количеству товаров ГЗ - 30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65">https://tracker.yandex.ru/BUG-94576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65">https://tracker.yandex.ru/BUG-94576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2"/>
          <table:covered-table-cell table:style-name="ce103"/>
          <table:table-cell table:style-name="ce64" office:value-type="string">
            <text:p>Продукты добавляются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65">https://tracker.yandex.ru/BUG-94576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34" table:number-columns-spanned="1" table:number-rows-spanned="3">
            <text:p>34</text:p>
          </table:table-cell>
          <table:table-cell table:style-name="ce101" office:value-type="string" table:number-columns-spanned="1" table:number-rows-spanned="3">
            <text:p><text:span text:style-name="T3">Пользователь может добавить от 1 до 30 наименований товаров в набор. </text:span><text:span text:style-name="T4">Тестовые данные по количеству товаров ГЗ - 1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2"/>
          <table:covered-table-cell table:style-name="ce103"/>
          <table:table-cell table:style-name="ce64" office:value-type="string">
            <text:p>Продукты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35" table:number-columns-spanned="1" table:number-rows-spanned="3">
            <text:p>35</text:p>
          </table:table-cell>
          <table:table-cell table:style-name="ce101" office:value-type="string" table:number-columns-spanned="1" table:number-rows-spanned="3">
            <text:p><text:span text:style-name="T3">Пользователь не может добавить более 30 наименований товаров в набор. </text:span><text:span text:style-name="T4">Тестовые данные по количеству товаров ГЗ - 31</text:span></text:p>
          </table:table-cell>
          <table:table-cell table:style-name="ce64" office:value-type="string">
            <text:p>Код и статус ответа 40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2"/>
          <table:covered-table-cell table:style-name="ce103"/>
          <table:table-cell table:style-name="ce64" office:value-type="string">
            <text:p>Продукты не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36" table:number-columns-spanned="1" table:number-rows-spanned="3">
            <text:p>36</text:p>
          </table:table-cell>
          <table:table-cell table:style-name="ce101" office:value-type="string" table:number-columns-spanned="1" table:number-rows-spanned="3">
            <text:p><text:span text:style-name="T3">Пользователь не может добавить менее 1 наименований товаров в набор. </text:span><text:span text:style-name="T4">Тестовые данные по количеству товаров ГЗ - 0</text:span></text:p>
          </table:table-cell>
          <table:table-cell table:style-name="ce64" office:value-type="string">
            <text:p>Код и статус ответа 40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2"/>
          <table:covered-table-cell table:style-name="ce103"/>
          <table:table-cell table:style-name="ce64" office:value-type="string">
            <text:p>Продукты не добавляю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37" table:number-columns-spanned="1" table:number-rows-spanned="3">
            <text:p>37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когда значение ID добавляемого продукта заключен в кавычки <text:s/></text:span><text:span text:style-name="T2">Тестовые данные для продуктов ID - <text:s/>"1" 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89">https://tracker.yandex.ru/BUG-94578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89">https://tracker.yandex.ru/BUG-94578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89">https://tracker.yandex.ru/BUG-94578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38" table:number-columns-spanned="1" table:number-rows-spanned="3">
            <text:p>38</text:p>
          </table:table-cell>
          <table:table-cell table:style-name="ce47" office:value-type="string" table:number-columns-spanned="1" table:number-rows-spanned="3">
            <text:p><text:span text:style-name="T1">Продукт в набор не добавляется, когда значение quanty добавляемого продукта заключен в кавычки <text:s/></text:span><text:span text:style-name="T2">Тестовые данные для продуктов ID - <text:s/>1 , quantity - "1"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92">https://tracker.yandex.ru/BUG-94579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92">https://tracker.yandex.ru/BUG-94579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ы не добавляются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5792">https://tracker.yandex.ru/BUG-94579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39" table:number-columns-spanned="1" table:number-rows-spanned="3">
            <text:p>39</text:p>
          </table:table-cell>
          <table:table-cell table:style-name="ce101" office:value-type="string" table:number-columns-spanned="1" table:number-rows-spanned="3">
            <text:p><text:span text:style-name="T3">Массив ProductList в запросе может быть пустым. </text:span><text:span text:style-name="T4">Тестовые данные - [ ]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40" table:number-columns-spanned="1" table:number-rows-spanned="3">
            <text:p>40</text:p>
          </table:table-cell>
          <table:table-cell table:style-name="ce101" office:value-type="string" table:number-columns-spanned="1" table:number-rows-spanned="3">
            <text:p><text:span text:style-name="T3">Массив ProductList в запросе может содержать всего одно значение .</text:span><text:span text:style-name="T4"> Тестовые данные - <text:s/>{</text:span></text:p>
            <text:p><text:span text:style-name="T4">"productsList": [{"id": 1} ]}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2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41" table:number-columns-spanned="1" table:number-rows-spanned="3">
            <text:p>41</text:p>
          </table:table-cell>
          <table:table-cell table:style-name="ce101" office:value-type="string" table:number-columns-spanned="1" table:number-rows-spanned="3">
            <text:p><text:span text:style-name="T3">Массив ProductList в запросе может содержать всего несколько значение .</text:span><text:span text:style-name="T4"> Тестовые данные - <text:s/>{</text:span></text:p>
            <text:p><text:span text:style-name="T4">"productsList": [{"id": 1, "quantity": 4} ]}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53">
          <table:covered-table-cell table:style-name="ce92"/>
          <table:covered-table-cell table:style-name="ce103"/>
          <table:table-cell table:style-name="ce64"/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42" table:number-columns-spanned="1" table:number-rows-spanned="3">
            <text:p>42</text:p>
          </table:table-cell>
          <table:table-cell table:style-name="ce101" office:value-type="string" table:number-columns-spanned="1" table:number-rows-spanned="3">
            <text:p><text:span text:style-name="T3">Ключ ProductList в запросе массива должен содержать кавычки .</text:span><text:span text:style-name="T4"> Тестовые данные - <text:s/>{</text:span></text:p>
            <text:p><text:span text:style-name="T4">"productsList":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51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43" table:number-columns-spanned="1" table:number-rows-spanned="3">
            <text:p>43</text:p>
          </table:table-cell>
          <table:table-cell table:style-name="ce101" office:value-type="string" table:number-columns-spanned="1" table:number-rows-spanned="3">
            <text:p><text:span text:style-name="T3">Все ключи ProductList в запросе массива должены содержать кавычки .</text:span><text:span text:style-name="T4"> <text:s/>Тестовые данные - <text:s/>{</text:span></text:p>
            <text:p><text:span text:style-name="T4">"productsList": [{"id": 1, "quantity": 4} ]}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53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44" table:number-columns-spanned="1" table:number-rows-spanned="3">
            <text:p>44</text:p>
          </table:table-cell>
          <table:table-cell table:style-name="ce101" office:value-type="string" table:number-columns-spanned="1" table:number-rows-spanned="3">
            <text:p><text:span text:style-name="T3">В массиве ProductList может быть пустой объект .</text:span><text:span text:style-name="T4"> Тестовые данные - <text:s/>{</text:span></text:p>
            <text:p><text:span text:style-name="T4">"productsList": {}}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30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45" table:number-columns-spanned="1" table:number-rows-spanned="3">
            <text:p>45</text:p>
          </table:table-cell>
          <table:table-cell table:style-name="ce101" office:value-type="string" table:number-columns-spanned="1" table:number-rows-spanned="3">
            <text:p><text:span text:style-name="T3">Ключ ProductList в запросе массива не содержит кавычки .</text:span><text:span text:style-name="T4"> Тестовые данные - <text:s/>{</text:span></text:p>
            <text:p><text:span text:style-name="T4">productsList:</text:span></text:p>
            <text:p><text:span text:style-name="T3"><text:s/></text:span></text:p>
          </table:table-cell>
          <table:table-cell table:style-name="ce64" office:value-type="string">
            <text:p>Код и статус ответа 40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30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46" table:number-columns-spanned="1" table:number-rows-spanned="3">
            <text:p>46</text:p>
          </table:table-cell>
          <table:table-cell table:style-name="ce101" office:value-type="string" table:number-columns-spanned="1" table:number-rows-spanned="3">
            <text:p><text:span text:style-name="T3">Все ключи ProductList в запросе массива не содержать кавычки .</text:span><text:span text:style-name="T4"> <text:s/>Тестовые данные - <text:s/>{</text:span></text:p>
            <text:p><text:span text:style-name="T4">"productsList": [{id: 1, quantity: 4} ]}</text:span></text:p>
            <text:p><text:span text:style-name="T3"><text:s/></text:span></text:p>
          </table:table-cell>
          <table:table-cell table:style-name="ce64" office:value-type="string">
            <text:p>Код и статус ответа 40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29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4">
          <table:table-cell table:style-name="ce94" office:value-type="string" table:number-columns-spanned="5" table:number-rows-spanned="1">
            <text:p>Работа с курьерами</text:p>
          </table:table-cell>
          <table:covered-table-cell table:number-columns-repeated="3" table:style-name="ce100"/>
          <table:covered-table-cell table:style-name="ce110"/>
          <table:table-cell table:style-name="ce115"/>
          <table:table-cell table:style-name="ce123" table:number-columns-repeated="3"/>
          <table:table-cell table:style-name="ce129" table:number-columns-repeated="14"/>
          <table:table-cell table:number-columns-repeated="1001"/>
        </table:table-row>
        <table:table-row table:style-name="ro14">
          <table:table-cell table:style-name="ce44" office:value-type="string" table:number-columns-spanned="5" table:number-rows-spanned="1">
            <text:p><text:span text:style-name="T1">Возможность проверить, есть ли доставка курьерской службой «Привезём быстро» и сколько она стоит. Ручка POST </text:span><text:span text:style-name="T5">/fast-delivery/v3.1.1/calculate-delivery.xml</text:span></text:p>
          </table:table-cell>
          <table:covered-table-cell table:number-columns-repeated="3" table:style-name="ce100"/>
          <table:covered-table-cell table:style-name="ce110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47" table:number-columns-spanned="1" table:number-rows-spanned="3">
            <text:p>47</text:p>
          </table:table-cell>
          <table:table-cell table:style-name="ce47" office:value-type="string" table:number-columns-spanned="1" table:number-rows-spanned="3">
            <text:p><text:span text:style-name="T1">При заполнениие тестовых значений ручка Ручка POST /fast-delivery/v3.1.1/calculate-delivery.xml возвращает ответ </text:span><text:span text:style-name="T2">Тестовые значения - Время 07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9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48" table:number-columns-spanned="1" table:number-rows-spanned="3">
            <text:p>48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07 до 08. </text:span><text:span text:style-name="T2">Тестовые значения - Время 7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9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49" table:number-columns-spanned="1" table:number-rows-spanned="3">
            <text:p>49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08 до 09 </text:span><text:span text:style-name="T2">Тестовые значения - Время 8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0" table:number-columns-spanned="1" table:number-rows-spanned="3">
            <text:p>50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09 до 10 </text:span><text:span text:style-name="T2">Тестовые значения - Время 9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31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1" table:number-columns-spanned="1" table:number-rows-spanned="3">
            <text:p>51</text:p>
          </table:table-cell>
          <table:table-cell table:style-name="ce66" office:value-type="string" table:number-columns-spanned="1" table:number-rows-spanned="3">
            <text:p><text:span text:style-name="T1">Курьерская служба "Привезем быстро" выбирается, если время доставки с 10 до 11 </text:span><text:span text:style-name="T2">Тестовые значения - Время 10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3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2" table:number-columns-spanned="1" table:number-rows-spanned="3">
            <text:p>52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1 до 12 </text:span><text:span text:style-name="T2">Тестовые значения - Время 11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37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3" table:number-columns-spanned="1" table:number-rows-spanned="3">
            <text:p>53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2 до 13 </text:span><text:span text:style-name="T2">Тестовые значения - Время 12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31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4" table:number-columns-spanned="1" table:number-rows-spanned="3">
            <text:p>54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3 до 14 </text:span><text:span text:style-name="T2">Тестовые значения - Время 13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2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5" table:number-columns-spanned="1" table:number-rows-spanned="3">
            <text:p>55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4 до 15 </text:span><text:span text:style-name="T2">Тестовые значения - Время 14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3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6" table:number-columns-spanned="1" table:number-rows-spanned="3">
            <text:p>56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5 до 16 </text:span><text:span text:style-name="T2">Тестовые значения - Время 15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3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7" table:number-columns-spanned="1" table:number-rows-spanned="3">
            <text:p>57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6 до 17 </text:span><text:span text:style-name="T2">Тестовые значения - Время 16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31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8" table:number-columns-spanned="1" table:number-rows-spanned="3">
            <text:p>58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7 до 18 </text:span><text:span text:style-name="T2">Тестовые значения - Время 17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3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59" table:number-columns-spanned="1" table:number-rows-spanned="3">
            <text:p>59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8 до 19 </text:span><text:span text:style-name="T2">Тестовые значения - Время 18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0" table:number-columns-spanned="1" table:number-rows-spanned="3">
            <text:p>60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19 до 20 </text:span><text:span text:style-name="T2">Тестовые значения - Время 19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1" table:number-columns-spanned="1" table:number-rows-spanned="3">
            <text:p>61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выбирается, если время доставки с 20 до 21 </text:span><text:span text:style-name="T2">Тестовые значения - Время 20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93" table:number-columns-spanned="1" table:number-rows-spanned="2"/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21 до 22 </text:span><text:span text:style-name="T2">Тестовые значения - Время 21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style-name="ce92"/>
          <table:covered-table-cell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4">
          <table:table-cell table:style-name="ce95" office:value-type="float" office:value="62">
            <text:p>62</text:p>
          </table:table-cell>
          <table:covered-table-cell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335">https://tracker.yandex.ru/BUG-94633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3" table:number-columns-spanned="1" table:number-rows-spanned="3">
            <text:p>63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22 до 23 </text:span><text:span text:style-name="T2">Тестовые значения - Время 22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8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4" table:number-columns-spanned="1" table:number-rows-spanned="3">
            <text:p>64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23 до 00 </text:span><text:span text:style-name="T2">Тестовые значения - Время 23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4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5" table:number-columns-spanned="1" table:number-rows-spanned="3">
            <text:p>65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00 до 01 </text:span><text:span text:style-name="T2">Тестовые значения - Время 00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4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6" table:number-columns-spanned="1" table:number-rows-spanned="3">
            <text:p>66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01 до 02 </text:span><text:span text:style-name="T2">Тестовые значения - Время 01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2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7" table:number-columns-spanned="1" table:number-rows-spanned="3">
            <text:p>67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02 до 03 </text:span><text:span text:style-name="T2">Тестовые значения - Время 02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46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8" table:number-columns-spanned="1" table:number-rows-spanned="3">
            <text:p>68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03 до 04 </text:span><text:span text:style-name="T2">Тестовые значения - Время 03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8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69" table:number-columns-spanned="1" table:number-rows-spanned="3">
            <text:p>69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04 до 05 </text:span><text:span text:style-name="T2">Тестовые значения - Время 04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4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0" table:number-columns-spanned="1" table:number-rows-spanned="3">
            <text:p>70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05 до 06 </text:span><text:span text:style-name="T2">Тестовые значения - Время 05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8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1" table:number-columns-spanned="1" table:number-rows-spanned="3">
            <text:p>71</text:p>
          </table:table-cell>
          <table:table-cell table:style-name="ce47" office:value-type="string" table:number-columns-spanned="1" table:number-rows-spanned="3">
            <text:p><text:span text:style-name="T1">Курьерская служба "Привезем быстро" не выбирается, если время доставки с 06 до 07 </text:span><text:span text:style-name="T2">Тестовые значения - Время 06, количество товаров - 3, вес 1кг.</text:span></text:p>
          </table:table-cell>
          <table:table-cell table:style-name="ce64" office:value-type="string">
            <text:p>Код и статус ответа <text:s/>200 OK <text:s/>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4">
          <table:covered-table-cell table:number-columns-repeated="2" table:style-name="ce92"/>
          <table:table-cell table:style-name="ce66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2" table:number-columns-spanned="1" table:number-rows-spanned="3">
            <text:p>72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0 до 7 штук будет = 23 руб. <text:s/></text:span><text:span text:style-name="T2">Тестовые значения - Время 11, количество товаров - 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9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96" office:value-type="float" office:value="73" table:number-columns-spanned="1" table:number-rows-spanned="3">
            <text:p>73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0 штук будет = 23 руб. <text:s/></text:span><text:span text:style-name="T2">Тестовые значения - Время 11, количество товаров - 0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52688">https://tracker.yandex.ru/BUG-952688</text:a></text:p>
          </table:table-cell>
          <table:table-cell table:style-name="ce29"/>
          <table:table-cell table:style-name="ce124" table:number-columns-repeated="3"/>
          <table:table-cell table:style-name="ce87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76" office:value-type="string">
            <text:p><text:a xlink:href="https://tracker.yandex.ru/BUG-952688">https://tracker.yandex.ru/BUG-952688</text:a></text:p>
          </table:table-cell>
          <table:table-cell table:style-name="ce29"/>
          <table:table-cell table:style-name="ce124" table:number-columns-repeated="3"/>
          <table:table-cell table:style-name="ce87" table:number-columns-repeated="14"/>
          <table:table-cell table:number-columns-repeated="1001"/>
        </table:table-row>
        <table:table-row table:style-name="ro64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8" table:content-validation-name="val2" office:value-type="string">
            <text:p>FAILED</text:p>
          </table:table-cell>
          <table:table-cell table:style-name="ce76" office:value-type="string">
            <text:p><text:a xlink:href="https://tracker.yandex.ru/BUG-952688">https://tracker.yandex.ru/BUG-952688</text:a></text:p>
          </table:table-cell>
          <table:table-cell table:style-name="ce29"/>
          <table:table-cell table:style-name="ce124" table:number-columns-repeated="3"/>
          <table:table-cell table:style-name="ce87" table:number-columns-repeated="14"/>
          <table:table-cell table:number-columns-repeated="1001"/>
        </table:table-row>
        <table:table-row table:style-name="ro9">
          <table:table-cell table:style-name="ce64" office:value-type="float" office:value="74" table:number-columns-spanned="1" table:number-rows-spanned="3">
            <text:p>74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1 штука будет = 23 руб. <text:s/></text:span><text:span text:style-name="T2">Тестовые значения - Время 11, количество товаров - 1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4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5" table:number-columns-spanned="1" table:number-rows-spanned="3">
            <text:p>75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7 штук будет = 23 руб. <text:s/></text:span><text:span text:style-name="T2">Тестовые значения - Время 11, количество товаров - 7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4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6" table:number-columns-spanned="1" table:number-rows-spanned="3">
            <text:p>76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6 штук будет = 23 руб. <text:s/></text:span><text:span text:style-name="T2">Тестовые значения - Время 11, количество товаров - 6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6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7" table:number-columns-spanned="1" table:number-rows-spanned="3">
            <text:p>77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8 до 14 штук будет = 43 руб. <text:s/></text:span><text:span text:style-name="T2">Тестовые значения - Время 11, количество товаров - 10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0">
          <table:covered-table-cell table:number-columns-repeated="2" table:style-name="ce92"/>
          <table:table-cell table:style-name="ce64" office:value-type="string">
            <text:p>Цена курьерской службы = 43, доставка бесплатная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8" table:number-columns-spanned="1" table:number-rows-spanned="3">
            <text:p>78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<text:s/>8 <text:s/>штук = 43 руб. <text:s/></text:span><text:span text:style-name="T2">Тестовые значения - Время 11, количество товаров - 8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36">
          <table:covered-table-cell table:number-columns-repeated="2" table:style-name="ce92"/>
          <table:table-cell table:style-name="ce64" office:value-type="string">
            <text:p>Цена курьерской службы = 43, доставка бесплатная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79" table:number-columns-spanned="1" table:number-rows-spanned="3">
            <text:p>79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14 штук будет = 43 руб. <text:s/></text:span><text:span text:style-name="T2">Тестовые значения - Время 11, количество товаров - 14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2">
          <table:covered-table-cell table:number-columns-repeated="2" table:style-name="ce92"/>
          <table:table-cell table:style-name="ce64" office:value-type="string">
            <text:p>Цена курьерской службы = 43, доставка бесплатная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80" table:number-columns-spanned="1" table:number-rows-spanned="3">
            <text:p>80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13 штук будет = 43 руб. <text:s/></text:span><text:span text:style-name="T2">Тестовые значения - Время 11, количество товаров - 13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44">
          <table:covered-table-cell table:number-columns-repeated="2" table:style-name="ce92"/>
          <table:table-cell table:style-name="ce64" office:value-type="string">
            <text:p>Цена курьерской службы = 43, доставка бесплатная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81" table:number-columns-spanned="1" table:number-rows-spanned="3">
            <text:p>81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больше 14 штук = 99 руб. <text:s/></text:span><text:span text:style-name="T2">Тестовые значения - Время 11, количество товаров - 18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6">
          <table:covered-table-cell table:number-columns-repeated="2" table:style-name="ce92"/>
          <table:table-cell table:style-name="ce64" office:value-type="string">
            <text:p>Цена курьерской службы = 99, доставка 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82" table:number-columns-spanned="1" table:number-rows-spanned="3">
            <text:p>82</text:p>
          </table:table-cell>
          <table:table-cell table:style-name="ce47" office:value-type="string" table:number-columns-spanned="1" table:number-rows-spanned="3">
            <text:p><text:span text:style-name="T1">Ввод спецсимвола в значение "Время". </text:span><text:span text:style-name="T2">Тестовые значения - Время - G, количество товаров - 3, вес 1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476">https://tracker.yandex.ru/BUG-946476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476">https://tracker.yandex.ru/BUG-946476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476">https://tracker.yandex.ru/BUG-946476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83" table:number-columns-spanned="1" table:number-rows-spanned="3">
            <text:p>83</text:p>
          </table:table-cell>
          <table:table-cell table:style-name="ce47" office:value-type="string" table:number-columns-spanned="1" table:number-rows-spanned="3">
            <text:p><text:span text:style-name="T1">Ввод спецсимвола в значение "Количество товара". </text:span><text:span text:style-name="T2">Тестовые значения - Время - 12, количество товаров - G, вес 1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889">https://tracker.yandex.ru/BUG-94688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889">https://tracker.yandex.ru/BUG-94688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889">https://tracker.yandex.ru/BUG-94688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84" table:number-columns-spanned="1" table:number-rows-spanned="3">
            <text:p>84</text:p>
          </table:table-cell>
          <table:table-cell table:style-name="ce47" office:value-type="string" table:number-columns-spanned="1" table:number-rows-spanned="3">
            <text:p><text:span text:style-name="T1">Ввод спецсимвола в значение "Вес". </text:span><text:span text:style-name="T2">Тестовые значения - Время - 12, количество товаров - 3, вес G 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899">https://tracker.yandex.ru/BUG-94689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899">https://tracker.yandex.ru/BUG-94689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899">https://tracker.yandex.ru/BUG-94689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85" table:number-columns-spanned="1" table:number-rows-spanned="3">
            <text:p>85</text:p>
          </table:table-cell>
          <table:table-cell table:style-name="ce47" office:value-type="string" table:number-columns-spanned="1" table:number-rows-spanned="3">
            <text:p><text:span text:style-name="T1">Пустой ввод в значение "Вес". </text:span><text:span text:style-name="T2">Тестовые значения - Время - 12, количество товаров - 3, вес "пустой ввод"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20">https://tracker.yandex.ru/BUG-94692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20">https://tracker.yandex.ru/BUG-94692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20">https://tracker.yandex.ru/BUG-94692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86" table:number-columns-spanned="1" table:number-rows-spanned="3">
            <text:p>86</text:p>
          </table:table-cell>
          <table:table-cell table:style-name="ce47" office:value-type="string" table:number-columns-spanned="1" table:number-rows-spanned="3">
            <text:p><text:span text:style-name="T1">Пустой ввод в значение "Количество товара". </text:span><text:span text:style-name="T2">Тестовые значения - Время - 12, количество товаров - "пустой ввод" , вес 1 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49">https://tracker.yandex.ru/BUG-94694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49">https://tracker.yandex.ru/BUG-94694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49">https://tracker.yandex.ru/BUG-94694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87" table:number-columns-spanned="1" table:number-rows-spanned="3">
            <text:p>87</text:p>
          </table:table-cell>
          <table:table-cell table:style-name="ce47" office:value-type="string" table:number-columns-spanned="1" table:number-rows-spanned="3">
            <text:p><text:span text:style-name="T1">Пустой ввод в значение "Время". </text:span><text:span text:style-name="T2">Тестовые значения - Время - "пустой ввод", количество товаров - 3, вес 1 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60">https://tracker.yandex.ru/BUG-94696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60">https://tracker.yandex.ru/BUG-94696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60">https://tracker.yandex.ru/BUG-94696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88" table:number-columns-spanned="1" table:number-rows-spanned="3">
            <text:p>88</text:p>
          </table:table-cell>
          <table:table-cell table:style-name="ce47" office:value-type="string" table:number-columns-spanned="1" table:number-rows-spanned="3">
            <text:p><text:span text:style-name="T1">Пустой ввод в значение в "Время" </text:span><text:span text:style-name="T2">Тестовые значения - Время - "пустой ввод", количество товаров - "пустой ввод", вес "пустой ввод"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75">https://tracker.yandex.ru/BUG-94697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75">https://tracker.yandex.ru/BUG-94697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6975">https://tracker.yandex.ru/BUG-94697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89" table:number-columns-spanned="1" table:number-rows-spanned="3">
            <text:p>89</text:p>
          </table:table-cell>
          <table:table-cell table:style-name="ce47" office:value-type="string" table:number-columns-spanned="1" table:number-rows-spanned="3">
            <text:p><text:span text:style-name="T1">Отрицательный ввод в значение в "Время" </text:span><text:span text:style-name="T2">Тестовые значения - Время - -12, количество товаров - 3, вес <text:s/>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90" table:number-columns-spanned="1" table:number-rows-spanned="3">
            <text:p>90</text:p>
          </table:table-cell>
          <table:table-cell table:style-name="ce47" office:value-type="string" table:number-columns-spanned="1" table:number-rows-spanned="3">
            <text:p><text:span text:style-name="T1">Отрицательный ввод в значение в "Количество товаров" </text:span><text:span text:style-name="T2">Тестовые значения - Время - 12, количество товаров - -3, вес <text:s/>1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080">https://tracker.yandex.ru/BUG-94708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080">https://tracker.yandex.ru/BUG-94708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080">https://tracker.yandex.ru/BUG-947080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91" table:number-columns-spanned="1" table:number-rows-spanned="3">
            <text:p>91</text:p>
          </table:table-cell>
          <table:table-cell table:style-name="ce47" office:value-type="string" table:number-columns-spanned="1" table:number-rows-spanned="3">
            <text:p><text:span text:style-name="T1">Отрицательный ввод в значение в "Вес" </text:span><text:span text:style-name="T2">Тестовые значения - Время - 12, количество товаров - 3, вес -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094">https://tracker.yandex.ru/BUG-947094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094">https://tracker.yandex.ru/BUG-947094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094">https://tracker.yandex.ru/BUG-947094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92" table:number-columns-spanned="1" table:number-rows-spanned="3">
            <text:p>92</text:p>
          </table:table-cell>
          <table:table-cell table:style-name="ce48" office:value-type="string" table:number-columns-spanned="1" table:number-rows-spanned="3">
            <text:p><text:span text:style-name="T1">Буквенный ввод в значении "Время" невозможен </text:span><text:span text:style-name="T2">Тестовые значения - Время - Двенадцать, количество товаров - 3, вес <text:s/>1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19">https://tracker.yandex.ru/BUG-94711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19">https://tracker.yandex.ru/BUG-94711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19">https://tracker.yandex.ru/BUG-94711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93" table:number-columns-spanned="1" table:number-rows-spanned="3">
            <text:p>93</text:p>
          </table:table-cell>
          <table:table-cell table:style-name="ce48" office:value-type="string" table:number-columns-spanned="1" table:number-rows-spanned="3">
            <text:p><text:span text:style-name="T1">Буквенный ввод в значении "Количество товаров" невозможен </text:span><text:span text:style-name="T2">Тестовые значения - Время - 12, количество товаров - три, вес 1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25">https://tracker.yandex.ru/BUG-94712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25">https://tracker.yandex.ru/BUG-94712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25">https://tracker.yandex.ru/BUG-947125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94" table:number-columns-spanned="1" table:number-rows-spanned="3">
            <text:p>94</text:p>
          </table:table-cell>
          <table:table-cell table:style-name="ce48" office:value-type="string" table:number-columns-spanned="1" table:number-rows-spanned="3">
            <text:p><text:span text:style-name="T1">Буквенный ввод в значении "Вес" невозможен </text:span><text:span text:style-name="T2">Тестовые значения - Время - 12, количество товаров - 3, вес один кг. 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29">https://tracker.yandex.ru/BUG-94712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29">https://tracker.yandex.ru/BUG-94712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29">https://tracker.yandex.ru/BUG-947129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95" table:number-columns-spanned="1" table:number-rows-spanned="3">
            <text:p>95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0 до 7 штук и общий вес 0 - 2,5 кг будет = 23 руб. <text:s/></text:span><text:span text:style-name="T2">Тестовые значения - Время 11, количество товаров - 7, вес 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3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97" office:value-type="float" office:value="96" table:number-columns-spanned="1" table:number-rows-spanned="3">
            <text:p>96</text:p>
          </table:table-cell>
          <table:table-cell table:style-name="ce48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0 до 7 штук и общий вес 0 кг будет = 23 руб. <text:s/></text:span><text:span text:style-name="T2">Тестовые значения - Время 11, количество товаров - 7, вес 0кг.</text:span></text:p>
          </table:table-cell>
          <table:table-cell table:style-name="ce93" office:value-type="string">
            <text:p>Код и статус ответа <text:s/>200 OK</text:p>
          </table:table-cell>
          <table:table-cell table:style-name="ce109" table:content-validation-name="val2" office:value-type="string">
            <text:p>FAILED</text:p>
          </table:table-cell>
          <table:table-cell table:style-name="ce25" office:value-type="string">
            <text:p><text:a xlink:href="https://tracker.yandex.ru/BUG-952714">https://tracker.yandex.ru/BUG-952714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714">https://tracker.yandex.ru/BUG-952714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18">
          <table:covered-table-cell table:number-columns-repeated="2" table:style-name="ce92"/>
          <table:table-cell table:style-name="ce93" office:value-type="string">
            <text:p>Цена курьерской службы = 23, доставка бесплатная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714">https://tracker.yandex.ru/BUG-952714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9">
          <table:table-cell table:style-name="ce64" office:value-type="float" office:value="97" table:number-columns-spanned="1" table:number-rows-spanned="3">
            <text:p>97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0 до 7 штук и общий вес 2,5 кг будет = 23 руб. <text:s/></text:span><text:span text:style-name="T2">Тестовые значения - Время 11, количество товаров - 7, вес 2.5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5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98" table:number-columns-spanned="1" table:number-rows-spanned="3">
            <text:p>98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0 до 7 штук и общий вес 0,1 кг будет = 23 руб. <text:s/></text:span><text:span text:style-name="T2">Тестовые значения - Время 11, количество товаров - 7, вес 0,1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6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99" table:number-columns-spanned="1" table:number-rows-spanned="3">
            <text:p>99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0 до 7 штук и общий вес 2,4 кг будет = 23 руб. <text:s/></text:span><text:span text:style-name="T2">Тестовые значения - Время 11, количество товаров - 7, вес 2.4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3">
          <table:covered-table-cell table:number-columns-repeated="2" table:style-name="ce92"/>
          <table:table-cell table:style-name="ce64" office:value-type="string">
            <text:p>Цена курьерской службы = 23, доставка бес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00" table:number-columns-spanned="1" table:number-rows-spanned="3">
            <text:p>100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0 до 7 штук и общий вес 2,6 кг будет = 99 руб. <text:s/></text:span><text:span text:style-name="T2">Тестовые значения - Время 11, количество товаров - 7, вес 2.6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71">https://tracker.yandex.ru/BUG-94717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71">https://tracker.yandex.ru/BUG-94717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2">
          <table:covered-table-cell table:number-columns-repeated="2" table:style-name="ce92"/>
          <table:table-cell table:style-name="ce64" office:value-type="string">
            <text:p>Цена курьерской службы = 99, доставка платная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171">https://tracker.yandex.ru/BUG-94717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1" table:number-columns-spanned="1" table:number-rows-spanned="3">
            <text:p>101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8 до 14 штук и общий вес 2,6 - 6кг будет = 43 руб. <text:s/></text:span><text:span text:style-name="T2">Тестовые значения - Время 11, количество товаров - 10, вес 4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6">
          <table:covered-table-cell table:number-columns-repeated="2" table:style-name="ce92"/>
          <table:table-cell table:style-name="ce64" office:value-type="string">
            <text:p>Цена курьерской службы = 43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2" table:number-columns-spanned="1" table:number-rows-spanned="3">
            <text:p>102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8 до 14 штук и общий вес 2,6кг будет = 43 руб. <text:s/></text:span><text:span text:style-name="T2">Тестовые значения - Время 11, количество товаров - 10, вес 2.6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7">
          <table:covered-table-cell table:number-columns-repeated="2" table:style-name="ce92"/>
          <table:table-cell table:style-name="ce64" office:value-type="string">
            <text:p>Цена курьерской службы = 43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3" table:number-columns-spanned="1" table:number-rows-spanned="3">
            <text:p>103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8 до 14 штук и общий вес 6кг будет = 43 руб. <text:s/></text:span><text:span text:style-name="T2">Тестовые значения - Время 11, количество товаров - 10, вес 6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8">
          <table:covered-table-cell table:number-columns-repeated="2" table:style-name="ce92"/>
          <table:table-cell table:style-name="ce64" office:value-type="string">
            <text:p>Цена курьерской службы = 43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4" table:number-columns-spanned="1" table:number-rows-spanned="3">
            <text:p>104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8 до 14 штук и общий вес 2.5кг будет = 99 руб. <text:s/></text:span><text:span text:style-name="T2">Тестовые значения - Время 11, количество товаров - 10, вес 2.5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46">
          <table:covered-table-cell table:number-columns-repeated="2" table:style-name="ce92"/>
          <table:table-cell table:style-name="ce64" office:value-type="string">
            <text:p>Цена курьерской службы = 43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5" table:number-columns-spanned="1" table:number-rows-spanned="3">
            <text:p>105</text:p>
          </table:table-cell>
          <table:table-cell table:style-name="ce47" office:value-type="string" table:number-columns-spanned="1" table:number-rows-spanned="3">
            <text:p><text:span text:style-name="T1">Цена курьерской службы "Привезем быстро" при количестве товаров в заказе от 8 до 14 штук и общий вес более 6кг будет = 99 руб. <text:s/></text:span><text:span text:style-name="T2">Тестовые значения - Время 11, количество товаров - 10, вес 8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2">
          <table:covered-table-cell table:number-columns-repeated="2" table:style-name="ce92"/>
          <table:table-cell table:style-name="ce64" office:value-type="string">
            <text:p>Цена курьерской службы = 99, доставка 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6" table:number-columns-spanned="1" table:number-rows-spanned="3">
            <text:p>106</text:p>
          </table:table-cell>
          <table:table-cell table:style-name="ce47" office:value-type="string" table:number-columns-spanned="1" table:number-rows-spanned="3">
            <text:p><text:span text:style-name="T1">Доставка становится платной, если превышено максимальное количество товаров в заказе <text:s/></text:span><text:span text:style-name="T2">Тестовые значения - Время 11, количество товаров - 20, вес 8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2">
          <table:covered-table-cell table:number-columns-repeated="2" table:style-name="ce92"/>
          <table:table-cell table:style-name="ce64" office:value-type="string">
            <text:p>Цена курьерской службы = 99, доставка 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7" table:number-columns-spanned="1" table:number-rows-spanned="3">
            <text:p>107</text:p>
          </table:table-cell>
          <table:table-cell table:style-name="ce47" office:value-type="string" table:number-columns-spanned="1" table:number-rows-spanned="3">
            <text:p><text:span text:style-name="T1">Доставка становится платной, если превышен максимальный вес в заказе </text:span><text:span text:style-name="T2">Тестовые значения - Время 11, количество товаров - 10, вес 10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2">
          <table:covered-table-cell table:number-columns-repeated="2" table:style-name="ce92"/>
          <table:table-cell table:style-name="ce64" office:value-type="string">
            <text:p>Цена курьерской службы = 99, доставка платна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8" table:number-columns-spanned="1" table:number-rows-spanned="3">
            <text:p>108</text:p>
          </table:table-cell>
          <table:table-cell table:style-name="ce47" office:value-type="string" table:number-columns-spanned="1" table:number-rows-spanned="3">
            <text:p><text:span text:style-name="T1">Стоимость платной доставки прибавляется к общей стоимости заказа. </text:span><text:span text:style-name="T2">Тестовые значения - Время 11, количество товаров - 10, вес 10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2">
          <table:covered-table-cell table:number-columns-repeated="2" table:style-name="ce92"/>
          <table:table-cell table:style-name="ce66" office:value-type="string">
            <text:p>Стоимость доставки и стоимость заказа в общей сумме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09" table:number-columns-spanned="1" table:number-rows-spanned="3">
            <text:p>109</text:p>
          </table:table-cell>
          <table:table-cell table:style-name="ce47" office:value-type="string" table:number-columns-spanned="1" table:number-rows-spanned="3">
            <text:p><text:span text:style-name="T1">Если количество (max 14) и вес (max 6) не превышает значений, то стомость доставки не прибавляется к общей стоимости заказа. </text:span><text:span text:style-name="T2">Тестовые значения - Время 11, количество товаров - 3, вес 5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2">
          <table:covered-table-cell table:number-columns-repeated="2" table:style-name="ce92"/>
          <table:table-cell table:style-name="ce66" office:value-type="string">
            <text:p>Стоимость доставки не прибовляется к итоговой сумме заказ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10" table:number-columns-spanned="1" table:number-rows-spanned="3">
            <text:p>110</text:p>
          </table:table-cell>
          <table:table-cell table:style-name="ce47" office:value-type="string" table:number-columns-spanned="1" table:number-rows-spanned="3">
            <text:p><text:span text:style-name="T1">Вес продукта может быть дробным. </text:span><text:span text:style-name="T2">Тестовые значения - Время 7, количество товаров - 10, вес 2.324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2">
          <table:covered-table-cell table:number-columns-repeated="2" table:style-name="ce92"/>
          <table:table-cell table:style-name="ce66" office:value-type="string">
            <text:p>Вес продукта - 2.324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11" table:number-columns-spanned="1" table:number-rows-spanned="3">
            <text:p>111</text:p>
          </table:table-cell>
          <table:table-cell table:style-name="ce47" office:value-type="string" table:number-columns-spanned="1" table:number-rows-spanned="3">
            <text:p><text:span text:style-name="T1">Ввод спецсимвола вместо точки в указании веса товара </text:span><text:span text:style-name="T2">Тестовые значения - Время 11, количество товаров - 10, вес 2/6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231">https://tracker.yandex.ru/BUG-94723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231">https://tracker.yandex.ru/BUG-94723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9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231">https://tracker.yandex.ru/BUG-94723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12" table:number-columns-spanned="1" table:number-rows-spanned="3">
            <text:p>112</text:p>
          </table:table-cell>
          <table:table-cell table:style-name="ce47" office:value-type="string" table:number-columns-spanned="1" table:number-rows-spanned="3">
            <text:p><text:span text:style-name="T1">Ввод спецсимвола вместо точки в указании времени </text:span><text:span text:style-name="T2">Тестовые значения - Время 1:1, количество товаров - 10, вес 2 кг.</text:span></text:p>
          </table:table-cell>
          <table:table-cell table:style-name="ce64" office:value-type="string">
            <text:p>Код и статус ответа <text:s/>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9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13" table:number-columns-spanned="1" table:number-rows-spanned="3">
            <text:p>113</text:p>
          </table:table-cell>
          <table:table-cell table:style-name="ce47" office:value-type="string" table:number-columns-spanned="1" table:number-rows-spanned="3">
            <text:p><text:span text:style-name="T1">Ввод спецсимвола вместо точки в указании количества товара </text:span><text:span text:style-name="T2">Тестовые значения - Время 11, количество товаров - 1:0, вес 2кг.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252">https://tracker.yandex.ru/BUG-94725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252">https://tracker.yandex.ru/BUG-94725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9">
          <table:covered-table-cell table:number-columns-repeated="2" table:style-name="ce92"/>
          <table:table-cell table:style-name="ce64" office:value-type="string">
            <text:p>Курьерская служба "Привезем быстро" не выбра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252">https://tracker.yandex.ru/BUG-94725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97" office:value-type="float" office:value="114" table:number-columns-spanned="1" table:number-rows-spanned="3">
            <text:p>114</text:p>
          </table:table-cell>
          <table:table-cell table:style-name="ce48" office:value-type="string" table:number-columns-spanned="1" table:number-rows-spanned="3">
            <text:p>В запросе отсутствует параметр на количество продуктов</text:p>
          </table:table-cell>
          <table:table-cell table:style-name="ce93" office:value-type="string">
            <text:p>Код и статус ответа 400 Bad request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551">https://tracker.yandex.ru/BUG-952551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551">https://tracker.yandex.ru/BUG-952551 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29">
          <table:covered-table-cell table:number-columns-repeated="2" table:style-name="ce92"/>
          <table:table-cell table:style-name="ce93" office:value-type="string">
            <text:p>Курьерская служба "Привезем быстро" не выбрана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551">https://tracker.yandex.ru/BUG-952551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5">
          <table:table-cell table:style-name="ce97" office:value-type="float" office:value="115" table:number-columns-spanned="1" table:number-rows-spanned="3">
            <text:p>115</text:p>
          </table:table-cell>
          <table:table-cell table:style-name="ce48" office:value-type="string" table:number-columns-spanned="1" table:number-rows-spanned="3">
            <text:p>В запросе отсутствует параметр на вес продуктов</text:p>
          </table:table-cell>
          <table:table-cell table:style-name="ce93" office:value-type="string">
            <text:p>Код и статус ответа 400 Bad request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627">https://tracker.yandex.ru/BUG-952627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627">https://tracker.yandex.ru/BUG-952627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29">
          <table:covered-table-cell table:number-columns-repeated="2" table:style-name="ce92"/>
          <table:table-cell table:style-name="ce93" office:value-type="string">
            <text:p>Курьерская служба "Привезем быстро" не выбрана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627">https://tracker.yandex.ru/BUG-952627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5">
          <table:table-cell table:style-name="ce97" office:value-type="float" office:value="116" table:number-columns-spanned="1" table:number-rows-spanned="3">
            <text:p>116</text:p>
          </table:table-cell>
          <table:table-cell table:style-name="ce48" office:value-type="string" table:number-columns-spanned="1" table:number-rows-spanned="3">
            <text:p>В запросе отсутствует параметр на время доставки</text:p>
          </table:table-cell>
          <table:table-cell table:style-name="ce93" office:value-type="string">
            <text:p>Код и статус ответа 400 Bad request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634">https://tracker.yandex.ru/BUG-952634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634">https://tracker.yandex.ru/BUG-952634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29">
          <table:covered-table-cell table:number-columns-repeated="2" table:style-name="ce92"/>
          <table:table-cell table:style-name="ce93" office:value-type="string">
            <text:p>Курьерская служба "Привезем быстро" не выбрана</text:p>
          </table:table-cell>
          <table:table-cell table:style-name="ce109" table:content-validation-name="val2" office:value-type="string">
            <text:p>FAILED</text:p>
          </table:table-cell>
          <table:table-cell table:style-name="ce112" office:value-type="string">
            <text:p><text:a xlink:href="https://tracker.yandex.ru/BUG-952634">https://tracker.yandex.ru/BUG-952634</text:a></text:p>
          </table:table-cell>
          <table:table-cell table:style-name="ce116"/>
          <table:table-cell table:style-name="ce125" table:number-columns-repeated="3"/>
          <table:table-cell table:style-name="ce130" table:number-columns-repeated="14"/>
          <table:table-cell table:number-columns-repeated="1001"/>
        </table:table-row>
        <table:table-row table:style-name="ro1">
          <table:table-cell table:style-name="ce98" office:value-type="string" table:number-columns-spanned="5" table:number-rows-spanned="1">
            <text:p>Работа с корзиной</text:p>
          </table:table-cell>
          <table:covered-table-cell table:number-columns-repeated="3" table:style-name="ce100"/>
          <table:covered-table-cell table:style-name="ce110"/>
          <table:table-cell table:style-name="ce117"/>
          <table:table-cell table:style-name="ce126" table:number-columns-repeated="3"/>
          <table:table-cell table:style-name="ce131" table:number-columns-repeated="14"/>
          <table:table-cell table:number-columns-repeated="1001"/>
        </table:table-row>
        <table:table-row table:style-name="ro1">
          <table:table-cell table:style-name="ce73" office:value-type="string" table:number-columns-spanned="5" table:number-rows-spanned="1">
            <text:p><text:span text:style-name="T1">Возможность получить список продуктов, которые </text:span><text:span text:style-name="T6">добавили в корзину</text:span><text:span text:style-name="T1">. Ручка GET </text:span><text:span text:style-name="T5">/api/v1/orders/:id</text:span></text:p>
          </table:table-cell>
          <table:covered-table-cell table:number-columns-repeated="3" table:style-name="ce100"/>
          <table:covered-table-cell table:style-name="ce110"/>
          <table:table-cell table:style-name="ce118"/>
          <table:table-cell table:style-name="ce127" table:number-columns-repeated="3"/>
          <table:table-cell table:style-name="ce118" table:number-columns-repeated="14"/>
          <table:table-cell table:number-columns-repeated="1001"/>
        </table:table-row>
        <table:table-row table:style-name="ro9">
          <table:table-cell table:style-name="ce64" office:value-type="float" office:value="117" table:number-columns-spanned="1" table:number-rows-spanned="3">
            <text:p>117</text:p>
          </table:table-cell>
          <table:table-cell table:style-name="ce47" office:value-type="string" table:number-columns-spanned="1" table:number-rows-spanned="3">
            <text:p>Пользователь может смотреть список продуктов корзине</text:p>
          </table:table-cell>
          <table:table-cell table:style-name="ce64" office:value-type="string">
            <text:p>Код и статус ответа 200 Ок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Список продуктов получен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18" table:number-columns-spanned="1" table:number-rows-spanned="3">
            <text:p>118</text:p>
          </table:table-cell>
          <table:table-cell table:style-name="ce47" office:value-type="string" table:number-columns-spanned="1" table:number-rows-spanned="3">
            <text:p>После введения запроса GET /api/v1/orders/:id в ответе приходит заполненный список ответа</text:p>
          </table:table-cell>
          <table:table-cell table:style-name="ce64" office:value-type="string">
            <text:p>Код и статус ответа 200 Ок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Список продуктов получен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19" table:number-columns-spanned="1" table:number-rows-spanned="3">
            <text:p>119</text:p>
          </table:table-cell>
          <table:table-cell table:style-name="ce47" office:value-type="string" table:number-columns-spanned="1" table:number-rows-spanned="3">
            <text:p><text:span text:style-name="T1">Корректный список возвращается при указании существующей корзины. </text:span><text:span text:style-name="T2">Тестовое значение - ввод действующего ID корзины в запросе - </text:span><text:span text:style-name="T1"><text:s/>/api/v1/orders/:2</text:span></text:p>
          </table:table-cell>
          <table:table-cell table:style-name="ce64" office:value-type="string">
            <text:p>Код и статус ответа 200 Ок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Корзина 2 найдена, Список есть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0" table:number-columns-spanned="1" table:number-rows-spanned="3">
            <text:p>120</text:p>
          </table:table-cell>
          <table:table-cell table:style-name="ce47" office:value-type="string" table:number-columns-spanned="1" table:number-rows-spanned="3">
            <text:p><text:span text:style-name="T1">Список продуктов не возвращается при вводе не существующей корзины. </text:span><text:span text:style-name="T2">Тестовое значение - ввод не существующего ID корзины в запросе - <text:s/>/api/v1/orders/:55</text:span></text:p>
            <text:p><text:span text:style-name="T1"/></text:p>
            <text:p><text:span text:style-name="T1"/></text:p>
          </table:table-cell>
          <table:table-cell table:style-name="ce64" office:value-type="string">
            <text:p>Код и статус ответа 404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9">
          <table:covered-table-cell table:number-columns-repeated="2" table:style-name="ce92"/>
          <table:table-cell table:style-name="ce64" office:value-type="string">
            <text:p>Корзина 55 не найден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9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1" table:number-columns-spanned="1" table:number-rows-spanned="3">
            <text:p>121</text:p>
          </table:table-cell>
          <table:table-cell table:style-name="ce47" office:value-type="string" table:number-columns-spanned="1" table:number-rows-spanned="3">
            <text:p>В списке продуктов в корзине в ответе есть "ID" продукта </text:p>
            <text:p/>
            <text:p/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ID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2" table:number-columns-spanned="1" table:number-rows-spanned="3">
            <text:p>122</text:p>
          </table:table-cell>
          <table:table-cell table:style-name="ce47" office:value-type="string" table:number-columns-spanned="1" table:number-rows-spanned="3">
            <text:p>"В списке продуктов в корзине в ответе есть "name " продукта 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8">
          <table:covered-table-cell table:number-columns-repeated="2" table:style-name="ce92"/>
          <table:table-cell table:style-name="ce64" office:value-type="string">
            <text:p>Есть name продукта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27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3" table:number-columns-spanned="1" table:number-rows-spanned="3">
            <text:p>123</text:p>
          </table:table-cell>
          <table:table-cell table:style-name="ce47" office:value-type="string" table:number-columns-spanned="1" table:number-rows-spanned="3">
            <text:p>"В списке продуктов в корзине в ответе есть "price" продукта 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price продукта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4" table:number-columns-spanned="1" table:number-rows-spanned="3">
            <text:p>124</text:p>
          </table:table-cell>
          <table:table-cell table:style-name="ce47" office:value-type="string" table:number-columns-spanned="1" table:number-rows-spanned="3">
            <text:p>"В списке продуктов в корзине в ответе есть "weight" продукта 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weight продукт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5" table:number-columns-spanned="1" table:number-rows-spanned="3">
            <text:p>125</text:p>
          </table:table-cell>
          <table:table-cell table:style-name="ce47" office:value-type="string" table:number-columns-spanned="1" table:number-rows-spanned="3">
            <text:p>"В списке продуктов в корзине в ответе есть "unitst" продукта 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units продукта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6" table:number-columns-spanned="1" table:number-rows-spanned="3">
            <text:p>126</text:p>
          </table:table-cell>
          <table:table-cell table:style-name="ce47" office:value-type="string" table:number-columns-spanned="1" table:number-rows-spanned="3">
            <text:p>"В списке продуктов в корзине в ответе есть "quantity" продукта 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quanity продукт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table-cell table:style-name="ce99" office:value-type="string" table:number-columns-spanned="5" table:number-rows-spanned="1">
            <text:p><text:span text:style-name="T6">Возможность добавлять продукты</text:span><text:span text:style-name="T1"> в корзину. Ручка PUT </text:span><text:span text:style-name="T5">/api/v1/orders/:id</text:span></text:p>
          </table:table-cell>
          <table:covered-table-cell table:number-columns-repeated="3" table:style-name="ce100"/>
          <table:covered-table-cell table:style-name="ce110"/>
          <table:table-cell table:style-name="ce120"/>
          <table:table-cell table:style-name="ce128" table:number-columns-repeated="3"/>
          <table:table-cell table:style-name="ce132" table:number-columns-repeated="14"/>
          <table:table-cell table:number-columns-repeated="1001"/>
        </table:table-row>
        <table:table-row table:style-name="ro9">
          <table:table-cell table:style-name="ce64" office:value-type="float" office:value="127" table:number-columns-spanned="1" table:number-rows-spanned="3">
            <text:p>127</text:p>
          </table:table-cell>
          <table:table-cell table:style-name="ce47" office:value-type="string" table:number-columns-spanned="1" table:number-rows-spanned="3">
            <text:p>Продукты в корзину ручкой PUT /api/v1/orders/:2 добавляются, если ввести корректные данные по 1 штуке: id 4,(Колбаса вареная «Клинский мясокомбинат» молочная) ; id 22,(Sprite классический) <text:s text:c="8095"/></text:p>
            <text:p><text:s text:c="8152"/></text:p>
            <text:p><text:s/></text:p>
          </table:table-cell>
          <table:table-cell table:style-name="ce64" office:value-type="string">
            <text:p>Код и статус ответа 200 ОК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9">
          <table:covered-table-cell table:number-columns-repeated="2" table:style-name="ce92"/>
          <table:table-cell table:style-name="ce64" office:value-type="string">
            <text:p>Продукты в корзину добавлены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8" table:number-columns-spanned="1" table:number-rows-spanned="3">
            <text:p>128</text:p>
          </table:table-cell>
          <table:table-cell table:style-name="ce47" office:value-type="string" table:number-columns-spanned="1" table:number-rows-spanned="3">
            <text:p>Продукты не добавляются в несуществующую PUT /api/v1/orders/:555 при вводе корректных данных по 1 штуке: id 4,(Колбаса вареная «Клинский мясокомбинат» молочная) ; id 22,(Sprite классический)</text:p>
          </table:table-cell>
          <table:table-cell table:style-name="ce64" office:value-type="string">
            <text:p>Код и статус ответа 404 Not Found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8">
          <table:covered-table-cell table:number-columns-repeated="2" table:style-name="ce92"/>
          <table:table-cell table:style-name="ce64" office:value-type="string">
            <text:p>Ошибка "Корзина не найдена"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29" table:number-columns-spanned="1" table:number-rows-spanned="3">
            <text:p>129</text:p>
          </table:table-cell>
          <table:table-cell table:style-name="ce47" office:value-type="string" table:number-columns-spanned="1" table:number-rows-spanned="3">
            <text:p><text:span text:style-name="T1">Добавить продукты в корзину можно.</text:span><text:span text:style-name="T2"> Тестовые данные ID - 1, quantity - 1; id 6, quantity 1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Успешное добавление в корзину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0" table:number-columns-spanned="1" table:number-rows-spanned="3">
            <text:p>130</text:p>
          </table:table-cell>
          <table:table-cell table:style-name="ce47" office:value-type="string" table:number-columns-spanned="1" table:number-rows-spanned="3">
            <text:p><text:span text:style-name="T1">Продукт в корзину не добавляется, <text:s/>когда он есть на скалде, но нет нужно количества quantity </text:span><text:span text:style-name="T2">Тестовые данные для продуктов ID - 1, quantity - 87</text:span></text:p>
          </table:table-cell>
          <table:table-cell table:style-name="ce64" office:value-type="string">
            <text:p>Код и статус ответа 409 Conflic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Продукт не добавляется, нет подходящего склада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1" table:number-columns-spanned="1" table:number-rows-spanned="3">
            <text:p>131</text:p>
          </table:table-cell>
          <table:table-cell table:style-name="ce47" office:value-type="string" table:number-columns-spanned="1" table:number-rows-spanned="3">
            <text:p><text:span text:style-name="T1">В ответе после добавления продуктов в корзину есть ID добавленных продуктов </text:span><text:span text:style-name="T2">Тестовые данные ID - 1, quantity - 1; 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Есть ID = 1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2" table:number-columns-spanned="1" table:number-rows-spanned="3">
            <text:p>132</text:p>
          </table:table-cell>
          <table:table-cell table:style-name="ce47" office:value-type="string" table:number-columns-spanned="1" table:number-rows-spanned="3">
            <text:p><text:span text:style-name="T1">В ответе после добавления продуктов в корзину есть quantity добавленных продуктов </text:span><text:span text:style-name="T2">Тестовые данные ID - 1, quantity - 3</text:span></text:p>
            <text:p><text:span text:style-name="T1"/></text:p>
            <text:p><text:span text:style-name="T1"/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28">
          <table:covered-table-cell table:number-columns-repeated="2" table:style-name="ce92"/>
          <table:table-cell table:style-name="ce64" office:value-type="string">
            <text:p>Есть quanity продукта = 3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3" table:number-columns-spanned="1" table:number-rows-spanned="3">
            <text:p>133</text:p>
          </table:table-cell>
          <table:table-cell table:style-name="ce47" office:value-type="string" table:number-columns-spanned="1" table:number-rows-spanned="3">
            <text:p><text:span text:style-name="T1">Соблюдение количества добавленных продуктов в корзину и последующим ответом.</text:span><text:span text:style-name="T2"> Тестовые данные ID - 1, quantity - 1; id 6, quantity 1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В корзине 2 продукта с ID 1 и 6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4" table:number-columns-spanned="1" table:number-rows-spanned="3">
            <text:p>134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status" - 0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63">
          <table:covered-table-cell table:number-columns-repeated="2" table:style-name="ce92"/>
          <table:table-cell table:style-name="ce64" office:value-type="string">
            <text:p>В ответе есть "status" - 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5" table:number-columns-spanned="1" table:number-rows-spanned="3">
            <text:p>135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deliveryPriceOur": 30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24">
          <table:covered-table-cell table:number-columns-repeated="2" table:style-name="ce92"/>
          <table:table-cell table:style-name="ce64" office:value-type="string">
            <text:p>В ответе есть "deliveryPriceOur": 3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6" table:number-columns-spanned="1" table:number-rows-spanned="3">
            <text:p>136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deliveryTime": "25~30" 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14"/>
          <table:table-cell table:style-name="ce51" table:number-columns-repeated="3"/>
          <table:table-cell table:number-columns-repeated="1015"/>
        </table:table-row>
        <table:table-row table:style-name="ro59">
          <table:covered-table-cell table:number-columns-repeated="2" table:style-name="ce92"/>
          <table:table-cell table:style-name="ce64" office:value-type="string">
            <text:p>В ответе есть "deliveryTime": "25~30"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7" table:number-columns-spanned="1" table:number-rows-spanned="3">
            <text:p>137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courierService": "Привезём быстро"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49">
          <table:covered-table-cell table:number-columns-repeated="2" table:style-name="ce92"/>
          <table:table-cell table:style-name="ce64" office:value-type="string">
            <text:p>В ответе есть "courierService": "Привезём быстро"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8" table:number-columns-spanned="1" table:number-rows-spanned="3">
            <text:p>138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"deliveryPrice": 0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В ответе есть "deliveryPrice": 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39" table:number-columns-spanned="1" table:number-rows-spanned="3">
            <text:p>139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"wareHouse": "Шведский дом"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В ответе есть "wareHouse": "Шведский дом"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40" table:number-columns-spanned="1" table:number-rows-spanned="3">
            <text:p>140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userId": null, если пользователь не зарегестрирован 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В ответе есть "userId": null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41" table:number-columns-spanned="1" table:number-rows-spanned="3">
            <text:p>141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userId": 1, если пользователь зарегестрирован 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В ответе есть "userId": 1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42" table:number-columns-spanned="1" table:number-rows-spanned="3">
            <text:p>142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id" товара : 5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В ответе есть "id"товара : 5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43" table:number-columns-spanned="1" table:number-rows-spanned="3">
            <text:p>143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productsCost": 75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В ответе есть "productsCost": 75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44" table:number-columns-spanned="1" table:number-rows-spanned="3">
            <text:p>144</text:p>
          </table:table-cell>
          <table:table-cell table:style-name="ce47" office:value-type="string" table:number-columns-spanned="1" table:number-rows-spanned="3">
            <text:p><text:span text:style-name="T1">В ответе на добавление товара в корзину в ответе отражается "finalCCost": 174. </text:span><text:span text:style-name="T2">Тестовые данные "id": 1,</text:span></text:p>
            <text:p><text:span text:style-name="T2">"quantity": 4; "id": 5, "quantity": 2; "id": 3, "quantity": 1; "id": 4, "quantity": 1 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64">
          <table:covered-table-cell table:number-columns-repeated="2" table:style-name="ce92"/>
          <table:table-cell table:style-name="ce64" office:value-type="string">
            <text:p>В ответе есть "finalCCost": 174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45" table:number-columns-spanned="1" table:number-rows-spanned="3">
            <text:p>145</text:p>
          </table:table-cell>
          <table:table-cell table:style-name="ce47" office:value-type="string" table:number-columns-spanned="1" table:number-rows-spanned="3">
            <text:p><text:span text:style-name="T1">Пользователь может изменить количество товара в корзине. </text:span><text:span text:style-name="T2">Тестовые данные "id": 5,</text:span></text:p>
            <text:p><text:span text:style-name="T2">"quantity": 5</text:span></text:p>
            <text:p><text:span text:style-name="T1"/></text:p>
            <text:p><text:span text:style-name="T1"/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28">
          <table:covered-table-cell table:number-columns-repeated="2" table:style-name="ce92"/>
          <table:table-cell table:style-name="ce104" office:value-type="string">
            <text:p>В наборе у продукта ID 5 стало Quantity - 5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9">
          <table:table-cell table:style-name="ce93" office:value-type="float" office:value="146" table:number-columns-spanned="1" table:number-rows-spanned="3">
            <text:p>146</text:p>
          </table:table-cell>
          <table:table-cell table:style-name="ce48" office:value-type="string" table:number-columns-spanned="1" table:number-rows-spanned="3">
            <text:p><text:span text:style-name="T1">Продукт в корзину не добавляется, <text:s/>когда значение ID добавляемого продукта является null </text:span><text:span text:style-name="T2">Тестовые данные для продуктов ID - null , quantity - 1</text:span></text:p>
          </table:table-cell>
          <table:table-cell table:style-name="ce64" office:value-type="string">
            <text:p>Код и статус ответа 409 Conflict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28">
          <table:covered-table-cell table:number-columns-repeated="2" table:style-name="ce92"/>
          <table:table-cell table:style-name="ce93" office:value-type="string">
            <text:p>Товар в корзине не появляется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9">
          <table:table-cell table:style-name="ce93" office:value-type="float" office:value="147" table:number-columns-spanned="1" table:number-rows-spanned="3">
            <text:p>147</text:p>
          </table:table-cell>
          <table:table-cell table:style-name="ce48" office:value-type="string" table:number-columns-spanned="1" table:number-rows-spanned="3">
            <text:p><text:span text:style-name="T1">Количество 2 продукта ID - 1 не меняется, <text:s/>когда значение quanity добавляемого продукта является null </text:span><text:span text:style-name="T2">Тестовые данные для продуктов ID - 1 , quantity - <text:s/>null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1">
          <table:covered-table-cell table:number-columns-repeated="2" table:style-name="ce91"/>
          <table:table-cell table:style-name="ce93" office:value-type="string">
            <text:p>Ошибок в структуре ответа нет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28">
          <table:covered-table-cell table:number-columns-repeated="2" table:style-name="ce92"/>
          <table:table-cell table:style-name="ce93" office:value-type="string">
            <text:p>Количество ID 1 не поменялось 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9">
          <table:table-cell table:style-name="ce64" office:value-type="float" office:value="148" table:number-columns-spanned="1" table:number-rows-spanned="3">
            <text:p>148</text:p>
          </table:table-cell>
          <table:table-cell table:style-name="ce47" office:value-type="string" table:number-columns-spanned="1" table:number-rows-spanned="3">
            <text:p><text:span text:style-name="T1">Ввод спецсимвола в тело запроса в ID <text:s/></text:span><text:span text:style-name="T2">Тестовые данные ID - %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37">
          <table:covered-table-cell table:number-columns-repeated="2" table:style-name="ce92"/>
          <table:table-cell table:style-name="ce64" office:value-type="string">
            <text:p>Товар в корзине не появляе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49" table:number-columns-spanned="1" table:number-rows-spanned="3">
            <text:p>149</text:p>
          </table:table-cell>
          <table:table-cell table:style-name="ce47" office:value-type="string" table:number-columns-spanned="1" table:number-rows-spanned="3">
            <text:p><text:span text:style-name="T1">Ввод спецсимвола в тело запроса в quanity <text:s/></text:span><text:span text:style-name="T2">Тестовые данные ID - 5, quantity - %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Товар в корзине не появляе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50" table:number-columns-spanned="1" table:number-rows-spanned="3">
            <text:p>150</text:p>
          </table:table-cell>
          <table:table-cell table:style-name="ce47" office:value-type="string" table:number-columns-spanned="1" table:number-rows-spanned="3">
            <text:p><text:span text:style-name="T1">Пустой ввод в тело запроса в ID <text:s/></text:span><text:span text:style-name="T2">Тестовые данные ID - "пустой ввод", quantity - 1</text:span></text:p>
            <text:p><text:span text:style-name="T1"/></text:p>
            <text:p><text:span text:style-name="T1"/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Товар в корзине не появляе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51" table:number-columns-spanned="1" table:number-rows-spanned="3">
            <text:p>151</text:p>
          </table:table-cell>
          <table:table-cell table:style-name="ce47" office:value-type="string" table:number-columns-spanned="1" table:number-rows-spanned="3">
            <text:p><text:span text:style-name="T1">Пустой ввод в тело запроса в quanity <text:s/></text:span><text:span text:style-name="T2">Тестовые данные ID - 5, quantity - "пустой ввод"</text:span></text:p>
            <text:p><text:span text:style-name="T1"/></text:p>
            <text:p><text:span text:style-name="T1"/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Товар в корзине не появляе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52" table:number-columns-spanned="1" table:number-rows-spanned="3">
            <text:p>152</text:p>
          </table:table-cell>
          <table:table-cell table:style-name="ce47" office:value-type="string" table:number-columns-spanned="1" table:number-rows-spanned="3">
            <text:p><text:span text:style-name="T1">Отрицательный ввод в тело запроса в ID </text:span><text:span text:style-name="T2">Тестовые данные ID - -5, quantity - 1</text:span></text:p>
          </table:table-cell>
          <table:table-cell table:style-name="ce64" office:value-type="string">
            <text:p>Код и статус ответа 409 Conflic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Товар в корзине не появляе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53" table:number-columns-spanned="1" table:number-rows-spanned="3">
            <text:p>153</text:p>
          </table:table-cell>
          <table:table-cell table:style-name="ce47" office:value-type="string" table:number-columns-spanned="1" table:number-rows-spanned="3">
            <text:p><text:span text:style-name="T1">Отрицательный ввод в тело запроса в quanity уменьшает количество товаров в ID - 5 при quanity - 4 </text:span><text:span text:style-name="T2">Тестовые данные ID - 5, quantity - -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93" office:value-type="string">
            <text:p>Количество ID 5 меняется с quantiy 4, на 3</text:p>
          </table:table-cell>
          <table:table-cell table:style-name="ce105" table:content-validation-name="val2" office:value-type="string">
            <text:p>PASSED</text:p>
          </table:table-cell>
          <table:table-cell table:style-name="ce111"/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5">
          <table:table-cell table:style-name="ce64" office:value-type="float" office:value="154" table:number-columns-spanned="1" table:number-rows-spanned="3">
            <text:p>154</text:p>
          </table:table-cell>
          <table:table-cell table:style-name="ce47" office:value-type="string" table:number-columns-spanned="1" table:number-rows-spanned="3">
            <text:p><text:span text:style-name="T1">Отрицательное количество товара не может быть. В ID - 5 при quanity - 2 </text:span><text:span text:style-name="T2">Тестовые данные ID - 5, quantity - -4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788">https://tracker.yandex.ru/BUG-947788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788">https://tracker.yandex.ru/BUG-947788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Товар в корзине не появляется</text:p>
          </table:table-cell>
          <table:table-cell table:style-name="ce106" table:content-validation-name="val2" office:value-type="string">
            <text:p>FAILED</text:p>
          </table:table-cell>
          <table:table-cell table:style-name="ce25" office:value-type="string">
            <text:p><text:a xlink:href="https://tracker.yandex.ru/BUG-947788">https://tracker.yandex.ru/BUG-947788</text:a></text:p>
          </table:table-cell>
          <table:table-cell table:style-name="ce31"/>
          <table:table-cell table:style-name="ce122" table:number-columns-repeated="3"/>
          <table:table-cell table:style-name="ce32" table:number-columns-repeated="14"/>
          <table:table-cell table:number-columns-repeated="1001"/>
        </table:table-row>
        <table:table-row table:style-name="ro9">
          <table:table-cell table:style-name="ce64" office:value-type="float" office:value="155" table:number-columns-spanned="1" table:number-rows-spanned="3">
            <text:p>155</text:p>
          </table:table-cell>
          <table:table-cell table:style-name="ce47" office:value-type="string" table:number-columns-spanned="1" table:number-rows-spanned="3">
            <text:p><text:span text:style-name="T1">Буквенный ввод в тело запроса в ID </text:span><text:span text:style-name="T2">Тестовые данные ID - "Б"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Товар в корзине не появляе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56" table:number-columns-spanned="1" table:number-rows-spanned="3">
            <text:p>156</text:p>
          </table:table-cell>
          <table:table-cell table:style-name="ce47" office:value-type="string" table:number-columns-spanned="1" table:number-rows-spanned="3">
            <text:p><text:span text:style-name="T1">Буквенный ввод в тело запроса в ID </text:span><text:span text:style-name="T2">Тестовые данные ID - 5, quantity - "Б"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5">
          <table:covered-table-cell table:number-columns-repeated="2" table:style-name="ce92"/>
          <table:table-cell table:style-name="ce64" office:value-type="string">
            <text:p>Товар в корзине не появляет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57" table:number-columns-spanned="1" table:number-rows-spanned="3">
            <text:p>157</text:p>
          </table:table-cell>
          <table:table-cell table:style-name="ce47" office:value-type="string" table:number-columns-spanned="1" table:number-rows-spanned="3">
            <text:p>После удаления корзины добавить туда продукты нельзя <text:s text:c="8080"/></text:p>
            <text:p><text:s text:c="8152"/></text:p>
            <text:p><text:s/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69">
          <table:covered-table-cell table:number-columns-repeated="2" table:style-name="ce92"/>
          <table:table-cell table:style-name="ce64" office:value-type="string">
            <text:p>Продукты в корзину добавлены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58" table:number-columns-spanned="1" table:number-rows-spanned="3">
            <text:p>158</text:p>
          </table:table-cell>
          <table:table-cell table:style-name="ce47" office:value-type="string" table:number-columns-spanned="1" table:number-rows-spanned="3">
            <text:p>При добавлении в корзину продуктов, если ввести некорректные данные не существующих на складе продуктов по 1 штуке: id 24,(Салфетки Zewa Арома коллекция бумажные) ; id 33,Виноград чёрный без косточки Турция; <text:s/>выдается Ошибка: "Нет склада, способного обработать заказ"</text:p>
          </table:table-cell>
          <table:table-cell table:style-name="ce64" office:value-type="string">
            <text:p>Код и статус ответа 409 Conflic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70">
          <table:covered-table-cell table:number-columns-repeated="2" table:style-name="ce92"/>
          <table:table-cell table:style-name="ce64" office:value-type="string">
            <text:p>Ошибка "Нет склада, способного обработать заказ"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59" table:number-columns-spanned="1" table:number-rows-spanned="3">
            <text:p>159</text:p>
          </table:table-cell>
          <table:table-cell table:style-name="ce47" office:value-type="string" table:number-columns-spanned="1" table:number-rows-spanned="3">
            <text:p>При добавлении в корзину продуктов, если ввести корректные данные по 500 штук: id 4,(Колбаса вареная «Клинский мясокомбинат» молочная) ; id 22,(Sprite классический) <text:s text:c="4"/>iвыдается Ошибка: "Нет склада, способного обработать заказ"</text:p>
          </table:table-cell>
          <table:table-cell table:style-name="ce64" office:value-type="string">
            <text:p>Код и статус ответа 409 Conflict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71">
          <table:covered-table-cell table:number-columns-repeated="2" table:style-name="ce92"/>
          <table:table-cell table:style-name="ce64" office:value-type="string">
            <text:p>Ошибка "Нет склада, способного обработать заказ"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60" table:number-columns-spanned="1" table:number-rows-spanned="3">
            <text:p>160</text:p>
          </table:table-cell>
          <table:table-cell table:style-name="ce47" office:value-type="string" table:number-columns-spanned="1" table:number-rows-spanned="3">
            <text:p>Продукт не может добавляется в несуществующую корзину. </text:p>
          </table:table-cell>
          <table:table-cell table:style-name="ce64" office:value-type="string">
            <text:p>Код и статус ответа 404 Not Found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 не добавился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61" table:number-columns-spanned="1" table:number-rows-spanned="3">
            <text:p>161</text:p>
          </table:table-cell>
          <table:table-cell table:style-name="ce47" office:value-type="string" table:number-columns-spanned="1" table:number-rows-spanned="3">
            <text:p><text:span text:style-name="T1">Продукт в корзину не добавляется, когда значение ID добавляемого продукта заключен в кавычки <text:s/></text:span><text:span text:style-name="T2">Тестовые данные для продуктов ID - <text:s/>"1" , quantity - 1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831">https://tracker.yandex.ru/BUG-94783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831">https://tracker.yandex.ru/BUG-94783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 не добавился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831">https://tracker.yandex.ru/BUG-947831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62" table:number-columns-spanned="1" table:number-rows-spanned="3">
            <text:p>162</text:p>
          </table:table-cell>
          <table:table-cell table:style-name="ce47" office:value-type="string" table:number-columns-spanned="1" table:number-rows-spanned="3">
            <text:p><text:span text:style-name="T1">Продукт в корзину не добавляется, когда значение quanty добавляемого продукта заключен в кавычки <text:s/></text:span><text:span text:style-name="T2">Тестовые данные для продуктов ID - <text:s/>1 , quantity - "1"</text:span></text:p>
          </table:table-cell>
          <table:table-cell table:style-name="ce64" office:value-type="string">
            <text:p>Код и статус ответа 400 Bad request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842">https://tracker.yandex.ru/BUG-94784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4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842">https://tracker.yandex.ru/BUG-94784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 не добавился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7842">https://tracker.yandex.ru/BUG-947842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table-cell table:style-name="ce73" office:value-type="string" table:number-columns-spanned="5" table:number-rows-spanned="1">
            <text:p><text:span text:style-name="T1">Возможность удалять корзину. Ручка DELETE </text:span><text:span text:style-name="T5">/api/v1/orders/:id</text:span></text:p>
          </table:table-cell>
          <table:covered-table-cell table:number-columns-repeated="3" table:style-name="ce100"/>
          <table:covered-table-cell table:style-name="ce110"/>
          <table:table-cell table:style-name="ce118"/>
          <table:table-cell table:style-name="ce127" table:number-columns-repeated="3"/>
          <table:table-cell table:style-name="ce118" table:number-columns-repeated="14"/>
          <table:table-cell table:number-columns-repeated="1001"/>
        </table:table-row>
        <table:table-row table:style-name="ro5">
          <table:table-cell table:style-name="ce64" office:value-type="float" office:value="163" table:number-columns-spanned="1" table:number-rows-spanned="3">
            <text:p>163</text:p>
          </table:table-cell>
          <table:table-cell table:style-name="ce47" office:value-type="string" table:number-columns-spanned="1" table:number-rows-spanned="3">
            <text:p>Пользователь может удалить существующую корзину </text:p>
          </table:table-cell>
          <table:table-cell table:style-name="ce64" office:value-type="string">
            <text:p>Код и статус ответа 200 ОК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Корзина удалена</text:p>
          </table:table-cell>
          <table:table-cell table:style-name="ce68" table:content-validation-name="val2" office:value-type="string">
            <text:p>FAILED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64" table:number-columns-spanned="1" table:number-rows-spanned="3">
            <text:p>164</text:p>
          </table:table-cell>
          <table:table-cell table:style-name="ce47" office:value-type="string" table:number-columns-spanned="1" table:number-rows-spanned="3">
            <text:p>Удалить повторно удаленную корзину нельзя</text:p>
          </table:table-cell>
          <table:table-cell table:style-name="ce93" office:value-type="string">
            <text:p>Код и статус ответа 404 Not found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Удаленная корзина не удаляется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65" table:number-columns-spanned="1" table:number-rows-spanned="3">
            <text:p>165</text:p>
          </table:table-cell>
          <table:table-cell table:style-name="ce47" office:value-type="string" table:number-columns-spanned="1" table:number-rows-spanned="3">
            <text:p><text:span text:style-name="T1">Удаление корзины по несуществующему ID в url невозможно </text:span><text:span text:style-name="T2">Тестовое значение - 666</text:span></text:p>
          </table:table-cell>
          <table:table-cell table:style-name="ce93" office:value-type="string">
            <text:p>Код и статус ответа 404 Not found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Корзина не находится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66" table:number-columns-spanned="1" table:number-rows-spanned="3">
            <text:p>166</text:p>
          </table:table-cell>
          <table:table-cell table:style-name="ce47" office:value-type="string" table:number-columns-spanned="1" table:number-rows-spanned="3">
            <text:p><text:span text:style-name="T1">Удаление корзины при вводе не числового параметра в url <text:s/>невозможно </text:span><text:span text:style-name="T2">Тестовое значение - буква "Б" </text:span></text:p>
          </table:table-cell>
          <table:table-cell table:style-name="ce93" office:value-type="string">
            <text:p>Код и статус ответа 404 Not found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Корзина не находится 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5">
          <table:table-cell table:style-name="ce64" office:value-type="float" office:value="167" table:number-columns-spanned="1" table:number-rows-spanned="3">
            <text:p>167</text:p>
          </table:table-cell>
          <table:table-cell table:style-name="ce47" office:value-type="string" table:number-columns-spanned="1" table:number-rows-spanned="3">
            <text:p>Пользователь не может добавлять в удаленную корзину продукты </text:p>
          </table:table-cell>
          <table:table-cell table:style-name="ce64" office:value-type="string">
            <text:p>Код и статус ответа 400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1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1">
          <table:covered-table-cell table:number-columns-repeated="2" table:style-name="ce92"/>
          <table:table-cell table:style-name="ce64" office:value-type="string">
            <text:p>Продукт не добавлен в корзину</text:p>
          </table:table-cell>
          <table:table-cell table:style-name="ce67" table:content-validation-name="val2" office:value-type="string">
            <text:p>SKIPPED </text:p>
          </table:table-cell>
          <table:table-cell table:style-name="ce24" office:value-type="string">
            <text:p><text:a xlink:href="https://tracker.yandex.ru/BUG-948503">https://tracker.yandex.ru/BUG-948503</text:a></text:p>
          </table:table-cell>
          <table:table-cell table:style-name="ce14" office:value-type="string">
            <text:p>данный баг не позволяет сделать эту проверку</text:p>
          </table:table-cell>
          <table:table-cell table:style-name="ce51" table:number-columns-repeated="3"/>
          <table:table-cell table:number-columns-repeated="1015"/>
        </table:table-row>
        <table:table-row table:style-name="ro9">
          <table:table-cell table:style-name="ce64" office:value-type="float" office:value="168" table:number-columns-spanned="1" table:number-rows-spanned="3">
            <text:p>168</text:p>
          </table:table-cell>
          <table:table-cell table:style-name="ce101" office:value-type="string" table:number-columns-spanned="1" table:number-rows-spanned="3">
            <text:p><text:span text:style-name="T3">Массив ProductList в запросе может быть пустым. </text:span><text:span text:style-name="T4">Тестовые данные - [ ]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169" table:number-columns-spanned="1" table:number-rows-spanned="3">
            <text:p>169</text:p>
          </table:table-cell>
          <table:table-cell table:style-name="ce101" office:value-type="string" table:number-columns-spanned="1" table:number-rows-spanned="3">
            <text:p><text:span text:style-name="T3">Массив ProductList в запросе может содержать всего одно значение .</text:span><text:span text:style-name="T4"> Тестовые данные - <text:s/>{</text:span></text:p>
            <text:p><text:span text:style-name="T4">"productsList": [{"id": 1} ]}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2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170" table:number-columns-spanned="1" table:number-rows-spanned="3">
            <text:p>170</text:p>
          </table:table-cell>
          <table:table-cell table:style-name="ce101" office:value-type="string" table:number-columns-spanned="1" table:number-rows-spanned="3">
            <text:p><text:span text:style-name="T3">Массив ProductList в запросе может содержать всего несколько значение .</text:span><text:span text:style-name="T4"> Тестовые данные - <text:s/>{</text:span></text:p>
            <text:p><text:span text:style-name="T4">"productsList": [{"id": 1, "quantity": 4} ]}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53">
          <table:covered-table-cell table:style-name="ce92"/>
          <table:covered-table-cell table:style-name="ce103"/>
          <table:table-cell table:style-name="ce64"/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171" table:number-columns-spanned="1" table:number-rows-spanned="3">
            <text:p>171</text:p>
          </table:table-cell>
          <table:table-cell table:style-name="ce101" office:value-type="string" table:number-columns-spanned="1" table:number-rows-spanned="3">
            <text:p><text:span text:style-name="T3">Ключ ProductList в запросе массива должен содержать кавычки .</text:span><text:span text:style-name="T4"> Тестовые данные - <text:s/>{</text:span></text:p>
            <text:p><text:span text:style-name="T4">"productsList":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51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172" table:number-columns-spanned="1" table:number-rows-spanned="3">
            <text:p>172</text:p>
          </table:table-cell>
          <table:table-cell table:style-name="ce101" office:value-type="string" table:number-columns-spanned="1" table:number-rows-spanned="3">
            <text:p><text:span text:style-name="T3">Все ключи ProductList в запросе массива должены содержать кавычки .</text:span><text:span text:style-name="T4"> <text:s/>Тестовые данные - <text:s/>{</text:span></text:p>
            <text:p><text:span text:style-name="T4">"productsList": [{"id": 1, "quantity": 4} ]}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53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173" table:number-columns-spanned="1" table:number-rows-spanned="3">
            <text:p>173</text:p>
          </table:table-cell>
          <table:table-cell table:style-name="ce101" office:value-type="string" table:number-columns-spanned="1" table:number-rows-spanned="3">
            <text:p><text:span text:style-name="T3">В массиве ProductList может быть пустой объект .</text:span><text:span text:style-name="T4"> Тестовые данные - <text:s/>{</text:span></text:p>
            <text:p><text:span text:style-name="T4">"productsList": {}}</text:span></text:p>
            <text:p><text:span text:style-name="T3"><text:s/></text:span></text:p>
          </table:table-cell>
          <table:table-cell table:style-name="ce64" office:value-type="string">
            <text:p>Код и статус ответа 200 OK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30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174" table:number-columns-spanned="1" table:number-rows-spanned="3">
            <text:p>174</text:p>
          </table:table-cell>
          <table:table-cell table:style-name="ce101" office:value-type="string" table:number-columns-spanned="1" table:number-rows-spanned="3">
            <text:p><text:span text:style-name="T3">Ключ ProductList в запросе массива не содержит кавычки .</text:span><text:span text:style-name="T4"> Тестовые данные - <text:s/>{</text:span></text:p>
            <text:p><text:span text:style-name="T4">productsList:</text:span></text:p>
            <text:p><text:span text:style-name="T3"><text:s/></text:span></text:p>
          </table:table-cell>
          <table:table-cell table:style-name="ce64" office:value-type="string">
            <text:p>Код и статус ответа 40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30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9">
          <table:table-cell table:style-name="ce64" office:value-type="float" office:value="175" table:number-columns-spanned="1" table:number-rows-spanned="3">
            <text:p>175</text:p>
          </table:table-cell>
          <table:table-cell table:style-name="ce101" office:value-type="string" table:number-columns-spanned="1" table:number-rows-spanned="3">
            <text:p><text:span text:style-name="T3">Все ключи ProductList в запросе массива не содержать кавычки .</text:span><text:span text:style-name="T4"> <text:s/>Тестовые данные - <text:s/>{</text:span></text:p>
            <text:p><text:span text:style-name="T4">"productsList": [{id: 1, quantity: 4} ]}</text:span></text:p>
            <text:p><text:span text:style-name="T3"><text:s/></text:span></text:p>
          </table:table-cell>
          <table:table-cell table:style-name="ce64" office:value-type="string">
            <text:p>Код и статус ответа 400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>
          <table:covered-table-cell table:style-name="ce91"/>
          <table:covered-table-cell table:style-name="ce102"/>
          <table:table-cell table:style-name="ce64" office:value-type="string">
            <text:p>Ошибок в структуре ответа нет</text:p>
          </table:table-cell>
          <table:table-cell table:style-name="ce67" table:content-validation-name="val2" office:value-type="string">
            <text:p>PASSED</text:p>
          </table:table-cell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29">
          <table:covered-table-cell table:style-name="ce92"/>
          <table:covered-table-cell table:style-name="ce103"/>
          <table:table-cell table:style-name="ce64"/>
          <table:table-cell table:style-name="ce67" table:content-validation-name="val2"/>
          <table:table-cell table:style-name="ce4"/>
          <table:table-cell table:style-name="ce14"/>
          <table:table-cell table:style-name="ce51" table:number-columns-repeated="3"/>
          <table:table-cell table:style-name="ce5" table:number-columns-repeated="14"/>
          <table:table-cell table:number-columns-repeated="1001"/>
        </table:table-row>
        <table:table-row table:style-name="ro1" table:number-rows-repeated="143">
          <table:table-cell/>
          <table:table-cell table:style-name="ce45"/>
          <table:table-cell table:style-name="ce33"/>
          <table:table-cell table:style-name="ce33" table:content-validation-name="val2"/>
          <table:table-cell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1" table:number-rows-repeated="780">
          <table:table-cell/>
          <table:table-cell table:style-name="ce14"/>
          <table:table-cell table:style-name="ce5"/>
          <table:table-cell table:style-name="ce5" table:content-validation-name="val2"/>
          <table:table-cell/>
          <table:table-cell table:style-name="ce14"/>
          <table:table-cell table:style-name="ce51" table:number-columns-repeated="3"/>
          <table:table-cell table:number-columns-repeated="1015"/>
        </table:table-row>
        <table:table-row table:style-name="ro8" table:number-rows-repeated="104711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Чек лист функциональности API " table:style-name="ta4" table:print="false">
        <office:forms form:automatic-focus="false" form:apply-design-mode="false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3" table:number-columns-repeated="1019" table:default-cell-style-name="Excel_20_Built-in_20_Normal"/>
        <table:table-row table:style-name="ro8">
          <table:table-cell table:style-name="ce133" office:value-type="string" table:number-columns-spanned="10" table:number-rows-spanned="1">
            <text:p>Функциональность API приложения Яндекс.Самокат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59" table:number-columns-repeated="5"/>
          <table:table-cell table:style-name="ce45" table:number-columns-repeated="19"/>
          <table:table-cell table:number-columns-repeated="1000"/>
        </table:table-row>
        <table:table-row table:style-name="ro37">
          <table:table-cell table:style-name="ce43" office:value-type="string">
            <text:p>№</text:p>
          </table:table-cell>
          <table:table-cell table:style-name="ce43" office:value-type="string">
            <text:p>Описание проверки</text:p>
          </table:table-cell>
          <table:table-cell table:style-name="ce43" office:value-type="string">
            <text:p>ОР</text:p>
          </table:table-cell>
          <table:table-cell table:style-name="ce43" office:value-type="string">
            <text:p>Статус</text:p>
          </table:table-cell>
          <table:table-cell table:style-name="ce43" office:value-type="string">
            <text:p>Ссылка на баг-репорт</text:p>
          </table:table-cell>
          <table:table-cell table:style-name="ce45" table:number-columns-repeated="19"/>
          <table:table-cell table:number-columns-repeated="1000"/>
        </table:table-row>
        <table:table-row table:style-name="ro1">
          <table:table-cell table:style-name="ce134" office:value-type="string" table:number-columns-spanned="5" table:number-rows-spanned="1">
            <text:p><text:span text:style-name="T3">Возможность создать курьера — ручка </text:span><text:span text:style-name="T7">POST /api/v1/courier</text:span></text:p>
          </table:table-cell>
          <table:covered-table-cell table:number-columns-repeated="3" table:style-name="ce100"/>
          <table:covered-table-cell table:style-name="ce110"/>
          <table:table-cell table:style-name="ce31" table:number-columns-repeated="18"/>
          <table:table-cell table:style-name="ce151"/>
          <table:table-cell table:style-name="ce32" table:number-columns-repeated="2"/>
          <table:table-cell table:number-columns-repeated="998"/>
        </table:table-row>
        <table:table-row table:style-name="ro1">
          <table:table-cell table:style-name="ce4" office:value-type="float" office:value="1" table:number-columns-spanned="1" table:number-rows-spanned="3">
            <text:p>1</text:p>
          </table:table-cell>
          <table:table-cell table:style-name="ce101" office:value-type="string" table:number-columns-spanned="1" table:number-rows-spanned="3">
            <text:p>Возможности регистрации курьера в приложении с помощью URL (заранее созданных данных для валидации логин, пароль, имя курьера) </text:p>
            <text:p>"login": "spiderman",</text:p>
            <text:p>"password": "1234",</text:p>
            <text:p>"firstName": "Vlas"</text:p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7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72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" table:number-columns-spanned="1" table:number-rows-spanned="3">
            <text:p>2</text:p>
          </table:table-cell>
          <table:table-cell table:style-name="ce139" office:value-type="string" table:number-columns-spanned="1" table:number-rows-spanned="3">
            <text:p>Невозможна регистрации курьера в приложении без ввода логина</text:p>
            <text:p>"login": </text:p>
            <text:p>"password": "1234",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" table:number-columns-spanned="1" table:number-rows-spanned="3">
            <text:p>3</text:p>
          </table:table-cell>
          <table:table-cell table:style-name="ce139" office:value-type="string" table:number-columns-spanned="1" table:number-rows-spanned="3">
            <text:p>Невозможна регистрации курьера в приложении без ввода пароля</text:p>
            <text:p>"login": "spiderman",</text:p>
            <text:p>"password":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5">
          <table:covered-table-cell table:style-name="ce92"/>
          <table:covered-table-cell table:style-name="ce103"/>
          <table:table-cell table:style-name="ce139" office:value-type="string">
            <text:p>Регистрация не проходит - "message": "Недостаточно данных для создания учетной записи"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30"/>
          <table:table-cell table:style-name="ce14" table:number-columns-repeated="16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4" table:number-columns-spanned="1" table:number-rows-spanned="3">
            <text:p>4</text:p>
          </table:table-cell>
          <table:table-cell table:style-name="ce139" office:value-type="string" table:number-columns-spanned="1" table:number-rows-spanned="3">
            <text:p>Регистрация курьера с логином, который был ранее зарегестрирован невозможна</text:p>
            <text:p>"login": "spiderman",</text:p>
            <text:p>"password": "5678",</text:p>
            <text:p>"firstName": "Vlas"</text:p>
          </table:table-cell>
          <table:table-cell table:style-name="ce139" office:value-type="string">
            <text:p>Код и статус ответа 409 Сonflict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31">
          <table:covered-table-cell table:style-name="ce92"/>
          <table:covered-table-cell table:style-name="ce103"/>
          <table:table-cell table:style-name="ce139" office:value-type="string">
            <text:p>Регистрация не проходит - "message": "Этот логин уже используется"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50"/>
          <table:table-cell table:style-name="ce14" table:number-columns-repeated="16"/>
          <table:table-cell table:style-name="ce45"/>
          <table:table-cell table:number-columns-repeated="1000"/>
        </table:table-row>
        <table:table-row table:style-name="ro65">
          <table:table-cell table:style-name="ce136" office:value-type="float" office:value="5">
            <text:p>5</text:p>
          </table:table-cell>
          <table:table-cell table:style-name="ce140" office:value-type="string">
            <text:p>Логин, хэш пароля и имя курьера </text:p>
            <text:p>должны записываться в поля  login ,</text:p>
            <text:p>passwordHash  и  firstName  таблицы Couriers</text:p>
          </table:table-cell>
          <table:table-cell table:style-name="ce140" office:value-type="string">
            <text:p>Все описаное сохранилось в таблице </text:p>
          </table:table-cell>
          <table:table-cell table:style-name="ce143" office:value-type="string">
            <text:p>PASSED</text:p>
          </table:table-cell>
          <table:table-cell table:style-name="ce146"/>
          <table:table-cell table:style-name="ce31" table:number-columns-repeated="18"/>
          <table:table-cell table:style-name="ce151"/>
          <table:table-cell table:style-name="ce32" table:number-columns-repeated="2"/>
          <table:table-cell table:number-columns-repeated="998"/>
        </table:table-row>
        <table:table-row table:style-name="ro1">
          <table:table-cell table:style-name="ce137"/>
          <table:table-cell table:style-name="ce141" office:value-type="string">
            <text:p>Проверка Login на валидность</text:p>
          </table:table-cell>
          <table:table-cell table:style-name="ce142"/>
          <table:table-cell table:style-name="ce144" table:number-columns-repeated="2"/>
          <table:table-cell table:style-name="ce149" table:number-columns-repeated="18"/>
          <table:table-cell table:style-name="ce152"/>
          <table:table-cell table:style-name="ce153" table:number-columns-repeated="2"/>
          <table:table-cell table:number-columns-repeated="998"/>
        </table:table-row>
        <table:table-row table:style-name="ro1">
          <table:table-cell table:style-name="ce9" office:value-type="float" office:value="6" table:number-columns-spanned="1" table:number-rows-spanned="3">
            <text:p>6</text:p>
          </table:table-cell>
          <table:table-cell table:style-name="ce101" office:value-type="string" table:number-columns-spanned="1" table:number-rows-spanned="3">
            <text:p>Login может быть только английскими буквами </text:p>
            <text:p>"login": "spiderman"</text:p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7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table-cell table:style-name="ce138" office:value-type="float" office:value="7" table:number-columns-spanned="1" table:number-rows-spanned="3">
            <text:p>7</text:p>
          </table:table-cell>
          <table:table-cell table:style-name="ce139" office:value-type="string" table:number-columns-spanned="1" table:number-rows-spanned="3">
            <text:p>"Login может быть не менее 2 и не более 10 символов</text:p>
            <text:p>"login": "spider" <text:s text:c="3"/>- 6 символов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73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8" office:value-type="float" office:value="8" table:number-columns-spanned="1" table:number-rows-spanned="3">
            <text:p>8</text:p>
          </table:table-cell>
          <table:table-cell table:style-name="ce139" office:value-type="string" table:number-columns-spanned="1" table:number-rows-spanned="3">
            <text:p>"Login не может быть 1 символ</text:p>
            <text:p>"login": "s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664">https://tracker.yandex.ru/BUG-1095664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74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9" table:number-columns-spanned="1" table:number-rows-spanned="3">
            <text:p>9</text:p>
          </table:table-cell>
          <table:table-cell table:style-name="ce139" office:value-type="string" table:number-columns-spanned="1" table:number-rows-spanned="3">
            <text:p>"Login может быть 2 символа</text:p>
            <text:p>"login": "sp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73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10" table:number-columns-spanned="1" table:number-rows-spanned="3">
            <text:p>10</text:p>
          </table:table-cell>
          <table:table-cell table:style-name="ce139" office:value-type="string" table:number-columns-spanned="1" table:number-rows-spanned="3">
            <text:p>"Login может быть 3 символа</text:p>
            <text:p>"login": "spа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75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11" table:number-columns-spanned="1" table:number-rows-spanned="3">
            <text:p>11</text:p>
          </table:table-cell>
          <table:table-cell table:style-name="ce139" office:value-type="string" table:number-columns-spanned="1" table:number-rows-spanned="3">
            <text:p>"Login может быть 9 символов</text:p>
            <text:p>"login": "spаderman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76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12" table:number-columns-spanned="1" table:number-rows-spanned="3">
            <text:p>12</text:p>
          </table:table-cell>
          <table:table-cell table:style-name="ce139" office:value-type="string" table:number-columns-spanned="1" table:number-rows-spanned="3">
            <text:p>"Login может быть 10 символов</text:p>
            <text:p>"login": "spаdermann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77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13" table:number-columns-spanned="1" table:number-rows-spanned="3">
            <text:p>13</text:p>
          </table:table-cell>
          <table:table-cell table:style-name="ce139" office:value-type="string" table:number-columns-spanned="1" table:number-rows-spanned="3">
            <text:p>"Login не может быть более 10 символов</text:p>
            <text:p>"login": "spidermanspiderman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684">https://tracker.yandex.ru/BUG-1095684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47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14" table:number-columns-spanned="1" table:number-rows-spanned="3">
            <text:p>14</text:p>
          </table:table-cell>
          <table:table-cell table:style-name="ce139" office:value-type="string" table:number-columns-spanned="1" table:number-rows-spanned="3">
            <text:p>"Login не может быть 11 символов</text:p>
            <text:p>"login": "spidermannn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684">https://tracker.yandex.ru/BUG-1095684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78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4" office:value-type="float" office:value="15" table:number-columns-spanned="1" table:number-rows-spanned="3">
            <text:p>15</text:p>
          </table:table-cell>
          <table:table-cell table:style-name="ce139" office:value-type="string" table:number-columns-spanned="1" table:number-rows-spanned="3">
            <text:p>"Login не может быть другими буквами, кроме английских</text:p>
            <text:p>"login": "Спайдермен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8" office:value-type="string" table:number-columns-spanned="1" table:number-rows-spanned="3">
            <text:p><text:a xlink:href="https://tracker.yandex.ru/BUG-1095703">https://tracker.yandex.ru/BUG-1095703</text:a></text:p>
          </table:table-cell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77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16" table:number-columns-spanned="1" table:number-rows-spanned="3">
            <text:p>16</text:p>
          </table:table-cell>
          <table:table-cell table:style-name="ce139" office:value-type="string" table:number-columns-spanned="1" table:number-rows-spanned="3">
            <text:p>"Login не может быть вместе со спецсимволами</text:p>
            <text:p>"login": "Спайдерм@н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713">https://tracker.yandex.ru/BUG-1095713</text:a></text:p>
          </table:table-cell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79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17" table:number-columns-spanned="1" table:number-rows-spanned="3">
            <text:p>17</text:p>
          </table:table-cell>
          <table:table-cell table:style-name="ce139" office:value-type="string" table:number-columns-spanned="1" table:number-rows-spanned="3">
            <text:p>"Login не может быть вместе с цифрами</text:p>
            <text:p>"login": "Спайдерман666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721">https://tracker.yandex.ru/BUG-1095721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74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18" table:number-columns-spanned="1" table:number-rows-spanned="3">
            <text:p>18</text:p>
          </table:table-cell>
          <table:table-cell table:style-name="ce139" office:value-type="string" table:number-columns-spanned="1" table:number-rows-spanned="3">
            <text:p>"Login не может быть вместе с пробелом</text:p>
            <text:p>"login": "Спайдер ман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730">https://tracker.yandex.ru/BUG-1095730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74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7"/>
          <table:table-cell table:style-name="ce141" office:value-type="string">
            <text:p>Проверка firstName на валидность</text:p>
          </table:table-cell>
          <table:table-cell table:style-name="ce142"/>
          <table:table-cell table:style-name="ce144" table:number-columns-repeated="2"/>
          <table:table-cell table:style-name="ce149" table:number-columns-repeated="18"/>
          <table:table-cell table:style-name="ce152"/>
          <table:table-cell table:style-name="ce153" table:number-columns-repeated="2"/>
          <table:table-cell table:number-columns-repeated="998"/>
        </table:table-row>
        <table:table-row table:style-name="ro1">
          <table:table-cell table:style-name="ce4" office:value-type="float" office:value="19" table:number-columns-spanned="1" table:number-rows-spanned="3">
            <text:p>19</text:p>
          </table:table-cell>
          <table:table-cell table:style-name="ce101" office:value-type="string" table:number-columns-spanned="1" table:number-rows-spanned="3">
            <text:p>firstName может быть английскими буквами </text:p>
            <text:p>"firstName": "Vlas"</text:p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7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table-cell table:style-name="ce4" office:value-type="float" office:value="20" table:number-columns-spanned="1" table:number-rows-spanned="3">
            <text:p>20</text:p>
          </table:table-cell>
          <table:table-cell table:style-name="ce101" office:value-type="string" table:number-columns-spanned="1" table:number-rows-spanned="3">
            <text:p>firstName может быть русскими буквами </text:p>
            <text:p>"firstName": "Влас"</text:p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7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1" table:number-columns-spanned="1" table:number-rows-spanned="3">
            <text:p>21</text:p>
          </table:table-cell>
          <table:table-cell table:style-name="ce139" office:value-type="string" table:number-columns-spanned="1" table:number-rows-spanned="3">
            <text:p>"firstName" может быть не менее 2 и не более 10 символов</text:p>
            <text:p>"firstName": "Vlas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2" table:number-columns-spanned="1" table:number-rows-spanned="3">
            <text:p>22</text:p>
          </table:table-cell>
          <table:table-cell table:style-name="ce139" office:value-type="string" table:number-columns-spanned="1" table:number-rows-spanned="3">
            <text:p>"firstName" не может быть 1 символ</text:p>
            <text:p>"firstName": "В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747">https://tracker.yandex.ru/BUG-1095747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3" table:number-columns-spanned="1" table:number-rows-spanned="3">
            <text:p>23</text:p>
          </table:table-cell>
          <table:table-cell table:style-name="ce139" office:value-type="string" table:number-columns-spanned="1" table:number-rows-spanned="3">
            <text:p>"firstName"может быть 2 символа</text:p>
            <text:p>"firstName": "Вл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4" table:number-columns-spanned="1" table:number-rows-spanned="3">
            <text:p>24</text:p>
          </table:table-cell>
          <table:table-cell table:style-name="ce139" office:value-type="string" table:number-columns-spanned="1" table:number-rows-spanned="3">
            <text:p>"firstName" может быть 3 символа</text:p>
            <text:p>"firstName": "Вла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5" table:number-columns-spanned="1" table:number-rows-spanned="3">
            <text:p>25</text:p>
          </table:table-cell>
          <table:table-cell table:style-name="ce139" office:value-type="string" table:number-columns-spanned="1" table:number-rows-spanned="3">
            <text:p>"firstName" может быть 9 символов</text:p>
            <text:p>"firstName"": "Властелин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6" table:number-columns-spanned="1" table:number-rows-spanned="3">
            <text:p>26</text:p>
          </table:table-cell>
          <table:table-cell table:style-name="ce139" office:value-type="string" table:number-columns-spanned="1" table:number-rows-spanned="3">
            <text:p>"firstName" может быть 10 символов</text:p>
            <text:p>"firstName": "Властелинн"</text:p>
            <text:p/>
            <text:p/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7" table:number-columns-spanned="1" table:number-rows-spanned="3">
            <text:p>27</text:p>
          </table:table-cell>
          <table:table-cell table:style-name="ce139" office:value-type="string" table:number-columns-spanned="1" table:number-rows-spanned="3">
            <text:p>"firstName" не может быть более 10 символов</text:p>
            <text:p>"firstName"": "Властелинколец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766">https://tracker.yandex.ru/BUG-1095766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28" table:number-columns-spanned="1" table:number-rows-spanned="3">
            <text:p>28</text:p>
          </table:table-cell>
          <table:table-cell table:style-name="ce139" office:value-type="string" table:number-columns-spanned="1" table:number-rows-spanned="3">
            <text:p>"firstName" не может быть 11 символов</text:p>
            <text:p>"firstName": "Властелинко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766">https://tracker.yandex.ru/BUG-1095766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43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4" office:value-type="float" office:value="29" table:number-columns-spanned="1" table:number-rows-spanned="3">
            <text:p>29</text:p>
          </table:table-cell>
          <table:table-cell table:style-name="ce139" office:value-type="string" table:number-columns-spanned="1" table:number-rows-spanned="3">
            <text:p>"firstName" не может быть другими буквами, кроме английских и русских</text:p>
            <text:p>"firstName": "ヴラシュテリン"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8" office:value-type="string" table:number-columns-spanned="1" table:number-rows-spanned="3">
            <text:p><text:a xlink:href="https://tracker.yandex.ru/BUG-1095784">https://tracker.yandex.ru/BUG-1095784</text:a></text:p>
          </table:table-cell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0" table:number-columns-spanned="1" table:number-rows-spanned="3">
            <text:p>30</text:p>
          </table:table-cell>
          <table:table-cell table:style-name="ce139" office:value-type="string" table:number-columns-spanned="1" table:number-rows-spanned="3">
            <text:p>"firstName" не может быть вместе со спецзнаками</text:p>
            <text:p>"firstName": "Вл@стелин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810">https://tracker.yandex.ru/BUG-1095810</text:a></text:p>
          </table:table-cell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76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1" table:number-columns-spanned="1" table:number-rows-spanned="3">
            <text:p>31</text:p>
          </table:table-cell>
          <table:table-cell table:style-name="ce139" office:value-type="string" table:number-columns-spanned="1" table:number-rows-spanned="3">
            <text:p>"firstName" не может быть вместе с цифрами</text:p>
            <text:p>"firstName": "Влас666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814">https://tracker.yandex.ru/BUG-1095814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42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2" table:number-columns-spanned="1" table:number-rows-spanned="3">
            <text:p>32</text:p>
          </table:table-cell>
          <table:table-cell table:style-name="ce139" office:value-type="string" table:number-columns-spanned="1" table:number-rows-spanned="3">
            <text:p>"firstName" не может быть вместе с пробелом</text:p>
            <text:p>"firstName": "Влас ман"</text:p>
            <text:p/>
            <text:p/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818">https://tracker.yandex.ru/BUG-1095818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42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7"/>
          <table:table-cell table:style-name="ce141" office:value-type="string">
            <text:p>Проверка password на валидность</text:p>
          </table:table-cell>
          <table:table-cell table:style-name="ce142"/>
          <table:table-cell table:style-name="ce144" table:number-columns-repeated="2"/>
          <table:table-cell table:style-name="ce149" table:number-columns-repeated="18"/>
          <table:table-cell table:style-name="ce152"/>
          <table:table-cell table:style-name="ce153" table:number-columns-repeated="2"/>
          <table:table-cell table:number-columns-repeated="998"/>
        </table:table-row>
        <table:table-row table:style-name="ro1">
          <table:table-cell table:style-name="ce135" office:value-type="float" office:value="33" table:number-columns-spanned="1" table:number-rows-spanned="3">
            <text:p>33</text:p>
          </table:table-cell>
          <table:table-cell table:style-name="ce101" office:value-type="string" table:number-columns-spanned="1" table:number-rows-spanned="3">
            <text:p>password может быть только целыми числами</text:p>
            <text:p>"password": "1234"</text:p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4" table:number-columns-spanned="1" table:number-rows-spanned="3">
            <text:p>34</text:p>
          </table:table-cell>
          <table:table-cell table:style-name="ce101" office:value-type="string" table:number-columns-spanned="1" table:number-rows-spanned="3">
            <text:p>Длина password может быть строго 4 символа</text:p>
            <text:p>"password": "1234"</text:p>
          </table:table-cell>
          <table:table-cell table:style-name="ce101" office:value-type="string">
            <text:p>Код и статус ответа 201 Create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спешное создание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5" table:number-columns-spanned="1" table:number-rows-spanned="3">
            <text:p>35</text:p>
          </table:table-cell>
          <table:table-cell table:style-name="ce101" office:value-type="string" table:number-columns-spanned="1" table:number-rows-spanned="3">
            <text:p>Длина password не может быть 3 символа</text:p>
            <text:p>"password": "123"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840">https://tracker.yandex.ru/BUG-1095840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6" table:number-columns-spanned="1" table:number-rows-spanned="3">
            <text:p>36</text:p>
          </table:table-cell>
          <table:table-cell table:style-name="ce101" office:value-type="string" table:number-columns-spanned="1" table:number-rows-spanned="3">
            <text:p>Длина password не может быть 5 символов</text:p>
            <text:p>"password": "12345"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846">https://tracker.yandex.ru/BUG-1095846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7" table:number-columns-spanned="1" table:number-rows-spanned="3">
            <text:p>37</text:p>
          </table:table-cell>
          <table:table-cell table:style-name="ce101" office:value-type="string" table:number-columns-spanned="1" table:number-rows-spanned="3">
            <text:p>password не может содержать буквы</text:p>
            <text:p>"password": "12Ак"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855">https://tracker.yandex.ru/BUG-1095855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8" table:number-columns-spanned="1" table:number-rows-spanned="3">
            <text:p>38</text:p>
          </table:table-cell>
          <table:table-cell table:style-name="ce101" office:value-type="string" table:number-columns-spanned="1" table:number-rows-spanned="3">
            <text:p>password не может содержать спецсимволы</text:p>
            <text:p>"password": "123@"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870">https://tracker.yandex.ru/BUG-1095870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39" table:number-columns-spanned="1" table:number-rows-spanned="3">
            <text:p>39</text:p>
          </table:table-cell>
          <table:table-cell table:style-name="ce101" office:value-type="string" table:number-columns-spanned="1" table:number-rows-spanned="3">
            <text:p>password не может быть пустым вводом</text:p>
            <text:p>"password": ""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40" table:number-columns-spanned="1" table:number-rows-spanned="3">
            <text:p>40</text:p>
          </table:table-cell>
          <table:table-cell table:style-name="ce101" office:value-type="string" table:number-columns-spanned="1" table:number-rows-spanned="3">
            <text:p>password не может быть с пробелом</text:p>
            <text:p>"password": "12 3"</text:p>
          </table:table-cell>
          <table:table-cell table:style-name="ce139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883">https://tracker.yandex.ru/BUG-1095883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Недостаточно данных для создания учетной записи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4" office:value-type="string" table:number-columns-spanned="5" table:number-rows-spanned="1">
            <text:p><text:span text:style-name="T3">Возможность удаление курьера — ручка </text:span><text:span text:style-name="T7">DELETE /api/v1/courier/:id</text:span></text:p>
          </table:table-cell>
          <table:covered-table-cell table:number-columns-repeated="3" table:style-name="ce100"/>
          <table:covered-table-cell table:style-name="ce110"/>
          <table:table-cell table:style-name="ce31" table:number-columns-repeated="18"/>
          <table:table-cell table:style-name="ce151"/>
          <table:table-cell table:style-name="ce32" table:number-columns-repeated="2"/>
          <table:table-cell table:number-columns-repeated="998"/>
        </table:table-row>
        <table:table-row table:style-name="ro1">
          <table:table-cell table:style-name="ce135" office:value-type="float" office:value="41" table:number-columns-spanned="1" table:number-rows-spanned="3">
            <text:p>41</text:p>
          </table:table-cell>
          <table:table-cell table:style-name="ce101" office:value-type="string" table:number-columns-spanned="1" table:number-rows-spanned="3">
            <text:p>Удаление учетной записи курьера возможно, если ввести верное ID курьера, созданного ранее</text:p>
          </table:table-cell>
          <table:table-cell table:style-name="ce139" office:value-type="string">
            <text:p>Код и статус ответа <text:s/>200 OK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Учетная запись курьера удалена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42" table:number-columns-spanned="1" table:number-rows-spanned="3">
            <text:p>42</text:p>
          </table:table-cell>
          <table:table-cell table:style-name="ce101" office:value-type="string" table:number-columns-spanned="1" table:number-rows-spanned="3">
            <text:p>Удаление учетной записи курьера без указания его ID невозможно</text:p>
            <text:p/>
            <text:p/>
          </table:table-cell>
          <table:table-cell table:style-name="ce139" office:value-type="string">
            <text:p>Код и статус ответа <text:s/>400 Bad Request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44">
          <table:covered-table-cell table:style-name="ce92"/>
          <table:covered-table-cell table:style-name="ce103"/>
          <table:table-cell table:style-name="ce139" office:value-type="string">
            <text:p>Учетная запись курьера не удалена. 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43" table:number-columns-spanned="1" table:number-rows-spanned="3">
            <text:p>43</text:p>
          </table:table-cell>
          <table:table-cell table:style-name="ce101" office:value-type="string" table:number-columns-spanned="1" table:number-rows-spanned="3">
            <text:p>Удаление учетной записи курьера с несуществующим ID невозможно</text:p>
            <text:p/>
            <text:p/>
          </table:table-cell>
          <table:table-cell table:style-name="ce139" office:value-type="string">
            <text:p>Код и статус ответа <text:s/>404 Not Foun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44">
          <table:covered-table-cell table:style-name="ce92"/>
          <table:covered-table-cell table:style-name="ce103"/>
          <table:table-cell table:style-name="ce139" office:value-type="string">
            <text:p>Учетная запись курьера не удалена. 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44" table:number-columns-spanned="1" table:number-rows-spanned="3">
            <text:p>44</text:p>
          </table:table-cell>
          <table:table-cell table:style-name="ce101" office:value-type="string" table:number-columns-spanned="1" table:number-rows-spanned="3">
            <text:p>При удалении учетной записи курьера все связанные с ним заказы должны стереться в таблице Orders </text:p>
          </table:table-cell>
          <table:table-cell table:style-name="ce139" office:value-type="string" table:number-columns-spanned="1" table:number-rows-spanned="3">
            <text:p>Заказы стерты после того удалена учетная запись курьера 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5905">https://tracker.yandex.ru/BUG-1095905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number-columns-repeated="4" table:style-name="ce102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number-columns-repeated="4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4" office:value-type="string" table:number-columns-spanned="5" table:number-rows-spanned="1">
            <text:p><text:span text:style-name="T3">Возможность получения заказа по номеру — ручка </text:span><text:span text:style-name="T7">GET /api/v1/orders/track</text:span></text:p>
          </table:table-cell>
          <table:covered-table-cell table:number-columns-repeated="3" table:style-name="ce100"/>
          <table:covered-table-cell table:style-name="ce110"/>
          <table:table-cell table:style-name="ce31" table:number-columns-repeated="18"/>
          <table:table-cell table:style-name="ce151"/>
          <table:table-cell table:style-name="ce32" table:number-columns-repeated="2"/>
          <table:table-cell table:number-columns-repeated="998"/>
        </table:table-row>
        <table:table-row table:style-name="ro1">
          <table:table-cell table:style-name="ce135" office:value-type="float" office:value="45" table:number-columns-spanned="1" table:number-rows-spanned="3">
            <text:p>45</text:p>
          </table:table-cell>
          <table:table-cell table:style-name="ce101" office:value-type="string" table:number-columns-spanned="1" table:number-rows-spanned="3">
            <text:p>Данные заказа можно получить при запросе его по номеру отслеживания - t=123456</text:p>
          </table:table-cell>
          <table:table-cell table:style-name="ce101" office:value-type="string">
            <text:p>Код и статус ответа <text:s/>200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2"/>
          <table:covered-table-cell table:style-name="ce103"/>
          <table:table-cell table:style-name="ce139" office:value-type="string">
            <text:p>Данные заказа получены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46" table:number-columns-spanned="1" table:number-rows-spanned="3">
            <text:p>46</text:p>
          </table:table-cell>
          <table:table-cell table:style-name="ce101" office:value-type="string" table:number-columns-spanned="1" table:number-rows-spanned="3">
            <text:p>Данные заказа нельзя получить при запросе без номера отслеживания - t=</text:p>
            <text:p/>
            <text:p/>
          </table:table-cell>
          <table:table-cell table:style-name="ce101" office:value-type="string">
            <text:p>Код и статус ответа 400 Bad Request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5">
          <table:covered-table-cell table:style-name="ce92"/>
          <table:covered-table-cell table:style-name="ce103"/>
          <table:table-cell table:style-name="ce139" office:value-type="string">
            <text:p>Данные заказа не получены 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47" table:number-columns-spanned="1" table:number-rows-spanned="3">
            <text:p>47</text:p>
          </table:table-cell>
          <table:table-cell table:style-name="ce101" office:value-type="string" table:number-columns-spanned="1" table:number-rows-spanned="3">
            <text:p>Данные заказа нельзя получить при запросе с несуществующем номера отслеживания - t=63436</text:p>
            <text:p/>
            <text:p/>
          </table:table-cell>
          <table:table-cell table:style-name="ce101" office:value-type="string">
            <text:p>Код и статус ответа 404 Not Found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36">
          <table:covered-table-cell table:style-name="ce92"/>
          <table:covered-table-cell table:style-name="ce103"/>
          <table:table-cell table:style-name="ce139" office:value-type="string">
            <text:p>Данные заказа не получены </text:p>
          </table:table-cell>
          <table:table-cell table:style-name="ce143" office:value-type="string">
            <text:p>PASSED</text:p>
          </table:table-cell>
          <table:table-cell table:style-name="ce108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table-cell table:style-name="ce135" office:value-type="float" office:value="48" table:number-columns-spanned="1" table:number-rows-spanned="3">
            <text:p>48</text:p>
          </table:table-cell>
          <table:table-cell table:style-name="ce101" office:value-type="string" table:number-columns-spanned="1" table:number-rows-spanned="3">
            <text:p>Данные заказа нельзя получить при вводе в номер отслеживания любых символов кроме цифр - t=63№6</text:p>
            <text:p/>
            <text:p/>
          </table:table-cell>
          <table:table-cell table:style-name="ce101" office:value-type="string">
            <text:p>Код и статус ответа 400 Bad Request</text:p>
          </table:table-cell>
          <table:table-cell table:style-name="ce145" office:value-type="string" table:number-columns-spanned="1" table:number-rows-spanned="3">
            <text:p>FAILED </text:p>
          </table:table-cell>
          <table:table-cell table:style-name="ce147" office:value-type="string" table:number-columns-spanned="1" table:number-rows-spanned="3">
            <text:p><text:a xlink:href="https://tracker.yandex.ru/BUG-1096316">https://tracker.yandex.ru/BUG-1096316</text:a></text:p>
          </table:table-cell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>
          <table:covered-table-cell table:style-name="ce91"/>
          <table:covered-table-cell table:style-name="ce102"/>
          <table:table-cell table:style-name="ce139" office:value-type="string">
            <text:p>Ошибок в структуре ответа нет</text:p>
          </table:table-cell>
          <table:covered-table-cell table:number-columns-repeated="2" table:style-name="ce102"/>
          <table:table-cell table:style-name="ce14" table:number-columns-repeated="18"/>
          <table:table-cell table:style-name="ce45"/>
          <table:table-cell table:number-columns-repeated="1000"/>
        </table:table-row>
        <table:table-row table:style-name="ro30">
          <table:covered-table-cell table:style-name="ce92"/>
          <table:covered-table-cell table:style-name="ce103"/>
          <table:table-cell table:style-name="ce139" office:value-type="string">
            <text:p>Данные заказа не получены </text:p>
          </table:table-cell>
          <table:covered-table-cell table:number-columns-repeated="2" table:style-name="ce103"/>
          <table:table-cell table:style-name="ce5"/>
          <table:table-cell table:style-name="ce14" table:number-columns-repeated="17"/>
          <table:table-cell table:style-name="ce45"/>
          <table:table-cell table:number-columns-repeated="1000"/>
        </table:table-row>
        <table:table-row table:style-name="ro1" table:number-rows-repeated="70">
          <table:table-cell table:style-name="ce45" table:number-columns-repeated="24"/>
          <table:table-cell table:number-columns-repeated="1000"/>
        </table:table-row>
        <table:table-row table:style-name="ro1" table:number-rows-repeated="784">
          <table:table-cell table:number-columns-repeated="2"/>
          <table:table-cell table:style-name="ce51"/>
          <table:table-cell table:number-columns-repeated="1021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12.12.2022</text:date>, <text:time>12:38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Часть_20_1._20_Чек-лист_20_на_20_вёрстку" style:display-name="PageStyle_Часть 1. Чек-лист на вёрст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асть_20_1._20_Чек-лист_20_Способ_20_оплаты" style:display-name="PageStyle_Часть 1. Чек-лист Способ опла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асть_20_1._20_Тест-кейсы_20_на_20_кнопку_20__ab_" style:display-name="PageStyle_Часть 1. Тест-кейсы на кнопку «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асть_20_1._20_Тест-кейсы_20_на_20_логику_20_ф" style:display-name="PageStyle_Часть 1. Тест-кейсы на логику ф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асть_20_2._20_Чек-лист_20_на_20_Аэротакси" style:display-name="PageStyle_Часть 2. Чек-лист на Аэротакс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2T12:38:11.06</dc:date>
    <dc:creator>Pol </dc:creator>
    <meta:generator>OpenOffice/4.1.11$Win32 OpenOffice.org_project/4111m1$Build-9808</meta:generator>
    <meta:editing-duration>PT10M52S</meta:editing-duration>
    <meta:editing-cycles>4</meta:editing-cycles>
    <meta:document-statistic meta:table-count="7" meta:cell-count="4432" meta:object-count="0"/>
  </office:meta>
</office:document-meta>
</file>